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6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74204" table:style-name="ce57">
            <text:p>8,874,204</text:p>
          </table:table-cell>
          <table:table-cell office:value-type="float" office:value="23583823" table:style-name="ce58">
            <text:p>23,583,823</text:p>
          </table:table-cell>
          <table:table-cell office:value-type="float" office:value="11689221" table:style-name="ce58">
            <text:p>11,689,221</text:p>
          </table:table-cell>
          <table:table-cell office:value-type="float" office:value="11894602" table:style-name="ce59">
            <text:p>11,894,602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94111" table:style-name="ce57">
            <text:p>1,594,111</text:p>
          </table:table-cell>
          <table:table-cell office:value-type="float" office:value="4026646" table:style-name="ce62">
            <text:p>4,026,646</text:p>
          </table:table-cell>
          <table:table-cell office:value-type="float" office:value="1966754" table:style-name="ce62">
            <text:p>1,966,754</text:p>
          </table:table-cell>
          <table:table-cell office:value-type="float" office:value="2059892" table:style-name="ce59">
            <text:p>2,059,89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320" table:style-name="ce57">
            <text:p>1,060,320</text:p>
          </table:table-cell>
          <table:table-cell office:value-type="float" office:value="2624143" table:style-name="ce62">
            <text:p>2,624,143</text:p>
          </table:table-cell>
          <table:table-cell office:value-type="float" office:value="1249258" table:style-name="ce62">
            <text:p>1,249,258</text:p>
          </table:table-cell>
          <table:table-cell office:value-type="float" office:value="1374885" table:style-name="ce59">
            <text:p>1,374,88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34453" table:style-name="ce57">
            <text:p>834,453</text:p>
          </table:table-cell>
          <table:table-cell office:value-type="float" office:value="2258099" table:style-name="ce62">
            <text:p>2,258,099</text:p>
          </table:table-cell>
          <table:table-cell office:value-type="float" office:value="1119745" table:style-name="ce62">
            <text:p>1,119,745</text:p>
          </table:table-cell>
          <table:table-cell office:value-type="float" office:value="1138354" table:style-name="ce59">
            <text:p>1,138,35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3132" table:style-name="ce57">
            <text:p>993,132</text:p>
          </table:table-cell>
          <table:table-cell office:value-type="float" office:value="2816917" table:style-name="ce62">
            <text:p>2,816,917</text:p>
          </table:table-cell>
          <table:table-cell office:value-type="float" office:value="1384256" table:style-name="ce62">
            <text:p>1,384,256</text:p>
          </table:table-cell>
          <table:table-cell office:value-type="float" office:value="1432661" table:style-name="ce59">
            <text:p>1,432,66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9095" table:style-name="ce57">
            <text:p>699,095</text:p>
          </table:table-cell>
          <table:table-cell office:value-type="float" office:value="1877891" table:style-name="ce62">
            <text:p>1,877,891</text:p>
          </table:table-cell>
          <table:table-cell office:value-type="float" office:value="935517" table:style-name="ce62">
            <text:p>935,517</text:p>
          </table:table-cell>
          <table:table-cell office:value-type="float" office:value="942374" table:style-name="ce59">
            <text:p>942,374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3881" table:style-name="ce57">
            <text:p>1,113,881</text:p>
          </table:table-cell>
          <table:table-cell office:value-type="float" office:value="2771846" table:style-name="ce61">
            <text:p>2,771,846</text:p>
          </table:table-cell>
          <table:table-cell office:value-type="float" office:value="1368063" table:style-name="ce62">
            <text:p>1,368,063</text:p>
          </table:table-cell>
          <table:table-cell office:value-type="float" office:value="1403783" table:style-name="ce59">
            <text:p>1,403,783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34474" table:style-name="ce57">
            <text:p>2,534,474</text:p>
          </table:table-cell>
          <table:table-cell office:value-type="float" office:value="7055644" table:style-name="ce61">
            <text:p>7,055,644</text:p>
          </table:table-cell>
          <table:table-cell office:value-type="float" office:value="3588497" table:style-name="ce62">
            <text:p>3,588,497</text:p>
          </table:table-cell>
          <table:table-cell office:value-type="float" office:value="3467147" table:style-name="ce59">
            <text:p>3,467,147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1495" table:style-name="ce36">
            <text:p>171,495</text:p>
          </table:table-cell>
          <table:table-cell office:value-type="float" office:value="453891" table:style-name="ce37">
            <text:p>453,891</text:p>
          </table:table-cell>
          <table:table-cell office:value-type="float" office:value="228874" table:style-name="ce37">
            <text:p>228,874</text:p>
          </table:table-cell>
          <table:table-cell office:value-type="float" office:value="225017" table:style-name="ce37">
            <text:p>225,01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2656" table:style-name="ce36">
            <text:p>202,656</text:p>
          </table:table-cell>
          <table:table-cell office:value-type="float" office:value="566998" table:style-name="ce37">
            <text:p>566,998</text:p>
          </table:table-cell>
          <table:table-cell office:value-type="float" office:value="289254" table:style-name="ce37">
            <text:p>289,254</text:p>
          </table:table-cell>
          <table:table-cell office:value-type="float" office:value="277744" table:style-name="ce37">
            <text:p>277,74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2076" table:style-name="ce36">
            <text:p>192,076</text:p>
          </table:table-cell>
          <table:table-cell office:value-type="float" office:value="544135" table:style-name="ce37">
            <text:p>544,135</text:p>
          </table:table-cell>
          <table:table-cell office:value-type="float" office:value="280540" table:style-name="ce37">
            <text:p>280,540</text:p>
          </table:table-cell>
          <table:table-cell office:value-type="float" office:value="263595" table:style-name="ce37">
            <text:p>263,59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4507" table:style-name="ce36">
            <text:p>394,507</text:p>
          </table:table-cell>
          <table:table-cell office:value-type="float" office:value="1269791" table:style-name="ce37">
            <text:p>1,269,791</text:p>
          </table:table-cell>
          <table:table-cell office:value-type="float" office:value="645651" table:style-name="ce37">
            <text:p>645,651</text:p>
          </table:table-cell>
          <table:table-cell office:value-type="float" office:value="624140" table:style-name="ce37">
            <text:p>624,14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226" table:style-name="ce36">
            <text:p>179,226</text:p>
          </table:table-cell>
          <table:table-cell office:value-type="float" office:value="492733" table:style-name="ce37">
            <text:p>492,733</text:p>
          </table:table-cell>
          <table:table-cell office:value-type="float" office:value="251881" table:style-name="ce37">
            <text:p>251,881</text:p>
          </table:table-cell>
          <table:table-cell office:value-type="float" office:value="240852" table:style-name="ce37">
            <text:p>240,85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888" table:style-name="ce36">
            <text:p>242,888</text:p>
          </table:table-cell>
          <table:table-cell office:value-type="float" office:value="679273" table:style-name="ce37">
            <text:p>679,273</text:p>
          </table:table-cell>
          <table:table-cell office:value-type="float" office:value="351520" table:style-name="ce37">
            <text:p>351,520</text:p>
          </table:table-cell>
          <table:table-cell office:value-type="float" office:value="327753" table:style-name="ce37">
            <text:p>327,7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112" table:style-name="ce36">
            <text:p>184,112</text:p>
          </table:table-cell>
          <table:table-cell office:value-type="float" office:value="501212" table:style-name="ce37">
            <text:p>501,212</text:p>
          </table:table-cell>
          <table:table-cell office:value-type="float" office:value="260082" table:style-name="ce37">
            <text:p>260,082</text:p>
          </table:table-cell>
          <table:table-cell office:value-type="float" office:value="241130" table:style-name="ce37">
            <text:p>241,1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0649" table:style-name="ce36">
            <text:p>290,649</text:p>
          </table:table-cell>
          <table:table-cell office:value-type="float" office:value="815789" table:style-name="ce37">
            <text:p>815,789</text:p>
          </table:table-cell>
          <table:table-cell office:value-type="float" office:value="415818" table:style-name="ce37">
            <text:p>415,818</text:p>
          </table:table-cell>
          <table:table-cell office:value-type="float" office:value="399971" table:style-name="ce37">
            <text:p>399,9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395" table:style-name="ce36">
            <text:p>83,395</text:p>
          </table:table-cell>
          <table:table-cell office:value-type="float" office:value="215940" table:style-name="ce55">
            <text:p>215,940</text:p>
          </table:table-cell>
          <table:table-cell office:value-type="float" office:value="111087" table:style-name="ce37">
            <text:p>111,087</text:p>
          </table:table-cell>
          <table:table-cell office:value-type="float" office:value="104853" table:style-name="ce37">
            <text:p>104,8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030" table:style-name="ce36">
            <text:p>127,030</text:p>
          </table:table-cell>
          <table:table-cell office:value-type="float" office:value="325271" table:style-name="ce37">
            <text:p>325,271</text:p>
          </table:table-cell>
          <table:table-cell office:value-type="float" office:value="164528" table:style-name="ce37">
            <text:p>164,528</text:p>
          </table:table-cell>
          <table:table-cell office:value-type="float" office:value="160743" table:style-name="ce37">
            <text:p>160,7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378" table:style-name="ce36">
            <text:p>41,378</text:p>
          </table:table-cell>
          <table:table-cell office:value-type="float" office:value="105028" table:style-name="ce37">
            <text:p>105,028</text:p>
          </table:table-cell>
          <table:table-cell office:value-type="float" office:value="54091" table:style-name="ce37">
            <text:p>54,091</text:p>
          </table:table-cell>
          <table:table-cell office:value-type="float" office:value="50937" table:style-name="ce37">
            <text:p>50,9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018" table:style-name="ce36">
            <text:p>155,018</text:p>
          </table:table-cell>
          <table:table-cell office:value-type="float" office:value="368528" table:style-name="ce37">
            <text:p>368,528</text:p>
          </table:table-cell>
          <table:table-cell office:value-type="float" office:value="183850" table:style-name="ce37">
            <text:p>183,850</text:p>
          </table:table-cell>
          <table:table-cell office:value-type="float" office:value="184678" table:style-name="ce37">
            <text:p>184,6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9186" table:style-name="ce36">
            <text:p>169,186</text:p>
          </table:table-cell>
          <table:table-cell office:value-type="float" office:value="450021" table:style-name="ce37">
            <text:p>450,021</text:p>
          </table:table-cell>
          <table:table-cell office:value-type="float" office:value="221962" table:style-name="ce37">
            <text:p>221,962</text:p>
          </table:table-cell>
          <table:table-cell office:value-type="float" office:value="228059" table:style-name="ce37">
            <text:p>228,0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858" table:style-name="ce36">
            <text:p>100,858</text:p>
          </table:table-cell>
          <table:table-cell office:value-type="float" office:value="267034" table:style-name="ce37">
            <text:p>267,034</text:p>
          </table:table-cell>
          <table:table-cell office:value-type="float" office:value="129359" table:style-name="ce37">
            <text:p>129,359</text:p>
          </table:table-cell>
          <table:table-cell office:value-type="float" office:value="137675" table:style-name="ce37">
            <text:p>137,67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738" table:style-name="ce57">
            <text:p>44,738</text:p>
          </table:table-cell>
          <table:table-cell office:value-type="float" office:value="152637" table:style-name="ce61">
            <text:p>152,637</text:p>
          </table:table-cell>
          <table:table-cell office:value-type="float" office:value="77131" table:style-name="ce61">
            <text:p>77,131</text:p>
          </table:table-cell>
          <table:table-cell office:value-type="float" office:value="75506" table:style-name="ce61">
            <text:p>75,5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425" table:style-name="ce36">
            <text:p>41,425</text:p>
          </table:table-cell>
          <table:table-cell office:value-type="float" office:value="139588" table:style-name="ce37">
            <text:p>139,588</text:p>
          </table:table-cell>
          <table:table-cell office:value-type="float" office:value="69651" table:style-name="ce37">
            <text:p>69,651</text:p>
          </table:table-cell>
          <table:table-cell office:value-type="float" office:value="69937" table:style-name="ce37">
            <text:p>69,93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13" table:style-name="ce38">
            <text:p>3,313</text:p>
          </table:table-cell>
          <table:table-cell office:value-type="float" office:value="13049" table:style-name="ce39">
            <text:p>13,049</text:p>
          </table:table-cell>
          <table:table-cell office:value-type="float" office:value="7480" table:style-name="ce39">
            <text:p>7,480</text:p>
          </table:table-cell>
          <table:table-cell office:value-type="float" office:value="5569" table:style-name="ce39">
            <text:p>5,569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7月8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94111" table:formula="of:=SUM([.B5:.B33])" table:style-name="ce82">
            <text:p>1,594,111</text:p>
          </table:table-cell>
          <table:table-cell office:value-type="float" office:value="4026646" table:formula="of:=SUM([.C5:.C33])" table:style-name="ce79">
            <text:p>4,026,646</text:p>
          </table:table-cell>
          <table:table-cell office:value-type="float" office:value="1966754" table:formula="of:=SUM([.D5:.D33])" table:style-name="ce79">
            <text:p>1,966,754</text:p>
          </table:table-cell>
          <table:table-cell office:value-type="float" office:value="2059892" table:formula="of:=SUM([.E5:.E33])" table:style-name="ce83">
            <text:p>2,059,8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6422" table:formula="of:=['file:///D:/outlook%20moi2002/月報速報/02各月/10906/各月03(6月)(貼鄉鎮層級資料).xls'#'160'.G14]" table:style-name="ce9">
            <text:p>216,422</text:p>
          </table:table-cell>
          <table:table-cell office:value-type="float" office:value="557279" table:formula="of:=SUM([.D5:.E5])" table:style-name="ce11">
            <text:p>557,279</text:p>
          </table:table-cell>
          <table:table-cell office:value-type="float" office:value="271046" table:formula="of:=['file:///D:/outlook%20moi2002/月報速報/02各月/10906/各月03(6月)(貼鄉鎮層級資料).xls'#'160'.I14]" table:style-name="ce11">
            <text:p>271,046</text:p>
          </table:table-cell>
          <table:table-cell office:value-type="float" office:value="286233" table:formula="of:=['file:///D:/outlook%20moi2002/月報速報/02各月/10906/各月03(6月)(貼鄉鎮層級資料).xls'#'160'.I15]" table:style-name="ce23">
            <text:p>286,2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735" table:formula="of:=['file:///D:/outlook%20moi2002/月報速報/02各月/10906/各月03(6月)(貼鄉鎮層級資料).xls'#'160'.G17]" table:style-name="ce9">
            <text:p>153,735</text:p>
          </table:table-cell>
          <table:table-cell office:value-type="float" office:value="385701" table:formula="of:=SUM([.D6:.E6])" table:style-name="ce11">
            <text:p>385,701</text:p>
          </table:table-cell>
          <table:table-cell office:value-type="float" office:value="189052" table:formula="of:=['file:///D:/outlook%20moi2002/月報速報/02各月/10906/各月03(6月)(貼鄉鎮層級資料).xls'#'160'.I17]" table:style-name="ce11">
            <text:p>189,052</text:p>
          </table:table-cell>
          <table:table-cell office:value-type="float" office:value="196649" table:formula="of:=['file:///D:/outlook%20moi2002/月報速報/02各月/10906/各月03(6月)(貼鄉鎮層級資料).xls'#'160'.I18]" table:style-name="ce23">
            <text:p>196,64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111" table:formula="of:=['file:///D:/outlook%20moi2002/月報速報/02各月/10906/各月03(6月)(貼鄉鎮層級資料).xls'#'160'.G20]" table:style-name="ce9">
            <text:p>168,111</text:p>
          </table:table-cell>
          <table:table-cell office:value-type="float" office:value="412439" table:formula="of:=SUM([.D7:.E7])" table:style-name="ce11">
            <text:p>412,439</text:p>
          </table:table-cell>
          <table:table-cell office:value-type="float" office:value="199462" table:formula="of:=['file:///D:/outlook%20moi2002/月報速報/02各月/10906/各月03(6月)(貼鄉鎮層級資料).xls'#'160'.I20]" table:style-name="ce11">
            <text:p>199,462</text:p>
          </table:table-cell>
          <table:table-cell office:value-type="float" office:value="212977" table:formula="of:=['file:///D:/outlook%20moi2002/月報速報/02各月/10906/各月03(6月)(貼鄉鎮層級資料).xls'#'160'.I21]" table:style-name="ce23">
            <text:p>212,9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461" table:formula="of:=['file:///D:/outlook%20moi2002/月報速報/02各月/10906/各月03(6月)(貼鄉鎮層級資料).xls'#'160'.G23]" table:style-name="ce9">
            <text:p>91,461</text:p>
          </table:table-cell>
          <table:table-cell office:value-type="float" office:value="220301" table:formula="of:=SUM([.D8:.E8])" table:style-name="ce11">
            <text:p>220,301</text:p>
          </table:table-cell>
          <table:table-cell office:value-type="float" office:value="104338" table:formula="of:=['file:///D:/outlook%20moi2002/月報速報/02各月/10906/各月03(6月)(貼鄉鎮層級資料).xls'#'160'.I23]" table:style-name="ce11">
            <text:p>104,338</text:p>
          </table:table-cell>
          <table:table-cell office:value-type="float" office:value="115963" table:formula="of:=['file:///D:/outlook%20moi2002/月報速報/02各月/10906/各月03(6月)(貼鄉鎮層級資料).xls'#'160'.I24]" table:style-name="ce23">
            <text:p>115,9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9226" table:formula="of:=['file:///D:/outlook%20moi2002/月報速報/02各月/10906/各月03(6月)(貼鄉鎮層級資料).xls'#'160'.G26]" table:style-name="ce9">
            <text:p>159,226</text:p>
          </table:table-cell>
          <table:table-cell office:value-type="float" office:value="421687" table:formula="of:=SUM([.D9:.E9])" table:style-name="ce11">
            <text:p>421,687</text:p>
          </table:table-cell>
          <table:table-cell office:value-type="float" office:value="205466" table:formula="of:=['file:///D:/outlook%20moi2002/月報速報/02各月/10906/各月03(6月)(貼鄉鎮層級資料).xls'#'160'.I26]" table:style-name="ce11">
            <text:p>205,466</text:p>
          </table:table-cell>
          <table:table-cell office:value-type="float" office:value="216221" table:formula="of:=['file:///D:/outlook%20moi2002/月報速報/02各月/10906/各月03(6月)(貼鄉鎮層級資料).xls'#'160'.I27]" table:style-name="ce23">
            <text:p>216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624" table:formula="of:=['file:///D:/outlook%20moi2002/月報速報/02各月/10906/各月03(6月)(貼鄉鎮層級資料).xls'#'160'.G29]" table:style-name="ce9">
            <text:p>129,624</text:p>
          </table:table-cell>
          <table:table-cell office:value-type="float" office:value="303508" table:formula="of:=SUM([.D10:.E10])" table:style-name="ce11">
            <text:p>303,508</text:p>
          </table:table-cell>
          <table:table-cell office:value-type="float" office:value="145492" table:formula="of:=['file:///D:/outlook%20moi2002/月報速報/02各月/10906/各月03(6月)(貼鄉鎮層級資料).xls'#'160'.I29]" table:style-name="ce11">
            <text:p>145,492</text:p>
          </table:table-cell>
          <table:table-cell office:value-type="float" office:value="158016" table:formula="of:=['file:///D:/outlook%20moi2002/月報速報/02各月/10906/各月03(6月)(貼鄉鎮層級資料).xls'#'160'.I30]" table:style-name="ce23">
            <text:p>158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411" table:formula="of:=['file:///D:/outlook%20moi2002/月報速報/02各月/10906/各月03(6月)(貼鄉鎮層級資料).xls'#'160'.G32]" table:style-name="ce9">
            <text:p>67,411</text:p>
          </table:table-cell>
          <table:table-cell office:value-type="float" office:value="183894" table:formula="of:=SUM([.D11:.E11])" table:style-name="ce11">
            <text:p>183,894</text:p>
          </table:table-cell>
          <table:table-cell office:value-type="float" office:value="91582" table:formula="of:=['file:///D:/outlook%20moi2002/月報速報/02各月/10906/各月03(6月)(貼鄉鎮層級資料).xls'#'160'.I32]" table:style-name="ce11">
            <text:p>91,582</text:p>
          </table:table-cell>
          <table:table-cell office:value-type="float" office:value="92312" table:formula="of:=['file:///D:/outlook%20moi2002/月報速報/02各月/10906/各月03(6月)(貼鄉鎮層級資料).xls'#'160'.I33]" table:style-name="ce23">
            <text:p>92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512" table:formula="of:=['file:///D:/outlook%20moi2002/月報速報/02各月/10906/各月03(6月)(貼鄉鎮層級資料).xls'#'160'.G35]" table:style-name="ce9">
            <text:p>31,512</text:p>
          </table:table-cell>
          <table:table-cell office:value-type="float" office:value="87458" table:formula="of:=SUM([.D12:.E12])" table:style-name="ce11">
            <text:p>87,458</text:p>
          </table:table-cell>
          <table:table-cell office:value-type="float" office:value="43810" table:formula="of:=['file:///D:/outlook%20moi2002/月報速報/02各月/10906/各月03(6月)(貼鄉鎮層級資料).xls'#'160'.I35]" table:style-name="ce11">
            <text:p>43,810</text:p>
          </table:table-cell>
          <table:table-cell office:value-type="float" office:value="43648" table:formula="of:=['file:///D:/outlook%20moi2002/月報速報/02各月/10906/各月03(6月)(貼鄉鎮層級資料).xls'#'160'.I36]" table:style-name="ce23">
            <text:p>43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263" table:formula="of:=['file:///D:/outlook%20moi2002/月報速報/02各月/10906/各月03(6月)(貼鄉鎮層級資料).xls'#'160'.G38]" table:style-name="ce9">
            <text:p>44,263</text:p>
          </table:table-cell>
          <table:table-cell office:value-type="float" office:value="116898" table:formula="of:=SUM([.D13:.E13])" table:style-name="ce11">
            <text:p>116,898</text:p>
          </table:table-cell>
          <table:table-cell office:value-type="float" office:value="58386" table:formula="of:=['file:///D:/outlook%20moi2002/月報速報/02各月/10906/各月03(6月)(貼鄉鎮層級資料).xls'#'160'.I38]" table:style-name="ce11">
            <text:p>58,386</text:p>
          </table:table-cell>
          <table:table-cell office:value-type="float" office:value="58512" table:formula="of:=['file:///D:/outlook%20moi2002/月報速報/02各月/10906/各月03(6月)(貼鄉鎮層級資料).xls'#'160'.I39]" table:style-name="ce23">
            <text:p>58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1538" table:formula="of:=['file:///D:/outlook%20moi2002/月報速報/02各月/10906/各月03(6月)(貼鄉鎮層級資料).xls'#'160'.G41]" table:style-name="ce9">
            <text:p>81,538</text:p>
          </table:table-cell>
          <table:table-cell office:value-type="float" office:value="181067" table:formula="of:=SUM([.D14:.E14])" table:style-name="ce11">
            <text:p>181,067</text:p>
          </table:table-cell>
          <table:table-cell office:value-type="float" office:value="86614" table:formula="of:=['file:///D:/outlook%20moi2002/月報速報/02各月/10906/各月03(6月)(貼鄉鎮層級資料).xls'#'160'.I41]" table:style-name="ce11">
            <text:p>86,614</text:p>
          </table:table-cell>
          <table:table-cell office:value-type="float" office:value="94453" table:formula="of:=['file:///D:/outlook%20moi2002/月報速報/02各月/10906/各月03(6月)(貼鄉鎮層級資料).xls'#'160'.I42]" table:style-name="ce23">
            <text:p>94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0457" table:formula="of:=['file:///D:/outlook%20moi2002/月報速報/02各月/10906/各月03(6月)(貼鄉鎮層級資料).xls'#'160'.G44]" table:style-name="ce9">
            <text:p>90,457</text:p>
          </table:table-cell>
          <table:table-cell office:value-type="float" office:value="204766" table:formula="of:=SUM([.D15:.E15])" table:style-name="ce11">
            <text:p>204,766</text:p>
          </table:table-cell>
          <table:table-cell office:value-type="float" office:value="99657" table:formula="of:=['file:///D:/outlook%20moi2002/月報速報/02各月/10906/各月03(6月)(貼鄉鎮層級資料).xls'#'160'.I44]" table:style-name="ce11">
            <text:p>99,657</text:p>
          </table:table-cell>
          <table:table-cell office:value-type="float" office:value="105109" table:formula="of:=['file:///D:/outlook%20moi2002/月報速報/02各月/10906/各月03(6月)(貼鄉鎮層級資料).xls'#'160'.I45]" table:style-name="ce23">
            <text:p>105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8" table:formula="of:=['file:///D:/outlook%20moi2002/月報速報/02各月/10906/各月03(6月)(貼鄉鎮層級資料).xls'#'160'.G47]" table:style-name="ce9">
            <text:p>16,168</text:p>
          </table:table-cell>
          <table:table-cell office:value-type="float" office:value="39258" table:formula="of:=SUM([.D16:.E16])" table:style-name="ce11">
            <text:p>39,258</text:p>
          </table:table-cell>
          <table:table-cell office:value-type="float" office:value="19848" table:formula="of:=['file:///D:/outlook%20moi2002/月報速報/02各月/10906/各月03(6月)(貼鄉鎮層級資料).xls'#'160'.I47]" table:style-name="ce11">
            <text:p>19,848</text:p>
          </table:table-cell>
          <table:table-cell office:value-type="float" office:value="19410" table:formula="of:=['file:///D:/outlook%20moi2002/月報速報/02各月/10906/各月03(6月)(貼鄉鎮層級資料).xls'#'160'.I48]" table:style-name="ce23">
            <text:p>19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860" table:formula="of:=['file:///D:/outlook%20moi2002/月報速報/02各月/10906/各月03(6月)(貼鄉鎮層級資料).xls'#'160'.G50]" table:style-name="ce9">
            <text:p>88,860</text:p>
          </table:table-cell>
          <table:table-cell office:value-type="float" office:value="238085" table:formula="of:=SUM([.D17:.E17])" table:style-name="ce11">
            <text:p>238,085</text:p>
          </table:table-cell>
          <table:table-cell office:value-type="float" office:value="117141" table:formula="of:=['file:///D:/outlook%20moi2002/月報速報/02各月/10906/各月03(6月)(貼鄉鎮層級資料).xls'#'160'.I50]" table:style-name="ce11">
            <text:p>117,141</text:p>
          </table:table-cell>
          <table:table-cell office:value-type="float" office:value="120944" table:formula="of:=['file:///D:/outlook%20moi2002/月報速報/02各月/10906/各月03(6月)(貼鄉鎮層級資料).xls'#'160'.I51]" table:style-name="ce23">
            <text:p>120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911" table:formula="of:=['file:///D:/outlook%20moi2002/月報速報/02各月/10906/各月03(6月)(貼鄉鎮層級資料).xls'#'160'.G53]" table:style-name="ce9">
            <text:p>72,911</text:p>
          </table:table-cell>
          <table:table-cell office:value-type="float" office:value="202279" table:formula="of:=SUM([.D18:.E18])" table:style-name="ce11">
            <text:p>202,279</text:p>
          </table:table-cell>
          <table:table-cell office:value-type="float" office:value="99084" table:formula="of:=['file:///D:/outlook%20moi2002/月報速報/02各月/10906/各月03(6月)(貼鄉鎮層級資料).xls'#'160'.I53]" table:style-name="ce11">
            <text:p>99,084</text:p>
          </table:table-cell>
          <table:table-cell office:value-type="float" office:value="103195" table:formula="of:=['file:///D:/outlook%20moi2002/月報速報/02各月/10906/各月03(6月)(貼鄉鎮層級資料).xls'#'160'.I54]" table:style-name="ce23">
            <text:p>103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092" table:formula="of:=['file:///D:/outlook%20moi2002/月報速報/02各月/10906/各月03(6月)(貼鄉鎮層級資料).xls'#'160'.G56]" table:style-name="ce9">
            <text:p>34,092</text:p>
          </table:table-cell>
          <table:table-cell office:value-type="float" office:value="88890" table:formula="of:=SUM([.D19:.E19])" table:style-name="ce11">
            <text:p>88,890</text:p>
          </table:table-cell>
          <table:table-cell office:value-type="float" office:value="44753" table:formula="of:=['file:///D:/outlook%20moi2002/月報速報/02各月/10906/各月03(6月)(貼鄉鎮層級資料).xls'#'160'.I56]" table:style-name="ce11">
            <text:p>44,753</text:p>
          </table:table-cell>
          <table:table-cell office:value-type="float" office:value="44137" table:formula="of:=['file:///D:/outlook%20moi2002/月報速報/02各月/10906/各月03(6月)(貼鄉鎮層級資料).xls'#'160'.I57]" table:style-name="ce23">
            <text:p>44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12" table:formula="of:=['file:///D:/outlook%20moi2002/月報速報/02各月/10906/各月03(6月)(貼鄉鎮層級資料).xls'#'160'.G59]" table:style-name="ce9">
            <text:p>28,912</text:p>
          </table:table-cell>
          <table:table-cell office:value-type="float" office:value="78616" table:formula="of:=SUM([.D20:.E20])" table:style-name="ce11">
            <text:p>78,616</text:p>
          </table:table-cell>
          <table:table-cell office:value-type="float" office:value="38763" table:formula="of:=['file:///D:/outlook%20moi2002/月報速報/02各月/10906/各月03(6月)(貼鄉鎮層級資料).xls'#'160'.I59]" table:style-name="ce11">
            <text:p>38,763</text:p>
          </table:table-cell>
          <table:table-cell office:value-type="float" office:value="39853" table:formula="of:=['file:///D:/outlook%20moi2002/月報速報/02各月/10906/各月03(6月)(貼鄉鎮層級資料).xls'#'160'.I60]" table:style-name="ce23">
            <text:p>39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7535" table:formula="of:=['file:///D:/outlook%20moi2002/月報速報/02各月/10906/各月03(6月)(貼鄉鎮層級資料).xls'#'160'.G62]" table:style-name="ce9">
            <text:p>47,535</text:p>
          </table:table-cell>
          <table:table-cell office:value-type="float" office:value="118358" table:formula="of:=SUM([.D21:.E21])" table:style-name="ce11">
            <text:p>118,358</text:p>
          </table:table-cell>
          <table:table-cell office:value-type="float" office:value="57544" table:formula="of:=['file:///D:/outlook%20moi2002/月報速報/02各月/10906/各月03(6月)(貼鄉鎮層級資料).xls'#'160'.I62]" table:style-name="ce11">
            <text:p>57,544</text:p>
          </table:table-cell>
          <table:table-cell office:value-type="float" office:value="60814" table:formula="of:=['file:///D:/outlook%20moi2002/月報速報/02各月/10906/各月03(6月)(貼鄉鎮層級資料).xls'#'160'.I63]" table:style-name="ce23">
            <text:p>60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56" table:formula="of:=['file:///D:/outlook%20moi2002/月報速報/02各月/10906/各月03(6月)(貼鄉鎮層級資料).xls'#'160'.G65]" table:style-name="ce9">
            <text:p>9,756</text:p>
          </table:table-cell>
          <table:table-cell office:value-type="float" office:value="23771" table:formula="of:=SUM([.D22:.E22])" table:style-name="ce11">
            <text:p>23,771</text:p>
          </table:table-cell>
          <table:table-cell office:value-type="float" office:value="11874" table:formula="of:=['file:///D:/outlook%20moi2002/月報速報/02各月/10906/各月03(6月)(貼鄉鎮層級資料).xls'#'160'.I65]" table:style-name="ce11">
            <text:p>11,874</text:p>
          </table:table-cell>
          <table:table-cell office:value-type="float" office:value="11897" table:formula="of:=['file:///D:/outlook%20moi2002/月報速報/02各月/10906/各月03(6月)(貼鄉鎮層級資料).xls'#'160'.I66]" table:style-name="ce23">
            <text:p>11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1" table:formula="of:=['file:///D:/outlook%20moi2002/月報速報/02各月/10906/各月03(6月)(貼鄉鎮層級資料).xls'#'160'.G68]" table:style-name="ce9">
            <text:p>3,401</text:p>
          </table:table-cell>
          <table:table-cell office:value-type="float" office:value="7573" table:formula="of:=SUM([.D23:.E23])" table:style-name="ce11">
            <text:p>7,573</text:p>
          </table:table-cell>
          <table:table-cell office:value-type="float" office:value="4139" table:formula="of:=['file:///D:/outlook%20moi2002/月報速報/02各月/10906/各月03(6月)(貼鄉鎮層級資料).xls'#'160'.I68]" table:style-name="ce11">
            <text:p>4,139</text:p>
          </table:table-cell>
          <table:table-cell office:value-type="float" office:value="3434" table:formula="of:=['file:///D:/outlook%20moi2002/月報速報/02各月/10906/各月03(6月)(貼鄉鎮層級資料).xls'#'160'.I69]" table:style-name="ce23">
            <text:p>3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3" table:formula="of:=['file:///D:/outlook%20moi2002/月報速報/02各月/10906/各月03(6月)(貼鄉鎮層級資料).xls'#'160'.G71]" table:style-name="ce9">
            <text:p>2,543</text:p>
          </table:table-cell>
          <table:table-cell office:value-type="float" office:value="6720" table:formula="of:=SUM([.D24:.E24])" table:style-name="ce11">
            <text:p>6,720</text:p>
          </table:table-cell>
          <table:table-cell office:value-type="float" office:value="3654" table:formula="of:=['file:///D:/outlook%20moi2002/月報速報/02各月/10906/各月03(6月)(貼鄉鎮層級資料).xls'#'160'.I71]" table:style-name="ce11">
            <text:p>3,654</text:p>
          </table:table-cell>
          <table:table-cell office:value-type="float" office:value="3066" table:formula="of:=['file:///D:/outlook%20moi2002/月報速報/02各月/10906/各月03(6月)(貼鄉鎮層級資料).xls'#'160'.I72]" table:style-name="ce23">
            <text:p>3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88" table:formula="of:=['file:///D:/outlook%20moi2002/月報速報/02各月/10906/各月03(6月)(貼鄉鎮層級資料).xls'#'160'.G74]" table:style-name="ce9">
            <text:p>9,588</text:p>
          </table:table-cell>
          <table:table-cell office:value-type="float" office:value="22693" table:formula="of:=SUM([.D25:.E25])" table:style-name="ce11">
            <text:p>22,693</text:p>
          </table:table-cell>
          <table:table-cell office:value-type="float" office:value="11643" table:formula="of:=['file:///D:/outlook%20moi2002/月報速報/02各月/10906/各月03(6月)(貼鄉鎮層級資料).xls'#'160'.I74]" table:style-name="ce11">
            <text:p>11,643</text:p>
          </table:table-cell>
          <table:table-cell office:value-type="float" office:value="11050" table:formula="of:=['file:///D:/outlook%20moi2002/月報速報/02各月/10906/各月03(6月)(貼鄉鎮層級資料).xls'#'160'.I75]" table:style-name="ce23">
            <text:p>11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59" table:formula="of:=['file:///D:/outlook%20moi2002/月報速報/02各月/10906/各月03(6月)(貼鄉鎮層級資料).xls'#'160'.G77]" table:style-name="ce9">
            <text:p>4,259</text:p>
          </table:table-cell>
          <table:table-cell office:value-type="float" office:value="11609" table:formula="of:=SUM([.D26:.E26])" table:style-name="ce11">
            <text:p>11,609</text:p>
          </table:table-cell>
          <table:table-cell office:value-type="float" office:value="6041" table:formula="of:=['file:///D:/outlook%20moi2002/月報速報/02各月/10906/各月03(6月)(貼鄉鎮層級資料).xls'#'160'.I77]" table:style-name="ce11">
            <text:p>6,041</text:p>
          </table:table-cell>
          <table:table-cell office:value-type="float" office:value="5568" table:formula="of:=['file:///D:/outlook%20moi2002/月報速報/02各月/10906/各月03(6月)(貼鄉鎮層級資料).xls'#'160'.I78]" table:style-name="ce23">
            <text:p>5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371" table:formula="of:=['file:///D:/outlook%20moi2002/月報速報/02各月/10906/各月03(6月)(貼鄉鎮層級資料).xls'#'160'.G80]" table:style-name="ce9">
            <text:p>15,371</text:p>
          </table:table-cell>
          <table:table-cell office:value-type="float" office:value="39545" table:formula="of:=SUM([.D27:.E27])" table:style-name="ce11">
            <text:p>39,545</text:p>
          </table:table-cell>
          <table:table-cell office:value-type="float" office:value="19717" table:formula="of:=['file:///D:/outlook%20moi2002/月報速報/02各月/10906/各月03(6月)(貼鄉鎮層級資料).xls'#'160'.I80]" table:style-name="ce11">
            <text:p>19,717</text:p>
          </table:table-cell>
          <table:table-cell office:value-type="float" office:value="19828" table:formula="of:=['file:///D:/outlook%20moi2002/月報速報/02各月/10906/各月03(6月)(貼鄉鎮層級資料).xls'#'160'.I81]" table:style-name="ce23">
            <text:p>19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66" table:formula="of:=['file:///D:/outlook%20moi2002/月報速報/02各月/10906/各月03(6月)(貼鄉鎮層級資料).xls'#'160'.G83]" table:style-name="ce9">
            <text:p>2,266</text:p>
          </table:table-cell>
          <table:table-cell office:value-type="float" office:value="4483" table:formula="of:=SUM([.D28:.E28])" table:style-name="ce11">
            <text:p>4,483</text:p>
          </table:table-cell>
          <table:table-cell office:value-type="float" office:value="2494" table:formula="of:=['file:///D:/outlook%20moi2002/月報速報/02各月/10906/各月03(6月)(貼鄉鎮層級資料).xls'#'160'.I83]" table:style-name="ce11">
            <text:p>2,494</text:p>
          </table:table-cell>
          <table:table-cell office:value-type="float" office:value="1989" table:formula="of:=['file:///D:/outlook%20moi2002/月報速報/02各月/10906/各月03(6月)(貼鄉鎮層級資料).xls'#'160'.I84]" table:style-name="ce23">
            <text:p>1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51" table:formula="of:=['file:///D:/outlook%20moi2002/月報速報/02各月/10906/各月03(6月)(貼鄉鎮層級資料).xls'#'160'.G86]" table:style-name="ce9">
            <text:p>3,751</text:p>
          </table:table-cell>
          <table:table-cell office:value-type="float" office:value="8544" table:formula="of:=SUM([.D29:.E29])" table:style-name="ce11">
            <text:p>8,544</text:p>
          </table:table-cell>
          <table:table-cell office:value-type="float" office:value="4633" table:formula="of:=['file:///D:/outlook%20moi2002/月報速報/02各月/10906/各月03(6月)(貼鄉鎮層級資料).xls'#'160'.I86]" table:style-name="ce11">
            <text:p>4,633</text:p>
          </table:table-cell>
          <table:table-cell office:value-type="float" office:value="3911" table:formula="of:=['file:///D:/outlook%20moi2002/月報速報/02各月/10906/各月03(6月)(貼鄉鎮層級資料).xls'#'160'.I87]" table:style-name="ce23">
            <text:p>3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1" table:formula="of:=['file:///D:/outlook%20moi2002/月報速報/02各月/10906/各月03(6月)(貼鄉鎮層級資料).xls'#'160'.G89]" table:style-name="ce9">
            <text:p>4,351</text:p>
          </table:table-cell>
          <table:table-cell office:value-type="float" office:value="11898" table:formula="of:=SUM([.D30:.E30])" table:style-name="ce11">
            <text:p>11,898</text:p>
          </table:table-cell>
          <table:table-cell office:value-type="float" office:value="6088" table:formula="of:=['file:///D:/outlook%20moi2002/月報速報/02各月/10906/各月03(6月)(貼鄉鎮層級資料).xls'#'160'.I89]" table:style-name="ce11">
            <text:p>6,088</text:p>
          </table:table-cell>
          <table:table-cell office:value-type="float" office:value="5810" table:formula="of:=['file:///D:/outlook%20moi2002/月報速報/02各月/10906/各月03(6月)(貼鄉鎮層級資料).xls'#'160'.I90]" table:style-name="ce23">
            <text:p>5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59" table:formula="of:=['file:///D:/outlook%20moi2002/月報速報/02各月/10906/各月03(6月)(貼鄉鎮層級資料).xls'#'160'.G92]" table:style-name="ce9">
            <text:p>7,159</text:p>
          </table:table-cell>
          <table:table-cell office:value-type="float" office:value="21226" table:formula="of:=SUM([.D31:.E31])" table:style-name="ce11">
            <text:p>21,226</text:p>
          </table:table-cell>
          <table:table-cell office:value-type="float" office:value="10436" table:formula="of:=['file:///D:/outlook%20moi2002/月報速報/02各月/10906/各月03(6月)(貼鄉鎮層級資料).xls'#'160'.I92]" table:style-name="ce11">
            <text:p>10,436</text:p>
          </table:table-cell>
          <table:table-cell office:value-type="float" office:value="10790" table:formula="of:=['file:///D:/outlook%20moi2002/月報速報/02各月/10906/各月03(6月)(貼鄉鎮層級資料).xls'#'160'.I93]" table:style-name="ce23">
            <text:p>10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4" table:formula="of:=['file:///D:/outlook%20moi2002/月報速報/02各月/10906/各月03(6月)(貼鄉鎮層級資料).xls'#'160'.G95]" table:style-name="ce9">
            <text:p>7,524</text:p>
          </table:table-cell>
          <table:table-cell office:value-type="float" office:value="21748" table:formula="of:=SUM([.D32:.E32])" table:style-name="ce11">
            <text:p>21,748</text:p>
          </table:table-cell>
          <table:table-cell office:value-type="float" office:value="10892" table:formula="of:=['file:///D:/outlook%20moi2002/月報速報/02各月/10906/各月03(6月)(貼鄉鎮層級資料).xls'#'160'.I95]" table:style-name="ce11">
            <text:p>10,892</text:p>
          </table:table-cell>
          <table:table-cell office:value-type="float" office:value="10856" table:formula="of:=['file:///D:/outlook%20moi2002/月報速報/02各月/10906/各月03(6月)(貼鄉鎮層級資料).xls'#'160'.I96]" table:style-name="ce23">
            <text:p>10,85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4" table:formula="of:=['file:///D:/outlook%20moi2002/月報速報/02各月/10906/各月03(6月)(貼鄉鎮層級資料).xls'#'160'.G98]" table:style-name="ce16">
            <text:p>1,904</text:p>
          </table:table-cell>
          <table:table-cell office:value-type="float" office:value="6352" table:formula="of:=SUM([.D33:.E33])" table:style-name="ce18">
            <text:p>6,352</text:p>
          </table:table-cell>
          <table:table-cell office:value-type="float" office:value="3105" table:formula="of:=['file:///D:/outlook%20moi2002/月報速報/02各月/10906/各月03(6月)(貼鄉鎮層級資料).xls'#'160'.I98]" table:style-name="ce18">
            <text:p>3,105</text:p>
          </table:table-cell>
          <table:table-cell office:value-type="float" office:value="3247" table:formula="of:=['file:///D:/outlook%20moi2002/月報速報/02各月/10906/各月03(6月)(貼鄉鎮層級資料).xls'#'160'.I99]" table:style-name="ce19">
            <text:p>3,247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320" table:style-name="ce71">
            <text:p>1,060,320</text:p>
          </table:table-cell>
          <table:table-cell office:value-type="float" office:value="2624143" table:style-name="ce79">
            <text:p>2,624,143</text:p>
          </table:table-cell>
          <table:table-cell office:value-type="float" office:value="1249258" table:style-name="ce79">
            <text:p>1,249,258</text:p>
          </table:table-cell>
          <table:table-cell office:value-type="float" office:value="1374885" table:style-name="ce73">
            <text:p>1,374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062" table:style-name="ce52">
            <text:p>81,062</text:p>
          </table:table-cell>
          <table:table-cell office:value-type="float" office:value="202326" table:style-name="ce11">
            <text:p>202,326</text:p>
          </table:table-cell>
          <table:table-cell office:value-type="float" office:value="94578" table:style-name="ce11">
            <text:p>94,578</text:p>
          </table:table-cell>
          <table:table-cell office:value-type="float" office:value="107748" table:style-name="ce10">
            <text:p>107,7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30" table:style-name="ce52">
            <text:p>89,130</text:p>
          </table:table-cell>
          <table:table-cell office:value-type="float" office:value="217569" table:style-name="ce11">
            <text:p>217,569</text:p>
          </table:table-cell>
          <table:table-cell office:value-type="float" office:value="103308" table:style-name="ce11">
            <text:p>103,308</text:p>
          </table:table-cell>
          <table:table-cell office:value-type="float" office:value="114261" table:style-name="ce10">
            <text:p>114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57" table:style-name="ce52">
            <text:p>121,457</text:p>
          </table:table-cell>
          <table:table-cell office:value-type="float" office:value="305389" table:style-name="ce11">
            <text:p>305,389</text:p>
          </table:table-cell>
          <table:table-cell office:value-type="float" office:value="142104" table:style-name="ce11">
            <text:p>142,104</text:p>
          </table:table-cell>
          <table:table-cell office:value-type="float" office:value="163285" table:style-name="ce10">
            <text:p>163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14" table:style-name="ce52">
            <text:p>100,714</text:p>
          </table:table-cell>
          <table:table-cell office:value-type="float" office:value="225712" table:style-name="ce11">
            <text:p>225,712</text:p>
          </table:table-cell>
          <table:table-cell office:value-type="float" office:value="104640" table:style-name="ce11">
            <text:p>104,640</text:p>
          </table:table-cell>
          <table:table-cell office:value-type="float" office:value="121072" table:style-name="ce10">
            <text:p>121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31" table:style-name="ce52">
            <text:p>65,731</text:p>
          </table:table-cell>
          <table:table-cell office:value-type="float" office:value="156746" table:style-name="ce11">
            <text:p>156,746</text:p>
          </table:table-cell>
          <table:table-cell office:value-type="float" office:value="74656" table:style-name="ce11">
            <text:p>74,656</text:p>
          </table:table-cell>
          <table:table-cell office:value-type="float" office:value="82090" table:style-name="ce10">
            <text:p>82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049" table:style-name="ce52">
            <text:p>52,049</text:p>
          </table:table-cell>
          <table:table-cell office:value-type="float" office:value="125063" table:style-name="ce11">
            <text:p>125,063</text:p>
          </table:table-cell>
          <table:table-cell office:value-type="float" office:value="60551" table:style-name="ce11">
            <text:p>60,551</text:p>
          </table:table-cell>
          <table:table-cell office:value-type="float" office:value="64512" table:style-name="ce10">
            <text:p>64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166" table:style-name="ce52">
            <text:p>79,166</text:p>
          </table:table-cell>
          <table:table-cell office:value-type="float" office:value="184897" table:style-name="ce11">
            <text:p>184,897</text:p>
          </table:table-cell>
          <table:table-cell office:value-type="float" office:value="90462" table:style-name="ce11">
            <text:p>90,462</text:p>
          </table:table-cell>
          <table:table-cell office:value-type="float" office:value="94435" table:style-name="ce10">
            <text:p>94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424" table:style-name="ce52">
            <text:p>107,424</text:p>
          </table:table-cell>
          <table:table-cell office:value-type="float" office:value="269927" table:style-name="ce11">
            <text:p>269,927</text:p>
          </table:table-cell>
          <table:table-cell office:value-type="float" office:value="129037" table:style-name="ce11">
            <text:p>129,037</text:p>
          </table:table-cell>
          <table:table-cell office:value-type="float" office:value="140890" table:style-name="ce10">
            <text:p>140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75" table:style-name="ce52">
            <text:p>47,975</text:p>
          </table:table-cell>
          <table:table-cell office:value-type="float" office:value="119716" table:style-name="ce11">
            <text:p>119,716</text:p>
          </table:table-cell>
          <table:table-cell office:value-type="float" office:value="58467" table:style-name="ce11">
            <text:p>58,467</text:p>
          </table:table-cell>
          <table:table-cell office:value-type="float" office:value="61249" table:style-name="ce10">
            <text:p>61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606" table:style-name="ce52">
            <text:p>109,606</text:p>
          </table:table-cell>
          <table:table-cell office:value-type="float" office:value="284132" table:style-name="ce11">
            <text:p>284,132</text:p>
          </table:table-cell>
          <table:table-cell office:value-type="float" office:value="135371" table:style-name="ce11">
            <text:p>135,371</text:p>
          </table:table-cell>
          <table:table-cell office:value-type="float" office:value="148761" table:style-name="ce10">
            <text:p>148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84" table:style-name="ce52">
            <text:p>107,984</text:p>
          </table:table-cell>
          <table:table-cell office:value-type="float" office:value="280942" table:style-name="ce11">
            <text:p>280,942</text:p>
          </table:table-cell>
          <table:table-cell office:value-type="float" office:value="135306" table:style-name="ce11">
            <text:p>135,306</text:p>
          </table:table-cell>
          <table:table-cell office:value-type="float" office:value="145636" table:style-name="ce10">
            <text:p>145,63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22" table:style-name="ce53">
            <text:p>98,022</text:p>
          </table:table-cell>
          <table:table-cell office:value-type="float" office:value="251724" table:style-name="ce18">
            <text:p>251,724</text:p>
          </table:table-cell>
          <table:table-cell office:value-type="float" office:value="120778" table:style-name="ce18">
            <text:p>120,778</text:p>
          </table:table-cell>
          <table:table-cell office:value-type="float" office:value="130946" table:style-name="ce17">
            <text:p>130,946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34453" table:style-name="ce71">
            <text:p>834,453</text:p>
          </table:table-cell>
          <table:table-cell office:value-type="float" office:value="2258099" table:style-name="ce79">
            <text:p>2,258,099</text:p>
          </table:table-cell>
          <table:table-cell office:value-type="float" office:value="1119745" table:style-name="ce79">
            <text:p>1,119,745</text:p>
          </table:table-cell>
          <table:table-cell office:value-type="float" office:value="1138354" table:style-name="ce83">
            <text:p>1,138,3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5054" table:style-name="ce52">
            <text:p>175,054</text:p>
          </table:table-cell>
          <table:table-cell office:value-type="float" office:value="454722" table:style-name="ce11">
            <text:p>454,722</text:p>
          </table:table-cell>
          <table:table-cell office:value-type="float" office:value="220009" table:style-name="ce11">
            <text:p>220,009</text:p>
          </table:table-cell>
          <table:table-cell office:value-type="float" office:value="234713" table:style-name="ce23">
            <text:p>234,71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8425" table:style-name="ce52">
            <text:p>158,425</text:p>
          </table:table-cell>
          <table:table-cell office:value-type="float" office:value="419499" table:style-name="ce11">
            <text:p>419,499</text:p>
          </table:table-cell>
          <table:table-cell office:value-type="float" office:value="205807" table:style-name="ce11">
            <text:p>205,807</text:p>
          </table:table-cell>
          <table:table-cell office:value-type="float" office:value="213692" table:style-name="ce23">
            <text:p>213,69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799" table:style-name="ce52">
            <text:p>33,799</text:p>
          </table:table-cell>
          <table:table-cell office:value-type="float" office:value="95679" table:style-name="ce11">
            <text:p>95,679</text:p>
          </table:table-cell>
          <table:table-cell office:value-type="float" office:value="48602" table:style-name="ce11">
            <text:p>48,602</text:p>
          </table:table-cell>
          <table:table-cell office:value-type="float" office:value="47077" table:style-name="ce23">
            <text:p>47,07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787" table:style-name="ce52">
            <text:p>61,787</text:p>
          </table:table-cell>
          <table:table-cell office:value-type="float" office:value="174199" table:style-name="ce11">
            <text:p>174,199</text:p>
          </table:table-cell>
          <table:table-cell office:value-type="float" office:value="87483" table:style-name="ce11">
            <text:p>87,483</text:p>
          </table:table-cell>
          <table:table-cell office:value-type="float" office:value="86716" table:style-name="ce23">
            <text:p>86,71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853" table:style-name="ce52">
            <text:p>60,853</text:p>
          </table:table-cell>
          <table:table-cell office:value-type="float" office:value="166908" table:style-name="ce11">
            <text:p>166,908</text:p>
          </table:table-cell>
          <table:table-cell office:value-type="float" office:value="82615" table:style-name="ce11">
            <text:p>82,615</text:p>
          </table:table-cell>
          <table:table-cell office:value-type="float" office:value="84293" table:style-name="ce23">
            <text:p>84,2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251" table:style-name="ce52">
            <text:p>35,251</text:p>
          </table:table-cell>
          <table:table-cell office:value-type="float" office:value="93341" table:style-name="ce11">
            <text:p>93,341</text:p>
          </table:table-cell>
          <table:table-cell office:value-type="float" office:value="47488" table:style-name="ce11">
            <text:p>47,488</text:p>
          </table:table-cell>
          <table:table-cell office:value-type="float" office:value="45853" table:style-name="ce23">
            <text:p>45,85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676" table:style-name="ce52">
            <text:p>64,676</text:p>
          </table:table-cell>
          <table:table-cell office:value-type="float" office:value="163501" table:style-name="ce11">
            <text:p>163,501</text:p>
          </table:table-cell>
          <table:table-cell office:value-type="float" office:value="81125" table:style-name="ce11">
            <text:p>81,125</text:p>
          </table:table-cell>
          <table:table-cell office:value-type="float" office:value="82376" table:style-name="ce23">
            <text:p>82,37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5285" table:style-name="ce52">
            <text:p>75,285</text:p>
          </table:table-cell>
          <table:table-cell office:value-type="float" office:value="207532" table:style-name="ce11">
            <text:p>207,532</text:p>
          </table:table-cell>
          <table:table-cell office:value-type="float" office:value="103283" table:style-name="ce11">
            <text:p>103,283</text:p>
          </table:table-cell>
          <table:table-cell office:value-type="float" office:value="104249" table:style-name="ce23">
            <text:p>104,24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646" table:style-name="ce52">
            <text:p>43,646</text:p>
          </table:table-cell>
          <table:table-cell office:value-type="float" office:value="124187" table:style-name="ce11">
            <text:p>124,187</text:p>
          </table:table-cell>
          <table:table-cell office:value-type="float" office:value="61939" table:style-name="ce11">
            <text:p>61,939</text:p>
          </table:table-cell>
          <table:table-cell office:value-type="float" office:value="62248" table:style-name="ce23">
            <text:p>62,24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366" table:style-name="ce52">
            <text:p>80,366</text:p>
          </table:table-cell>
          <table:table-cell office:value-type="float" office:value="228624" table:style-name="ce11">
            <text:p>228,624</text:p>
          </table:table-cell>
          <table:table-cell office:value-type="float" office:value="113222" table:style-name="ce11">
            <text:p>113,222</text:p>
          </table:table-cell>
          <table:table-cell office:value-type="float" office:value="115402" table:style-name="ce23">
            <text:p>115,40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052" table:style-name="ce52">
            <text:p>17,052</text:p>
          </table:table-cell>
          <table:table-cell office:value-type="float" office:value="49271" table:style-name="ce11">
            <text:p>49,271</text:p>
          </table:table-cell>
          <table:table-cell office:value-type="float" office:value="26191" table:style-name="ce11">
            <text:p>26,191</text:p>
          </table:table-cell>
          <table:table-cell office:value-type="float" office:value="23080" table:style-name="ce23">
            <text:p>23,0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385" table:style-name="ce52">
            <text:p>24,385</text:p>
          </table:table-cell>
          <table:table-cell office:value-type="float" office:value="68317" table:style-name="ce11">
            <text:p>68,317</text:p>
          </table:table-cell>
          <table:table-cell office:value-type="float" office:value="35344" table:style-name="ce11">
            <text:p>35,344</text:p>
          </table:table-cell>
          <table:table-cell office:value-type="float" office:value="32973" table:style-name="ce23">
            <text:p>32,973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74" table:style-name="ce53">
            <text:p>3,874</text:p>
          </table:table-cell>
          <table:table-cell office:value-type="float" office:value="12319" table:style-name="ce18">
            <text:p>12,319</text:p>
          </table:table-cell>
          <table:table-cell office:value-type="float" office:value="6637" table:style-name="ce18">
            <text:p>6,637</text:p>
          </table:table-cell>
          <table:table-cell office:value-type="float" office:value="5682" table:style-name="ce19">
            <text:p>5,68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6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3132" table:style-name="ce71">
            <text:p>993,132</text:p>
          </table:table-cell>
          <table:table-cell office:value-type="float" office:value="2816917" table:style-name="ce79">
            <text:p>2,816,917</text:p>
          </table:table-cell>
          <table:table-cell office:value-type="float" office:value="1384256" table:style-name="ce79">
            <text:p>1,384,256</text:p>
          </table:table-cell>
          <table:table-cell office:value-type="float" office:value="1432661" table:style-name="ce73">
            <text:p>1,432,6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3" table:style-name="ce52">
            <text:p>7,983</text:p>
          </table:table-cell>
          <table:table-cell office:value-type="float" office:value="18307" table:style-name="ce11">
            <text:p>18,307</text:p>
          </table:table-cell>
          <table:table-cell office:value-type="float" office:value="9044" table:style-name="ce11">
            <text:p>9,044</text:p>
          </table:table-cell>
          <table:table-cell office:value-type="float" office:value="9263" table:style-name="ce10">
            <text:p>9,26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650" table:style-name="ce52">
            <text:p>28,650</text:p>
          </table:table-cell>
          <table:table-cell office:value-type="float" office:value="75844" table:style-name="ce11">
            <text:p>75,844</text:p>
          </table:table-cell>
          <table:table-cell office:value-type="float" office:value="37583" table:style-name="ce11">
            <text:p>37,583</text:p>
          </table:table-cell>
          <table:table-cell office:value-type="float" office:value="38261" table:style-name="ce10">
            <text:p>38,26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871" table:style-name="ce52">
            <text:p>49,871</text:p>
          </table:table-cell>
          <table:table-cell office:value-type="float" office:value="126649" table:style-name="ce11">
            <text:p>126,649</text:p>
          </table:table-cell>
          <table:table-cell office:value-type="float" office:value="60591" table:style-name="ce11">
            <text:p>60,591</text:p>
          </table:table-cell>
          <table:table-cell office:value-type="float" office:value="66058" table:style-name="ce10">
            <text:p>66,05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144" table:style-name="ce52">
            <text:p>46,144</text:p>
          </table:table-cell>
          <table:table-cell office:value-type="float" office:value="115049" table:style-name="ce11">
            <text:p>115,049</text:p>
          </table:table-cell>
          <table:table-cell office:value-type="float" office:value="54450" table:style-name="ce11">
            <text:p>54,450</text:p>
          </table:table-cell>
          <table:table-cell office:value-type="float" office:value="60599" table:style-name="ce10">
            <text:p>60,59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56" table:style-name="ce52">
            <text:p>60,256</text:p>
          </table:table-cell>
          <table:table-cell office:value-type="float" office:value="146747" table:style-name="ce11">
            <text:p>146,747</text:p>
          </table:table-cell>
          <table:table-cell office:value-type="float" office:value="69947" table:style-name="ce11">
            <text:p>69,947</text:p>
          </table:table-cell>
          <table:table-cell office:value-type="float" office:value="76800" table:style-name="ce10">
            <text:p>76,80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956" table:style-name="ce52">
            <text:p>88,956</text:p>
          </table:table-cell>
          <table:table-cell office:value-type="float" office:value="230785" table:style-name="ce11">
            <text:p>230,785</text:p>
          </table:table-cell>
          <table:table-cell office:value-type="float" office:value="110550" table:style-name="ce11">
            <text:p>110,550</text:p>
          </table:table-cell>
          <table:table-cell office:value-type="float" office:value="120235" table:style-name="ce10">
            <text:p>120,23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819" table:style-name="ce52">
            <text:p>65,819</text:p>
          </table:table-cell>
          <table:table-cell office:value-type="float" office:value="174798" table:style-name="ce11">
            <text:p>174,798</text:p>
          </table:table-cell>
          <table:table-cell office:value-type="float" office:value="83474" table:style-name="ce11">
            <text:p>83,474</text:p>
          </table:table-cell>
          <table:table-cell office:value-type="float" office:value="91324" table:style-name="ce10">
            <text:p>91,3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5932" table:style-name="ce52">
            <text:p>105,932</text:p>
          </table:table-cell>
          <table:table-cell office:value-type="float" office:value="285199" table:style-name="ce11">
            <text:p>285,199</text:p>
          </table:table-cell>
          <table:table-cell office:value-type="float" office:value="136269" table:style-name="ce11">
            <text:p>136,269</text:p>
          </table:table-cell>
          <table:table-cell office:value-type="float" office:value="148930" table:style-name="ce10">
            <text:p>148,93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908" table:style-name="ce52">
            <text:p>54,908</text:p>
          </table:table-cell>
          <table:table-cell office:value-type="float" office:value="166594" table:style-name="ce11">
            <text:p>166,594</text:p>
          </table:table-cell>
          <table:table-cell office:value-type="float" office:value="82103" table:style-name="ce11">
            <text:p>82,103</text:p>
          </table:table-cell>
          <table:table-cell office:value-type="float" office:value="84491" table:style-name="ce10">
            <text:p>84,4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53" table:style-name="ce52">
            <text:p>17,453</text:p>
          </table:table-cell>
          <table:table-cell office:value-type="float" office:value="49483" table:style-name="ce11">
            <text:p>49,483</text:p>
          </table:table-cell>
          <table:table-cell office:value-type="float" office:value="25385" table:style-name="ce11">
            <text:p>25,385</text:p>
          </table:table-cell>
          <table:table-cell office:value-type="float" office:value="24098" table:style-name="ce10">
            <text:p>24,0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655" table:style-name="ce52">
            <text:p>23,655</text:p>
          </table:table-cell>
          <table:table-cell office:value-type="float" office:value="76434" table:style-name="ce11">
            <text:p>76,434</text:p>
          </table:table-cell>
          <table:table-cell office:value-type="float" office:value="38328" table:style-name="ce11">
            <text:p>38,328</text:p>
          </table:table-cell>
          <table:table-cell office:value-type="float" office:value="38106" table:style-name="ce10">
            <text:p>38,1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876" table:style-name="ce52">
            <text:p>28,876</text:p>
          </table:table-cell>
          <table:table-cell office:value-type="float" office:value="87733" table:style-name="ce11">
            <text:p>87,733</text:p>
          </table:table-cell>
          <table:table-cell office:value-type="float" office:value="44820" table:style-name="ce11">
            <text:p>44,820</text:p>
          </table:table-cell>
          <table:table-cell office:value-type="float" office:value="42913" table:style-name="ce10">
            <text:p>42,9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034" table:style-name="ce52">
            <text:p>31,034</text:p>
          </table:table-cell>
          <table:table-cell office:value-type="float" office:value="95038" table:style-name="ce11">
            <text:p>95,038</text:p>
          </table:table-cell>
          <table:table-cell office:value-type="float" office:value="47819" table:style-name="ce11">
            <text:p>47,819</text:p>
          </table:table-cell>
          <table:table-cell office:value-type="float" office:value="47219" table:style-name="ce10">
            <text:p>47,2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817" table:style-name="ce52">
            <text:p>18,817</text:p>
          </table:table-cell>
          <table:table-cell office:value-type="float" office:value="59154" table:style-name="ce11">
            <text:p>59,154</text:p>
          </table:table-cell>
          <table:table-cell office:value-type="float" office:value="29647" table:style-name="ce11">
            <text:p>29,647</text:p>
          </table:table-cell>
          <table:table-cell office:value-type="float" office:value="29507" table:style-name="ce10">
            <text:p>29,5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80" table:style-name="ce52">
            <text:p>16,680</text:p>
          </table:table-cell>
          <table:table-cell office:value-type="float" office:value="54493" table:style-name="ce11">
            <text:p>54,493</text:p>
          </table:table-cell>
          <table:table-cell office:value-type="float" office:value="27614" table:style-name="ce11">
            <text:p>27,614</text:p>
          </table:table-cell>
          <table:table-cell office:value-type="float" office:value="26879" table:style-name="ce10">
            <text:p>26,87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063" table:style-name="ce52">
            <text:p>20,063</text:p>
          </table:table-cell>
          <table:table-cell office:value-type="float" office:value="65598" table:style-name="ce11">
            <text:p>65,598</text:p>
          </table:table-cell>
          <table:table-cell office:value-type="float" office:value="33397" table:style-name="ce11">
            <text:p>33,397</text:p>
          </table:table-cell>
          <table:table-cell office:value-type="float" office:value="32201" table:style-name="ce10">
            <text:p>32,2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257" table:style-name="ce52">
            <text:p>37,257</text:p>
          </table:table-cell>
          <table:table-cell office:value-type="float" office:value="109287" table:style-name="ce11">
            <text:p>109,287</text:p>
          </table:table-cell>
          <table:table-cell office:value-type="float" office:value="53906" table:style-name="ce11">
            <text:p>53,906</text:p>
          </table:table-cell>
          <table:table-cell office:value-type="float" office:value="55381" table:style-name="ce10">
            <text:p>55,3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392" table:style-name="ce52">
            <text:p>30,392</text:p>
          </table:table-cell>
          <table:table-cell office:value-type="float" office:value="95720" table:style-name="ce11">
            <text:p>95,720</text:p>
          </table:table-cell>
          <table:table-cell office:value-type="float" office:value="47605" table:style-name="ce11">
            <text:p>47,605</text:p>
          </table:table-cell>
          <table:table-cell office:value-type="float" office:value="48115" table:style-name="ce10">
            <text:p>48,1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84" table:style-name="ce52">
            <text:p>7,684</text:p>
          </table:table-cell>
          <table:table-cell office:value-type="float" office:value="24195" table:style-name="ce11">
            <text:p>24,195</text:p>
          </table:table-cell>
          <table:table-cell office:value-type="float" office:value="12507" table:style-name="ce11">
            <text:p>12,507</text:p>
          </table:table-cell>
          <table:table-cell office:value-type="float" office:value="11688" table:style-name="ce10">
            <text:p>11,6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41" table:style-name="ce52">
            <text:p>4,941</text:p>
          </table:table-cell>
          <table:table-cell office:value-type="float" office:value="14689" table:style-name="ce11">
            <text:p>14,689</text:p>
          </table:table-cell>
          <table:table-cell office:value-type="float" office:value="7577" table:style-name="ce11">
            <text:p>7,577</text:p>
          </table:table-cell>
          <table:table-cell office:value-type="float" office:value="7112" table:style-name="ce10">
            <text:p>7,1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25" table:style-name="ce52">
            <text:p>9,925</text:p>
          </table:table-cell>
          <table:table-cell office:value-type="float" office:value="32073" table:style-name="ce11">
            <text:p>32,073</text:p>
          </table:table-cell>
          <table:table-cell office:value-type="float" office:value="16338" table:style-name="ce11">
            <text:p>16,338</text:p>
          </table:table-cell>
          <table:table-cell office:value-type="float" office:value="15735" table:style-name="ce10">
            <text:p>15,7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06" table:style-name="ce52">
            <text:p>5,606</text:p>
          </table:table-cell>
          <table:table-cell office:value-type="float" office:value="18996" table:style-name="ce11">
            <text:p>18,996</text:p>
          </table:table-cell>
          <table:table-cell office:value-type="float" office:value="10029" table:style-name="ce11">
            <text:p>10,029</text:p>
          </table:table-cell>
          <table:table-cell office:value-type="float" office:value="8967" table:style-name="ce10">
            <text:p>8,9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976" table:style-name="ce52">
            <text:p>25,976</text:p>
          </table:table-cell>
          <table:table-cell office:value-type="float" office:value="75790" table:style-name="ce11">
            <text:p>75,790</text:p>
          </table:table-cell>
          <table:table-cell office:value-type="float" office:value="37877" table:style-name="ce11">
            <text:p>37,877</text:p>
          </table:table-cell>
          <table:table-cell office:value-type="float" office:value="37913" table:style-name="ce10">
            <text:p>37,9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80" table:style-name="ce52">
            <text:p>18,080</text:p>
          </table:table-cell>
          <table:table-cell office:value-type="float" office:value="56861" table:style-name="ce11">
            <text:p>56,861</text:p>
          </table:table-cell>
          <table:table-cell office:value-type="float" office:value="28991" table:style-name="ce11">
            <text:p>28,991</text:p>
          </table:table-cell>
          <table:table-cell office:value-type="float" office:value="27870" table:style-name="ce10">
            <text:p>27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953" table:style-name="ce52">
            <text:p>23,953</text:p>
          </table:table-cell>
          <table:table-cell office:value-type="float" office:value="78145" table:style-name="ce11">
            <text:p>78,145</text:p>
          </table:table-cell>
          <table:table-cell office:value-type="float" office:value="39295" table:style-name="ce11">
            <text:p>39,295</text:p>
          </table:table-cell>
          <table:table-cell office:value-type="float" office:value="38850" table:style-name="ce10">
            <text:p>38,8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711" table:style-name="ce52">
            <text:p>20,711</text:p>
          </table:table-cell>
          <table:table-cell office:value-type="float" office:value="65224" table:style-name="ce11">
            <text:p>65,224</text:p>
          </table:table-cell>
          <table:table-cell office:value-type="float" office:value="33026" table:style-name="ce11">
            <text:p>33,026</text:p>
          </table:table-cell>
          <table:table-cell office:value-type="float" office:value="32198" table:style-name="ce10">
            <text:p>32,1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186" table:style-name="ce52">
            <text:p>67,186</text:p>
          </table:table-cell>
          <table:table-cell office:value-type="float" office:value="194464" table:style-name="ce11">
            <text:p>194,464</text:p>
          </table:table-cell>
          <table:table-cell office:value-type="float" office:value="96144" table:style-name="ce11">
            <text:p>96,144</text:p>
          </table:table-cell>
          <table:table-cell office:value-type="float" office:value="98320" table:style-name="ce10">
            <text:p>98,3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702" table:style-name="ce52">
            <text:p>71,702</text:p>
          </table:table-cell>
          <table:table-cell office:value-type="float" office:value="212730" table:style-name="ce11">
            <text:p>212,730</text:p>
          </table:table-cell>
          <table:table-cell office:value-type="float" office:value="104127" table:style-name="ce11">
            <text:p>104,127</text:p>
          </table:table-cell>
          <table:table-cell office:value-type="float" office:value="108603" table:style-name="ce10">
            <text:p>108,6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22" table:style-name="ce53">
            <text:p>4,622</text:p>
          </table:table-cell>
          <table:table-cell office:value-type="float" office:value="10838" table:style-name="ce18">
            <text:p>10,838</text:p>
          </table:table-cell>
          <table:table-cell office:value-type="float" office:value="5813" table:style-name="ce18">
            <text:p>5,813</text:p>
          </table:table-cell>
          <table:table-cell office:value-type="float" office:value="5025" table:style-name="ce17">
            <text:p>5,02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9095" table:style-name="ce71">
            <text:p>699,095</text:p>
          </table:table-cell>
          <table:table-cell office:value-type="float" office:value="1877891" table:style-name="ce79">
            <text:p>1,877,891</text:p>
          </table:table-cell>
          <table:table-cell office:value-type="float" office:value="935517" table:style-name="ce79">
            <text:p>935,517</text:p>
          </table:table-cell>
          <table:table-cell office:value-type="float" office:value="942374" table:style-name="ce73">
            <text:p>942,3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323" table:style-name="ce52">
            <text:p>29,323</text:p>
          </table:table-cell>
          <table:table-cell office:value-type="float" office:value="76743" table:style-name="ce11">
            <text:p>76,743</text:p>
          </table:table-cell>
          <table:table-cell office:value-type="float" office:value="37950" table:style-name="ce11">
            <text:p>37,950</text:p>
          </table:table-cell>
          <table:table-cell office:value-type="float" office:value="38793" table:style-name="ce10">
            <text:p>38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3" table:style-name="ce52">
            <text:p>10,073</text:p>
          </table:table-cell>
          <table:table-cell office:value-type="float" office:value="25052" table:style-name="ce11">
            <text:p>25,052</text:p>
          </table:table-cell>
          <table:table-cell office:value-type="float" office:value="13033" table:style-name="ce11">
            <text:p>13,033</text:p>
          </table:table-cell>
          <table:table-cell office:value-type="float" office:value="12019" table:style-name="ce10">
            <text:p>12,0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2" table:style-name="ce52">
            <text:p>10,732</text:p>
          </table:table-cell>
          <table:table-cell office:value-type="float" office:value="27492" table:style-name="ce11">
            <text:p>27,492</text:p>
          </table:table-cell>
          <table:table-cell office:value-type="float" office:value="14362" table:style-name="ce11">
            <text:p>14,362</text:p>
          </table:table-cell>
          <table:table-cell office:value-type="float" office:value="13130" table:style-name="ce10">
            <text:p>13,1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3" table:style-name="ce52">
            <text:p>7,973</text:p>
          </table:table-cell>
          <table:table-cell office:value-type="float" office:value="20931" table:style-name="ce11">
            <text:p>20,931</text:p>
          </table:table-cell>
          <table:table-cell office:value-type="float" office:value="10886" table:style-name="ce11">
            <text:p>10,886</text:p>
          </table:table-cell>
          <table:table-cell office:value-type="float" office:value="10045" table:style-name="ce10">
            <text:p>10,0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5" table:style-name="ce52">
            <text:p>8,775</text:p>
          </table:table-cell>
          <table:table-cell office:value-type="float" office:value="22834" table:style-name="ce11">
            <text:p>22,834</text:p>
          </table:table-cell>
          <table:table-cell office:value-type="float" office:value="11857" table:style-name="ce11">
            <text:p>11,857</text:p>
          </table:table-cell>
          <table:table-cell office:value-type="float" office:value="10977" table:style-name="ce10">
            <text:p>10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03" table:style-name="ce52">
            <text:p>8,303</text:p>
          </table:table-cell>
          <table:table-cell office:value-type="float" office:value="20303" table:style-name="ce11">
            <text:p>20,303</text:p>
          </table:table-cell>
          <table:table-cell office:value-type="float" office:value="10800" table:style-name="ce11">
            <text:p>10,800</text:p>
          </table:table-cell>
          <table:table-cell office:value-type="float" office:value="9503" table:style-name="ce10">
            <text:p>9,5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79" table:style-name="ce52">
            <text:p>15,979</text:p>
          </table:table-cell>
          <table:table-cell office:value-type="float" office:value="43822" table:style-name="ce11">
            <text:p>43,822</text:p>
          </table:table-cell>
          <table:table-cell office:value-type="float" office:value="22272" table:style-name="ce11">
            <text:p>22,272</text:p>
          </table:table-cell>
          <table:table-cell office:value-type="float" office:value="21550" table:style-name="ce10">
            <text:p>21,5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64" table:style-name="ce52">
            <text:p>9,364</text:p>
          </table:table-cell>
          <table:table-cell office:value-type="float" office:value="23568" table:style-name="ce11">
            <text:p>23,568</text:p>
          </table:table-cell>
          <table:table-cell office:value-type="float" office:value="12179" table:style-name="ce11">
            <text:p>12,179</text:p>
          </table:table-cell>
          <table:table-cell office:value-type="float" office:value="11389" table:style-name="ce10">
            <text:p>11,3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63" table:style-name="ce52">
            <text:p>7,863</text:p>
          </table:table-cell>
          <table:table-cell office:value-type="float" office:value="21761" table:style-name="ce11">
            <text:p>21,761</text:p>
          </table:table-cell>
          <table:table-cell office:value-type="float" office:value="11256" table:style-name="ce11">
            <text:p>11,256</text:p>
          </table:table-cell>
          <table:table-cell office:value-type="float" office:value="10505" table:style-name="ce10">
            <text:p>10,5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77" table:style-name="ce52">
            <text:p>8,077</text:p>
          </table:table-cell>
          <table:table-cell office:value-type="float" office:value="21319" table:style-name="ce11">
            <text:p>21,319</text:p>
          </table:table-cell>
          <table:table-cell office:value-type="float" office:value="10834" table:style-name="ce11">
            <text:p>10,834</text:p>
          </table:table-cell>
          <table:table-cell office:value-type="float" office:value="10485" table:style-name="ce10">
            <text:p>10,4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75" table:style-name="ce52">
            <text:p>3,775</text:p>
          </table:table-cell>
          <table:table-cell office:value-type="float" office:value="9312" table:style-name="ce11">
            <text:p>9,312</text:p>
          </table:table-cell>
          <table:table-cell office:value-type="float" office:value="5023" table:style-name="ce11">
            <text:p>5,023</text:p>
          </table:table-cell>
          <table:table-cell office:value-type="float" office:value="4289" table:style-name="ce10">
            <text:p>4,2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87" table:style-name="ce52">
            <text:p>21,087</text:p>
          </table:table-cell>
          <table:table-cell office:value-type="float" office:value="58981" table:style-name="ce11">
            <text:p>58,981</text:p>
          </table:table-cell>
          <table:table-cell office:value-type="float" office:value="29159" table:style-name="ce11">
            <text:p>29,159</text:p>
          </table:table-cell>
          <table:table-cell office:value-type="float" office:value="29822" table:style-name="ce10">
            <text:p>29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52" table:style-name="ce52">
            <text:p>9,752</text:p>
          </table:table-cell>
          <table:table-cell office:value-type="float" office:value="25466" table:style-name="ce11">
            <text:p>25,466</text:p>
          </table:table-cell>
          <table:table-cell office:value-type="float" office:value="13029" table:style-name="ce11">
            <text:p>13,029</text:p>
          </table:table-cell>
          <table:table-cell office:value-type="float" office:value="12437" table:style-name="ce10">
            <text:p>12,4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19" table:style-name="ce52">
            <text:p>8,319</text:p>
          </table:table-cell>
          <table:table-cell office:value-type="float" office:value="24455" table:style-name="ce11">
            <text:p>24,455</text:p>
          </table:table-cell>
          <table:table-cell office:value-type="float" office:value="12345" table:style-name="ce11">
            <text:p>12,345</text:p>
          </table:table-cell>
          <table:table-cell office:value-type="float" office:value="12110" table:style-name="ce10">
            <text:p>12,1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3" table:style-name="ce52">
            <text:p>7,973</text:p>
          </table:table-cell>
          <table:table-cell office:value-type="float" office:value="22259" table:style-name="ce11">
            <text:p>22,259</text:p>
          </table:table-cell>
          <table:table-cell office:value-type="float" office:value="11544" table:style-name="ce11">
            <text:p>11,544</text:p>
          </table:table-cell>
          <table:table-cell office:value-type="float" office:value="10715" table:style-name="ce10">
            <text:p>10,7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5" table:style-name="ce52">
            <text:p>7,225</text:p>
          </table:table-cell>
          <table:table-cell office:value-type="float" office:value="19194" table:style-name="ce11">
            <text:p>19,194</text:p>
          </table:table-cell>
          <table:table-cell office:value-type="float" office:value="9771" table:style-name="ce11">
            <text:p>9,771</text:p>
          </table:table-cell>
          <table:table-cell office:value-type="float" office:value="9423" table:style-name="ce10">
            <text:p>9,4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61" table:style-name="ce52">
            <text:p>4,161</text:p>
          </table:table-cell>
          <table:table-cell office:value-type="float" office:value="10721" table:style-name="ce11">
            <text:p>10,721</text:p>
          </table:table-cell>
          <table:table-cell office:value-type="float" office:value="5379" table:style-name="ce11">
            <text:p>5,379</text:p>
          </table:table-cell>
          <table:table-cell office:value-type="float" office:value="5342" table:style-name="ce10">
            <text:p>5,3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698" table:style-name="ce52">
            <text:p>14,698</text:p>
          </table:table-cell>
          <table:table-cell office:value-type="float" office:value="43298" table:style-name="ce11">
            <text:p>43,298</text:p>
          </table:table-cell>
          <table:table-cell office:value-type="float" office:value="21997" table:style-name="ce11">
            <text:p>21,997</text:p>
          </table:table-cell>
          <table:table-cell office:value-type="float" office:value="21301" table:style-name="ce10">
            <text:p>21,3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993" table:style-name="ce52">
            <text:p>18,993</text:p>
          </table:table-cell>
          <table:table-cell office:value-type="float" office:value="50359" table:style-name="ce11">
            <text:p>50,359</text:p>
          </table:table-cell>
          <table:table-cell office:value-type="float" office:value="25342" table:style-name="ce11">
            <text:p>25,342</text:p>
          </table:table-cell>
          <table:table-cell office:value-type="float" office:value="25017" table:style-name="ce10">
            <text:p>25,0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061" table:style-name="ce52">
            <text:p>13,061</text:p>
          </table:table-cell>
          <table:table-cell office:value-type="float" office:value="37487" table:style-name="ce11">
            <text:p>37,487</text:p>
          </table:table-cell>
          <table:table-cell office:value-type="float" office:value="18737" table:style-name="ce11">
            <text:p>18,737</text:p>
          </table:table-cell>
          <table:table-cell office:value-type="float" office:value="18750" table:style-name="ce10">
            <text:p>18,7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41" table:style-name="ce52">
            <text:p>10,441</text:p>
          </table:table-cell>
          <table:table-cell office:value-type="float" office:value="30384" table:style-name="ce11">
            <text:p>30,384</text:p>
          </table:table-cell>
          <table:table-cell office:value-type="float" office:value="15637" table:style-name="ce11">
            <text:p>15,637</text:p>
          </table:table-cell>
          <table:table-cell office:value-type="float" office:value="14747" table:style-name="ce10">
            <text:p>14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1" table:style-name="ce52">
            <text:p>2,721</text:p>
          </table:table-cell>
          <table:table-cell office:value-type="float" office:value="7163" table:style-name="ce11">
            <text:p>7,163</text:p>
          </table:table-cell>
          <table:table-cell office:value-type="float" office:value="3777" table:style-name="ce11">
            <text:p>3,777</text:p>
          </table:table-cell>
          <table:table-cell office:value-type="float" office:value="3386" table:style-name="ce10">
            <text:p>3,3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0" table:style-name="ce52">
            <text:p>5,140</text:p>
          </table:table-cell>
          <table:table-cell office:value-type="float" office:value="13696" table:style-name="ce11">
            <text:p>13,696</text:p>
          </table:table-cell>
          <table:table-cell office:value-type="float" office:value="7082" table:style-name="ce11">
            <text:p>7,082</text:p>
          </table:table-cell>
          <table:table-cell office:value-type="float" office:value="6614" table:style-name="ce10">
            <text:p>6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7" table:style-name="ce52">
            <text:p>3,497</text:p>
          </table:table-cell>
          <table:table-cell office:value-type="float" office:value="9270" table:style-name="ce11">
            <text:p>9,270</text:p>
          </table:table-cell>
          <table:table-cell office:value-type="float" office:value="4886" table:style-name="ce11">
            <text:p>4,886</text:p>
          </table:table-cell>
          <table:table-cell office:value-type="float" office:value="4384" table:style-name="ce10">
            <text:p>4,3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8" table:style-name="ce52">
            <text:p>2,828</text:p>
          </table:table-cell>
          <table:table-cell office:value-type="float" office:value="8479" table:style-name="ce11">
            <text:p>8,479</text:p>
          </table:table-cell>
          <table:table-cell office:value-type="float" office:value="4558" table:style-name="ce11">
            <text:p>4,558</text:p>
          </table:table-cell>
          <table:table-cell office:value-type="float" office:value="3921" table:style-name="ce10">
            <text:p>3,9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3" table:style-name="ce52">
            <text:p>1,923</text:p>
          </table:table-cell>
          <table:table-cell office:value-type="float" office:value="4625" table:style-name="ce11">
            <text:p>4,625</text:p>
          </table:table-cell>
          <table:table-cell office:value-type="float" office:value="2605" table:style-name="ce11">
            <text:p>2,605</text:p>
          </table:table-cell>
          <table:table-cell office:value-type="float" office:value="2020" table:style-name="ce10">
            <text:p>2,0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397" table:style-name="ce52">
            <text:p>28,397</text:p>
          </table:table-cell>
          <table:table-cell office:value-type="float" office:value="76277" table:style-name="ce11">
            <text:p>76,277</text:p>
          </table:table-cell>
          <table:table-cell office:value-type="float" office:value="38484" table:style-name="ce11">
            <text:p>38,484</text:p>
          </table:table-cell>
          <table:table-cell office:value-type="float" office:value="37793" table:style-name="ce10">
            <text:p>37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198" table:style-name="ce52">
            <text:p>23,198</text:p>
          </table:table-cell>
          <table:table-cell office:value-type="float" office:value="68282" table:style-name="ce11">
            <text:p>68,282</text:p>
          </table:table-cell>
          <table:table-cell office:value-type="float" office:value="34533" table:style-name="ce11">
            <text:p>34,533</text:p>
          </table:table-cell>
          <table:table-cell office:value-type="float" office:value="33749" table:style-name="ce10">
            <text:p>33,7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86" table:style-name="ce52">
            <text:p>11,386</text:p>
          </table:table-cell>
          <table:table-cell office:value-type="float" office:value="34068" table:style-name="ce11">
            <text:p>34,068</text:p>
          </table:table-cell>
          <table:table-cell office:value-type="float" office:value="17501" table:style-name="ce11">
            <text:p>17,501</text:p>
          </table:table-cell>
          <table:table-cell office:value-type="float" office:value="16567" table:style-name="ce10">
            <text:p>16,5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3" table:style-name="ce52">
            <text:p>1,513</text:p>
          </table:table-cell>
          <table:table-cell office:value-type="float" office:value="3820" table:style-name="ce11">
            <text:p>3,820</text:p>
          </table:table-cell>
          <table:table-cell office:value-type="float" office:value="2061" table:style-name="ce11">
            <text:p>2,061</text:p>
          </table:table-cell>
          <table:table-cell office:value-type="float" office:value="1759" table:style-name="ce10">
            <text:p>1,7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194" table:style-name="ce52">
            <text:p>87,194</text:p>
          </table:table-cell>
          <table:table-cell office:value-type="float" office:value="235636" table:style-name="ce11">
            <text:p>235,636</text:p>
          </table:table-cell>
          <table:table-cell office:value-type="float" office:value="115660" table:style-name="ce11">
            <text:p>115,660</text:p>
          </table:table-cell>
          <table:table-cell office:value-type="float" office:value="119976" table:style-name="ce10">
            <text:p>119,9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796" table:style-name="ce52">
            <text:p>72,796</text:p>
          </table:table-cell>
          <table:table-cell office:value-type="float" office:value="185472" table:style-name="ce11">
            <text:p>185,472</text:p>
          </table:table-cell>
          <table:table-cell office:value-type="float" office:value="88706" table:style-name="ce11">
            <text:p>88,706</text:p>
          </table:table-cell>
          <table:table-cell office:value-type="float" office:value="96766" table:style-name="ce10">
            <text:p>96,7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969" table:style-name="ce52">
            <text:p>46,969</text:p>
          </table:table-cell>
          <table:table-cell office:value-type="float" office:value="124362" table:style-name="ce11">
            <text:p>124,362</text:p>
          </table:table-cell>
          <table:table-cell office:value-type="float" office:value="61345" table:style-name="ce11">
            <text:p>61,345</text:p>
          </table:table-cell>
          <table:table-cell office:value-type="float" office:value="63017" table:style-name="ce10">
            <text:p>63,0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66" table:style-name="ce52">
            <text:p>51,466</text:p>
          </table:table-cell>
          <table:table-cell office:value-type="float" office:value="130736" table:style-name="ce11">
            <text:p>130,736</text:p>
          </table:table-cell>
          <table:table-cell office:value-type="float" office:value="63333" table:style-name="ce11">
            <text:p>63,333</text:p>
          </table:table-cell>
          <table:table-cell office:value-type="float" office:value="67403" table:style-name="ce10">
            <text:p>67,4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386" table:style-name="ce52">
            <text:p>65,386</text:p>
          </table:table-cell>
          <table:table-cell office:value-type="float" office:value="194862" table:style-name="ce11">
            <text:p>194,862</text:p>
          </table:table-cell>
          <table:table-cell office:value-type="float" office:value="98064" table:style-name="ce11">
            <text:p>98,064</text:p>
          </table:table-cell>
          <table:table-cell office:value-type="float" office:value="96798" table:style-name="ce10">
            <text:p>96,7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619" table:style-name="ce52">
            <text:p>26,619</text:p>
          </table:table-cell>
          <table:table-cell office:value-type="float" office:value="67169" table:style-name="ce11">
            <text:p>67,169</text:p>
          </table:table-cell>
          <table:table-cell office:value-type="float" office:value="31804" table:style-name="ce11">
            <text:p>31,804</text:p>
          </table:table-cell>
          <table:table-cell office:value-type="float" office:value="35365" table:style-name="ce10">
            <text:p>35,36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115" table:style-name="ce53">
            <text:p>32,115</text:p>
          </table:table-cell>
          <table:table-cell office:value-type="float" office:value="78233" table:style-name="ce18">
            <text:p>78,233</text:p>
          </table:table-cell>
          <table:table-cell office:value-type="float" office:value="37726" table:style-name="ce18">
            <text:p>37,726</text:p>
          </table:table-cell>
          <table:table-cell office:value-type="float" office:value="40507" table:style-name="ce17">
            <text:p>40,507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3881" table:style-name="ce75">
            <text:p>1,113,881</text:p>
          </table:table-cell>
          <table:table-cell office:value-type="float" office:value="2771846" table:style-name="ce79">
            <text:p>2,771,846</text:p>
          </table:table-cell>
          <table:table-cell office:value-type="float" office:value="1368063" table:style-name="ce80">
            <text:p>1,368,063</text:p>
          </table:table-cell>
          <table:table-cell office:value-type="float" office:value="1403783" table:style-name="ce72">
            <text:p>1,403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10" table:style-name="ce9">
            <text:p>10,910</text:p>
          </table:table-cell>
          <table:table-cell office:value-type="float" office:value="23800" table:style-name="ce10">
            <text:p>23,800</text:p>
          </table:table-cell>
          <table:table-cell office:value-type="float" office:value="11782" table:style-name="ce11">
            <text:p>11,782</text:p>
          </table:table-cell>
          <table:table-cell office:value-type="float" office:value="12018" table:style-name="ce23">
            <text:p>12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629" table:style-name="ce9">
            <text:p>59,629</text:p>
          </table:table-cell>
          <table:table-cell office:value-type="float" office:value="141462" table:style-name="ce10">
            <text:p>141,462</text:p>
          </table:table-cell>
          <table:table-cell office:value-type="float" office:value="67995" table:style-name="ce11">
            <text:p>67,995</text:p>
          </table:table-cell>
          <table:table-cell office:value-type="float" office:value="73467" table:style-name="ce23">
            <text:p>73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505" table:style-name="ce9">
            <text:p>80,505</text:p>
          </table:table-cell>
          <table:table-cell office:value-type="float" office:value="197890" table:style-name="ce10">
            <text:p>197,890</text:p>
          </table:table-cell>
          <table:table-cell office:value-type="float" office:value="94686" table:style-name="ce11">
            <text:p>94,686</text:p>
          </table:table-cell>
          <table:table-cell office:value-type="float" office:value="103204" table:style-name="ce23">
            <text:p>103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953" table:style-name="ce9">
            <text:p>73,953</text:p>
          </table:table-cell>
          <table:table-cell office:value-type="float" office:value="188910" table:style-name="ce10">
            <text:p>188,910</text:p>
          </table:table-cell>
          <table:table-cell office:value-type="float" office:value="92357" table:style-name="ce11">
            <text:p>92,357</text:p>
          </table:table-cell>
          <table:table-cell office:value-type="float" office:value="96553" table:style-name="ce23">
            <text:p>96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007" table:style-name="ce9">
            <text:p>138,007</text:p>
          </table:table-cell>
          <table:table-cell office:value-type="float" office:value="338218" table:style-name="ce10">
            <text:p>338,218</text:p>
          </table:table-cell>
          <table:table-cell office:value-type="float" office:value="163148" table:style-name="ce11">
            <text:p>163,148</text:p>
          </table:table-cell>
          <table:table-cell office:value-type="float" office:value="175070" table:style-name="ce23">
            <text:p>175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45" table:style-name="ce9">
            <text:p>23,145</text:p>
          </table:table-cell>
          <table:table-cell office:value-type="float" office:value="50806" table:style-name="ce10">
            <text:p>50,806</text:p>
          </table:table-cell>
          <table:table-cell office:value-type="float" office:value="24364" table:style-name="ce11">
            <text:p>24,364</text:p>
          </table:table-cell>
          <table:table-cell office:value-type="float" office:value="26442" table:style-name="ce23">
            <text:p>26,4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91" table:style-name="ce9">
            <text:p>12,891</text:p>
          </table:table-cell>
          <table:table-cell office:value-type="float" office:value="26833" table:style-name="ce10">
            <text:p>26,833</text:p>
          </table:table-cell>
          <table:table-cell office:value-type="float" office:value="12679" table:style-name="ce11">
            <text:p>12,679</text:p>
          </table:table-cell>
          <table:table-cell office:value-type="float" office:value="14154" table:style-name="ce23">
            <text:p>14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855" table:style-name="ce9">
            <text:p>72,855</text:p>
          </table:table-cell>
          <table:table-cell office:value-type="float" office:value="168307" table:style-name="ce10">
            <text:p>168,307</text:p>
          </table:table-cell>
          <table:table-cell office:value-type="float" office:value="80613" table:style-name="ce11">
            <text:p>80,613</text:p>
          </table:table-cell>
          <table:table-cell office:value-type="float" office:value="87694" table:style-name="ce23">
            <text:p>87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95" table:style-name="ce9">
            <text:p>79,395</text:p>
          </table:table-cell>
          <table:table-cell office:value-type="float" office:value="186919" table:style-name="ce10">
            <text:p>186,919</text:p>
          </table:table-cell>
          <table:table-cell office:value-type="float" office:value="91612" table:style-name="ce11">
            <text:p>91,612</text:p>
          </table:table-cell>
          <table:table-cell office:value-type="float" office:value="95307" table:style-name="ce23">
            <text:p>95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72" table:style-name="ce9">
            <text:p>11,072</text:p>
          </table:table-cell>
          <table:table-cell office:value-type="float" office:value="27959" table:style-name="ce10">
            <text:p>27,959</text:p>
          </table:table-cell>
          <table:table-cell office:value-type="float" office:value="14388" table:style-name="ce11">
            <text:p>14,388</text:p>
          </table:table-cell>
          <table:table-cell office:value-type="float" office:value="13571" table:style-name="ce23">
            <text:p>13,57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161" table:style-name="ce9">
            <text:p>69,161</text:p>
          </table:table-cell>
          <table:table-cell office:value-type="float" office:value="157642" table:style-name="ce10">
            <text:p>157,642</text:p>
          </table:table-cell>
          <table:table-cell office:value-type="float" office:value="78044" table:style-name="ce11">
            <text:p>78,044</text:p>
          </table:table-cell>
          <table:table-cell office:value-type="float" office:value="79598" table:style-name="ce23">
            <text:p>79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896" table:style-name="ce9">
            <text:p>143,896</text:p>
          </table:table-cell>
          <table:table-cell office:value-type="float" office:value="360097" table:style-name="ce10">
            <text:p>360,097</text:p>
          </table:table-cell>
          <table:table-cell office:value-type="float" office:value="175855" table:style-name="ce11">
            <text:p>175,855</text:p>
          </table:table-cell>
          <table:table-cell office:value-type="float" office:value="184242" table:style-name="ce23">
            <text:p>184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524" table:style-name="ce9">
            <text:p>26,524</text:p>
          </table:table-cell>
          <table:table-cell office:value-type="float" office:value="69589" table:style-name="ce10">
            <text:p>69,589</text:p>
          </table:table-cell>
          <table:table-cell office:value-type="float" office:value="34993" table:style-name="ce11">
            <text:p>34,993</text:p>
          </table:table-cell>
          <table:table-cell office:value-type="float" office:value="34596" table:style-name="ce23">
            <text:p>34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122" table:style-name="ce9">
            <text:p>43,122</text:p>
          </table:table-cell>
          <table:table-cell office:value-type="float" office:value="112347" table:style-name="ce10">
            <text:p>112,347</text:p>
          </table:table-cell>
          <table:table-cell office:value-type="float" office:value="57400" table:style-name="ce11">
            <text:p>57,400</text:p>
          </table:table-cell>
          <table:table-cell office:value-type="float" office:value="54947" table:style-name="ce23">
            <text:p>54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92" table:style-name="ce9">
            <text:p>13,792</text:p>
          </table:table-cell>
          <table:table-cell office:value-type="float" office:value="41948" table:style-name="ce10">
            <text:p>41,948</text:p>
          </table:table-cell>
          <table:table-cell office:value-type="float" office:value="21464" table:style-name="ce11">
            <text:p>21,464</text:p>
          </table:table-cell>
          <table:table-cell office:value-type="float" office:value="20484" table:style-name="ce23">
            <text:p>20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10" table:style-name="ce9">
            <text:p>13,210</text:p>
          </table:table-cell>
          <table:table-cell office:value-type="float" office:value="34345" table:style-name="ce10">
            <text:p>34,345</text:p>
          </table:table-cell>
          <table:table-cell office:value-type="float" office:value="17415" table:style-name="ce11">
            <text:p>17,415</text:p>
          </table:table-cell>
          <table:table-cell office:value-type="float" office:value="16930" table:style-name="ce23">
            <text:p>16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906" table:style-name="ce9">
            <text:p>35,906</text:p>
          </table:table-cell>
          <table:table-cell office:value-type="float" office:value="90643" table:style-name="ce10">
            <text:p>90,643</text:p>
          </table:table-cell>
          <table:table-cell office:value-type="float" office:value="45777" table:style-name="ce11">
            <text:p>45,777</text:p>
          </table:table-cell>
          <table:table-cell office:value-type="float" office:value="44866" table:style-name="ce23">
            <text:p>44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62" table:style-name="ce9">
            <text:p>19,062</text:p>
          </table:table-cell>
          <table:table-cell office:value-type="float" office:value="44978" table:style-name="ce10">
            <text:p>44,978</text:p>
          </table:table-cell>
          <table:table-cell office:value-type="float" office:value="22688" table:style-name="ce11">
            <text:p>22,688</text:p>
          </table:table-cell>
          <table:table-cell office:value-type="float" office:value="22290" table:style-name="ce23">
            <text:p>22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429" table:style-name="ce9">
            <text:p>35,429</text:p>
          </table:table-cell>
          <table:table-cell office:value-type="float" office:value="97075" table:style-name="ce10">
            <text:p>97,075</text:p>
          </table:table-cell>
          <table:table-cell office:value-type="float" office:value="48039" table:style-name="ce11">
            <text:p>48,039</text:p>
          </table:table-cell>
          <table:table-cell office:value-type="float" office:value="49036" table:style-name="ce23">
            <text:p>49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581" table:style-name="ce9">
            <text:p>14,581</text:p>
          </table:table-cell>
          <table:table-cell office:value-type="float" office:value="38582" table:style-name="ce10">
            <text:p>38,582</text:p>
          </table:table-cell>
          <table:table-cell office:value-type="float" office:value="19429" table:style-name="ce11">
            <text:p>19,429</text:p>
          </table:table-cell>
          <table:table-cell office:value-type="float" office:value="19153" table:style-name="ce23">
            <text:p>19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38" table:style-name="ce9">
            <text:p>10,738</text:p>
          </table:table-cell>
          <table:table-cell office:value-type="float" office:value="29617" table:style-name="ce10">
            <text:p>29,617</text:p>
          </table:table-cell>
          <table:table-cell office:value-type="float" office:value="15591" table:style-name="ce11">
            <text:p>15,591</text:p>
          </table:table-cell>
          <table:table-cell office:value-type="float" office:value="14026" table:style-name="ce23">
            <text:p>14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72" table:style-name="ce9">
            <text:p>3,172</text:p>
          </table:table-cell>
          <table:table-cell office:value-type="float" office:value="6971" table:style-name="ce10">
            <text:p>6,971</text:p>
          </table:table-cell>
          <table:table-cell office:value-type="float" office:value="3869" table:style-name="ce11">
            <text:p>3,869</text:p>
          </table:table-cell>
          <table:table-cell office:value-type="float" office:value="3102" table:style-name="ce23">
            <text:p>3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34" table:style-name="ce9">
            <text:p>9,434</text:p>
          </table:table-cell>
          <table:table-cell office:value-type="float" office:value="28418" table:style-name="ce10">
            <text:p>28,418</text:p>
          </table:table-cell>
          <table:table-cell office:value-type="float" office:value="14338" table:style-name="ce11">
            <text:p>14,338</text:p>
          </table:table-cell>
          <table:table-cell office:value-type="float" office:value="14080" table:style-name="ce23">
            <text:p>14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09" table:style-name="ce9">
            <text:p>17,309</text:p>
          </table:table-cell>
          <table:table-cell office:value-type="float" office:value="52014" table:style-name="ce10">
            <text:p>52,014</text:p>
          </table:table-cell>
          <table:table-cell office:value-type="float" office:value="26430" table:style-name="ce11">
            <text:p>26,430</text:p>
          </table:table-cell>
          <table:table-cell office:value-type="float" office:value="25584" table:style-name="ce23">
            <text:p>25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82" table:style-name="ce9">
            <text:p>11,082</text:p>
          </table:table-cell>
          <table:table-cell office:value-type="float" office:value="29784" table:style-name="ce10">
            <text:p>29,784</text:p>
          </table:table-cell>
          <table:table-cell office:value-type="float" office:value="15197" table:style-name="ce11">
            <text:p>15,197</text:p>
          </table:table-cell>
          <table:table-cell office:value-type="float" office:value="14587" table:style-name="ce23">
            <text:p>14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31" table:style-name="ce9">
            <text:p>10,631</text:p>
          </table:table-cell>
          <table:table-cell office:value-type="float" office:value="30044" table:style-name="ce10">
            <text:p>30,044</text:p>
          </table:table-cell>
          <table:table-cell office:value-type="float" office:value="15401" table:style-name="ce11">
            <text:p>15,401</text:p>
          </table:table-cell>
          <table:table-cell office:value-type="float" office:value="14643" table:style-name="ce23">
            <text:p>14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1" table:style-name="ce9">
            <text:p>5,741</text:p>
          </table:table-cell>
          <table:table-cell office:value-type="float" office:value="13739" table:style-name="ce10">
            <text:p>13,739</text:p>
          </table:table-cell>
          <table:table-cell office:value-type="float" office:value="6903" table:style-name="ce11">
            <text:p>6,903</text:p>
          </table:table-cell>
          <table:table-cell office:value-type="float" office:value="6836" table:style-name="ce23">
            <text:p>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4" table:style-name="ce9">
            <text:p>6,794</text:p>
          </table:table-cell>
          <table:table-cell office:value-type="float" office:value="18935" table:style-name="ce10">
            <text:p>18,935</text:p>
          </table:table-cell>
          <table:table-cell office:value-type="float" office:value="9683" table:style-name="ce11">
            <text:p>9,683</text:p>
          </table:table-cell>
          <table:table-cell office:value-type="float" office:value="9252" table:style-name="ce23">
            <text:p>9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857" table:style-name="ce9">
            <text:p>12,857</text:p>
          </table:table-cell>
          <table:table-cell office:value-type="float" office:value="35644" table:style-name="ce10">
            <text:p>35,644</text:p>
          </table:table-cell>
          <table:table-cell office:value-type="float" office:value="18344" table:style-name="ce11">
            <text:p>18,344</text:p>
          </table:table-cell>
          <table:table-cell office:value-type="float" office:value="17300" table:style-name="ce23">
            <text:p>17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4" table:style-name="ce9">
            <text:p>13,704</text:p>
          </table:table-cell>
          <table:table-cell office:value-type="float" office:value="36049" table:style-name="ce10">
            <text:p>36,049</text:p>
          </table:table-cell>
          <table:table-cell office:value-type="float" office:value="18555" table:style-name="ce11">
            <text:p>18,555</text:p>
          </table:table-cell>
          <table:table-cell office:value-type="float" office:value="17494" table:style-name="ce23">
            <text:p>17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61" table:style-name="ce9">
            <text:p>14,861</text:p>
          </table:table-cell>
          <table:table-cell office:value-type="float" office:value="38931" table:style-name="ce10">
            <text:p>38,931</text:p>
          </table:table-cell>
          <table:table-cell office:value-type="float" office:value="20420" table:style-name="ce11">
            <text:p>20,420</text:p>
          </table:table-cell>
          <table:table-cell office:value-type="float" office:value="18511" table:style-name="ce23">
            <text:p>18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97" table:style-name="ce9">
            <text:p>5,497</text:p>
          </table:table-cell>
          <table:table-cell office:value-type="float" office:value="12479" table:style-name="ce10">
            <text:p>12,479</text:p>
          </table:table-cell>
          <table:table-cell office:value-type="float" office:value="6748" table:style-name="ce11">
            <text:p>6,748</text:p>
          </table:table-cell>
          <table:table-cell office:value-type="float" office:value="5731" table:style-name="ce23">
            <text:p>5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3" table:style-name="ce9">
            <text:p>2,293</text:p>
          </table:table-cell>
          <table:table-cell office:value-type="float" office:value="5916" table:style-name="ce10">
            <text:p>5,916</text:p>
          </table:table-cell>
          <table:table-cell office:value-type="float" office:value="3125" table:style-name="ce11">
            <text:p>3,125</text:p>
          </table:table-cell>
          <table:table-cell office:value-type="float" office:value="2791" table:style-name="ce23">
            <text:p>2,79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81" table:style-name="ce9">
            <text:p>4,781</text:p>
          </table:table-cell>
          <table:table-cell office:value-type="float" office:value="11591" table:style-name="ce10">
            <text:p>11,591</text:p>
          </table:table-cell>
          <table:table-cell office:value-type="float" office:value="6323" table:style-name="ce11">
            <text:p>6,323</text:p>
          </table:table-cell>
          <table:table-cell office:value-type="float" office:value="5268" table:style-name="ce23">
            <text:p>5,26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1" table:style-name="ce9">
            <text:p>5,121</text:p>
          </table:table-cell>
          <table:table-cell office:value-type="float" office:value="14083" table:style-name="ce10">
            <text:p>14,083</text:p>
          </table:table-cell>
          <table:table-cell office:value-type="float" office:value="7608" table:style-name="ce11">
            <text:p>7,608</text:p>
          </table:table-cell>
          <table:table-cell office:value-type="float" office:value="6475" table:style-name="ce23">
            <text:p>6,47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0" table:style-name="ce9">
            <text:p>610</text:p>
          </table:table-cell>
          <table:table-cell office:value-type="float" office:value="1927" table:style-name="ce10">
            <text:p>1,927</text:p>
          </table:table-cell>
          <table:table-cell office:value-type="float" office:value="965" table:style-name="ce11">
            <text:p>965</text:p>
          </table:table-cell>
          <table:table-cell office:value-type="float" office:value="962" table:style-name="ce23">
            <text:p>96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5" table:style-name="ce9">
            <text:p>1,365</text:p>
          </table:table-cell>
          <table:table-cell office:value-type="float" office:value="4215" table:style-name="ce10">
            <text:p>4,215</text:p>
          </table:table-cell>
          <table:table-cell office:value-type="float" office:value="2221" table:style-name="ce11">
            <text:p>2,221</text:p>
          </table:table-cell>
          <table:table-cell office:value-type="float" office:value="1994" table:style-name="ce23">
            <text:p>1,99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6" table:style-name="ce16">
            <text:p>846</text:p>
          </table:table-cell>
          <table:table-cell office:value-type="float" office:value="3139" table:style-name="ce17">
            <text:p>3,139</text:p>
          </table:table-cell>
          <table:table-cell office:value-type="float" office:value="1614" table:style-name="ce18">
            <text:p>1,614</text:p>
          </table:table-cell>
          <table:table-cell office:value-type="float" office:value="1525" table:style-name="ce19">
            <text:p>1,52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1495" table:style-name="ce71">
            <text:p>171,495</text:p>
          </table:table-cell>
          <table:table-cell office:value-type="float" office:value="453891" table:style-name="ce79">
            <text:p>453,891</text:p>
          </table:table-cell>
          <table:table-cell office:value-type="float" office:value="228874" table:style-name="ce79">
            <text:p>228,874</text:p>
          </table:table-cell>
          <table:table-cell office:value-type="float" office:value="225017" table:style-name="ce73">
            <text:p>225,0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925" table:style-name="ce52">
            <text:p>36,925</text:p>
          </table:table-cell>
          <table:table-cell office:value-type="float" office:value="95595" table:style-name="ce11">
            <text:p>95,595</text:p>
          </table:table-cell>
          <table:table-cell office:value-type="float" office:value="46464" table:style-name="ce11">
            <text:p>46,464</text:p>
          </table:table-cell>
          <table:table-cell office:value-type="float" office:value="49131" table:style-name="ce10">
            <text:p>49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84" table:style-name="ce52">
            <text:p>26,684</text:p>
          </table:table-cell>
          <table:table-cell office:value-type="float" office:value="71740" table:style-name="ce11">
            <text:p>71,740</text:p>
          </table:table-cell>
          <table:table-cell office:value-type="float" office:value="33912" table:style-name="ce11">
            <text:p>33,912</text:p>
          </table:table-cell>
          <table:table-cell office:value-type="float" office:value="37828" table:style-name="ce10">
            <text:p>37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319" table:style-name="ce52">
            <text:p>14,319</text:p>
          </table:table-cell>
          <table:table-cell office:value-type="float" office:value="39038" table:style-name="ce11">
            <text:p>39,038</text:p>
          </table:table-cell>
          <table:table-cell office:value-type="float" office:value="19885" table:style-name="ce11">
            <text:p>19,885</text:p>
          </table:table-cell>
          <table:table-cell office:value-type="float" office:value="19153" table:style-name="ce10">
            <text:p>19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14" table:style-name="ce52">
            <text:p>10,414</text:p>
          </table:table-cell>
          <table:table-cell office:value-type="float" office:value="28922" table:style-name="ce11">
            <text:p>28,922</text:p>
          </table:table-cell>
          <table:table-cell office:value-type="float" office:value="14879" table:style-name="ce11">
            <text:p>14,879</text:p>
          </table:table-cell>
          <table:table-cell office:value-type="float" office:value="14043" table:style-name="ce10">
            <text:p>14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336" table:style-name="ce52">
            <text:p>14,336</text:p>
          </table:table-cell>
          <table:table-cell office:value-type="float" office:value="35356" table:style-name="ce11">
            <text:p>35,356</text:p>
          </table:table-cell>
          <table:table-cell office:value-type="float" office:value="18339" table:style-name="ce11">
            <text:p>18,339</text:p>
          </table:table-cell>
          <table:table-cell office:value-type="float" office:value="17017" table:style-name="ce10">
            <text:p>17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58" table:style-name="ce52">
            <text:p>9,058</text:p>
          </table:table-cell>
          <table:table-cell office:value-type="float" office:value="24357" table:style-name="ce11">
            <text:p>24,357</text:p>
          </table:table-cell>
          <table:table-cell office:value-type="float" office:value="12813" table:style-name="ce11">
            <text:p>12,813</text:p>
          </table:table-cell>
          <table:table-cell office:value-type="float" office:value="11544" table:style-name="ce10">
            <text:p>11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82" table:style-name="ce52">
            <text:p>11,882</text:p>
          </table:table-cell>
          <table:table-cell office:value-type="float" office:value="32275" table:style-name="ce11">
            <text:p>32,275</text:p>
          </table:table-cell>
          <table:table-cell office:value-type="float" office:value="17038" table:style-name="ce11">
            <text:p>17,038</text:p>
          </table:table-cell>
          <table:table-cell office:value-type="float" office:value="15237" table:style-name="ce10">
            <text:p>15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22" table:style-name="ce52">
            <text:p>19,722</text:p>
          </table:table-cell>
          <table:table-cell office:value-type="float" office:value="53229" table:style-name="ce11">
            <text:p>53,229</text:p>
          </table:table-cell>
          <table:table-cell office:value-type="float" office:value="27208" table:style-name="ce11">
            <text:p>27,208</text:p>
          </table:table-cell>
          <table:table-cell office:value-type="float" office:value="26021" table:style-name="ce10">
            <text:p>26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468" table:style-name="ce52">
            <text:p>15,468</text:p>
          </table:table-cell>
          <table:table-cell office:value-type="float" office:value="40133" table:style-name="ce11">
            <text:p>40,133</text:p>
          </table:table-cell>
          <table:table-cell office:value-type="float" office:value="20569" table:style-name="ce11">
            <text:p>20,569</text:p>
          </table:table-cell>
          <table:table-cell office:value-type="float" office:value="19564" table:style-name="ce10">
            <text:p>19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46" table:style-name="ce52">
            <text:p>8,746</text:p>
          </table:table-cell>
          <table:table-cell office:value-type="float" office:value="21243" table:style-name="ce11">
            <text:p>21,243</text:p>
          </table:table-cell>
          <table:table-cell office:value-type="float" office:value="11422" table:style-name="ce11">
            <text:p>11,422</text:p>
          </table:table-cell>
          <table:table-cell office:value-type="float" office:value="9821" table:style-name="ce10">
            <text:p>9,8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0" table:style-name="ce52">
            <text:p>1,950</text:p>
          </table:table-cell>
          <table:table-cell office:value-type="float" office:value="6110" table:style-name="ce11">
            <text:p>6,110</text:p>
          </table:table-cell>
          <table:table-cell office:value-type="float" office:value="3292" table:style-name="ce11">
            <text:p>3,292</text:p>
          </table:table-cell>
          <table:table-cell office:value-type="float" office:value="2818" table:style-name="ce10">
            <text:p>2,81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1" table:style-name="ce53">
            <text:p>1,991</text:p>
          </table:table-cell>
          <table:table-cell office:value-type="float" office:value="5893" table:style-name="ce18">
            <text:p>5,893</text:p>
          </table:table-cell>
          <table:table-cell office:value-type="float" office:value="3053" table:style-name="ce18">
            <text:p>3,053</text:p>
          </table:table-cell>
          <table:table-cell office:value-type="float" office:value="2840" table:style-name="ce17">
            <text:p>2,840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6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2656" table:style-name="ce71">
            <text:p>202,656</text:p>
          </table:table-cell>
          <table:table-cell office:value-type="float" office:value="566998" table:style-name="ce79">
            <text:p>566,998</text:p>
          </table:table-cell>
          <table:table-cell office:value-type="float" office:value="289254" table:style-name="ce79">
            <text:p>289,254</text:p>
          </table:table-cell>
          <table:table-cell office:value-type="float" office:value="277744" table:style-name="ce73">
            <text:p>277,74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2970" table:style-name="ce52">
            <text:p>72,970</text:p>
          </table:table-cell>
          <table:table-cell office:value-type="float" office:value="197534" table:style-name="ce11">
            <text:p>197,534</text:p>
          </table:table-cell>
          <table:table-cell office:value-type="float" office:value="98199" table:style-name="ce11">
            <text:p>98,199</text:p>
          </table:table-cell>
          <table:table-cell office:value-type="float" office:value="99335" table:style-name="ce10">
            <text:p>99,3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24" table:style-name="ce52">
            <text:p>9,324</text:p>
          </table:table-cell>
          <table:table-cell office:value-type="float" office:value="27918" table:style-name="ce49">
            <text:p>27,918</text:p>
          </table:table-cell>
          <table:table-cell office:value-type="float" office:value="14983" table:style-name="ce11">
            <text:p>14,983</text:p>
          </table:table-cell>
          <table:table-cell office:value-type="float" office:value="12935" table:style-name="ce10">
            <text:p>12,9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036" table:style-name="ce52">
            <text:p>11,036</text:p>
          </table:table-cell>
          <table:table-cell office:value-type="float" office:value="32869" table:style-name="ce49">
            <text:p>32,869</text:p>
          </table:table-cell>
          <table:table-cell office:value-type="float" office:value="17498" table:style-name="ce11">
            <text:p>17,498</text:p>
          </table:table-cell>
          <table:table-cell office:value-type="float" office:value="15371" table:style-name="ce10">
            <text:p>15,37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139" table:style-name="ce52">
            <text:p>35,139</text:p>
          </table:table-cell>
          <table:table-cell office:value-type="float" office:value="97193" table:style-name="ce49">
            <text:p>97,193</text:p>
          </table:table-cell>
          <table:table-cell office:value-type="float" office:value="48846" table:style-name="ce11">
            <text:p>48,846</text:p>
          </table:table-cell>
          <table:table-cell office:value-type="float" office:value="48347" table:style-name="ce10">
            <text:p>48,34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990" table:style-name="ce52">
            <text:p>27,990</text:p>
          </table:table-cell>
          <table:table-cell office:value-type="float" office:value="78270" table:style-name="ce49">
            <text:p>78,270</text:p>
          </table:table-cell>
          <table:table-cell office:value-type="float" office:value="39601" table:style-name="ce11">
            <text:p>39,601</text:p>
          </table:table-cell>
          <table:table-cell office:value-type="float" office:value="38669" table:style-name="ce10">
            <text:p>38,66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04" table:style-name="ce52">
            <text:p>4,404</text:p>
          </table:table-cell>
          <table:table-cell office:value-type="float" office:value="12650" table:style-name="ce49">
            <text:p>12,650</text:p>
          </table:table-cell>
          <table:table-cell office:value-type="float" office:value="6852" table:style-name="ce11">
            <text:p>6,852</text:p>
          </table:table-cell>
          <table:table-cell office:value-type="float" office:value="5798" table:style-name="ce10">
            <text:p>5,79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231" table:style-name="ce52">
            <text:p>19,231</text:p>
          </table:table-cell>
          <table:table-cell office:value-type="float" office:value="57431" table:style-name="ce49">
            <text:p>57,431</text:p>
          </table:table-cell>
          <table:table-cell office:value-type="float" office:value="29436" table:style-name="ce11">
            <text:p>29,436</text:p>
          </table:table-cell>
          <table:table-cell office:value-type="float" office:value="27995" table:style-name="ce10">
            <text:p>27,99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71" table:style-name="ce52">
            <text:p>6,771</text:p>
          </table:table-cell>
          <table:table-cell office:value-type="float" office:value="19929" table:style-name="ce49">
            <text:p>19,929</text:p>
          </table:table-cell>
          <table:table-cell office:value-type="float" office:value="10502" table:style-name="ce11">
            <text:p>10,502</text:p>
          </table:table-cell>
          <table:table-cell office:value-type="float" office:value="9427" table:style-name="ce10">
            <text:p>9,42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98" table:style-name="ce52">
            <text:p>5,898</text:p>
          </table:table-cell>
          <table:table-cell office:value-type="float" office:value="14590" table:style-name="ce49">
            <text:p>14,590</text:p>
          </table:table-cell>
          <table:table-cell office:value-type="float" office:value="7953" table:style-name="ce11">
            <text:p>7,953</text:p>
          </table:table-cell>
          <table:table-cell office:value-type="float" office:value="6637" table:style-name="ce10">
            <text:p>6,63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2" table:style-name="ce52">
            <text:p>3,132</text:p>
          </table:table-cell>
          <table:table-cell office:value-type="float" office:value="9080" table:style-name="ce49">
            <text:p>9,080</text:p>
          </table:table-cell>
          <table:table-cell office:value-type="float" office:value="4947" table:style-name="ce11">
            <text:p>4,947</text:p>
          </table:table-cell>
          <table:table-cell office:value-type="float" office:value="4133" table:style-name="ce10">
            <text:p>4,13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2" table:style-name="ce52">
            <text:p>2,082</text:p>
          </table:table-cell>
          <table:table-cell office:value-type="float" office:value="5458" table:style-name="ce49">
            <text:p>5,458</text:p>
          </table:table-cell>
          <table:table-cell office:value-type="float" office:value="3007" table:style-name="ce11">
            <text:p>3,007</text:p>
          </table:table-cell>
          <table:table-cell office:value-type="float" office:value="2451" table:style-name="ce10">
            <text:p>2,451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0" table:style-name="ce52">
            <text:p>2,920</text:p>
          </table:table-cell>
          <table:table-cell office:value-type="float" office:value="9583" table:style-name="ce49">
            <text:p>9,583</text:p>
          </table:table-cell>
          <table:table-cell office:value-type="float" office:value="4984" table:style-name="ce11">
            <text:p>4,984</text:p>
          </table:table-cell>
          <table:table-cell office:value-type="float" office:value="4599" table:style-name="ce10">
            <text:p>4,599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59" table:style-name="ce53">
            <text:p>1,759</text:p>
          </table:table-cell>
          <table:table-cell office:value-type="float" office:value="4493" table:style-name="ce51">
            <text:p>4,493</text:p>
          </table:table-cell>
          <table:table-cell office:value-type="float" office:value="2446" table:style-name="ce18">
            <text:p>2,446</text:p>
          </table:table-cell>
          <table:table-cell office:value-type="float" office:value="2047" table:style-name="ce17">
            <text:p>2,04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2076" table:style-name="ce71">
            <text:p>192,076</text:p>
          </table:table-cell>
          <table:table-cell office:value-type="float" office:value="544135" table:style-name="ce79">
            <text:p>544,135</text:p>
          </table:table-cell>
          <table:table-cell office:value-type="float" office:value="280540" table:style-name="ce79">
            <text:p>280,540</text:p>
          </table:table-cell>
          <table:table-cell office:value-type="float" office:value="263595" table:style-name="ce73">
            <text:p>263,5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938" table:style-name="ce52">
            <text:p>31,938</text:p>
          </table:table-cell>
          <table:table-cell office:value-type="float" office:value="87823" table:style-name="ce11">
            <text:p>87,823</text:p>
          </table:table-cell>
          <table:table-cell office:value-type="float" office:value="43745" table:style-name="ce11">
            <text:p>43,745</text:p>
          </table:table-cell>
          <table:table-cell office:value-type="float" office:value="44078" table:style-name="ce10">
            <text:p>44,07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631" table:style-name="ce52">
            <text:p>36,631</text:p>
          </table:table-cell>
          <table:table-cell office:value-type="float" office:value="103978" table:style-name="ce11">
            <text:p>103,978</text:p>
          </table:table-cell>
          <table:table-cell office:value-type="float" office:value="52417" table:style-name="ce11">
            <text:p>52,417</text:p>
          </table:table-cell>
          <table:table-cell office:value-type="float" office:value="51561" table:style-name="ce10">
            <text:p>51,56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11" table:style-name="ce52">
            <text:p>14,911</text:p>
          </table:table-cell>
          <table:table-cell office:value-type="float" office:value="44772" table:style-name="ce11">
            <text:p>44,772</text:p>
          </table:table-cell>
          <table:table-cell office:value-type="float" office:value="23350" table:style-name="ce11">
            <text:p>23,350</text:p>
          </table:table-cell>
          <table:table-cell office:value-type="float" office:value="21422" table:style-name="ce10">
            <text:p>21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56" table:style-name="ce52">
            <text:p>11,556</text:p>
          </table:table-cell>
          <table:table-cell office:value-type="float" office:value="33286" table:style-name="ce11">
            <text:p>33,286</text:p>
          </table:table-cell>
          <table:table-cell office:value-type="float" office:value="17606" table:style-name="ce11">
            <text:p>17,606</text:p>
          </table:table-cell>
          <table:table-cell office:value-type="float" office:value="15680" table:style-name="ce10">
            <text:p>15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845" table:style-name="ce52">
            <text:p>30,845</text:p>
          </table:table-cell>
          <table:table-cell office:value-type="float" office:value="86879" table:style-name="ce11">
            <text:p>86,879</text:p>
          </table:table-cell>
          <table:table-cell office:value-type="float" office:value="43842" table:style-name="ce11">
            <text:p>43,842</text:p>
          </table:table-cell>
          <table:table-cell office:value-type="float" office:value="43037" table:style-name="ce10">
            <text:p>43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63" table:style-name="ce52">
            <text:p>12,063</text:p>
          </table:table-cell>
          <table:table-cell office:value-type="float" office:value="35455" table:style-name="ce11">
            <text:p>35,455</text:p>
          </table:table-cell>
          <table:table-cell office:value-type="float" office:value="18807" table:style-name="ce11">
            <text:p>18,807</text:p>
          </table:table-cell>
          <table:table-cell office:value-type="float" office:value="16648" table:style-name="ce10">
            <text:p>16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2" table:style-name="ce52">
            <text:p>5,962</text:p>
          </table:table-cell>
          <table:table-cell office:value-type="float" office:value="16338" table:style-name="ce11">
            <text:p>16,338</text:p>
          </table:table-cell>
          <table:table-cell office:value-type="float" office:value="8534" table:style-name="ce11">
            <text:p>8,534</text:p>
          </table:table-cell>
          <table:table-cell office:value-type="float" office:value="7804" table:style-name="ce10">
            <text:p>7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3" table:style-name="ce52">
            <text:p>5,303</text:p>
          </table:table-cell>
          <table:table-cell office:value-type="float" office:value="14041" table:style-name="ce11">
            <text:p>14,041</text:p>
          </table:table-cell>
          <table:table-cell office:value-type="float" office:value="7479" table:style-name="ce11">
            <text:p>7,479</text:p>
          </table:table-cell>
          <table:table-cell office:value-type="float" office:value="6562" table:style-name="ce10">
            <text:p>6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36" table:style-name="ce52">
            <text:p>10,736</text:p>
          </table:table-cell>
          <table:table-cell office:value-type="float" office:value="32601" table:style-name="ce11">
            <text:p>32,601</text:p>
          </table:table-cell>
          <table:table-cell office:value-type="float" office:value="16994" table:style-name="ce11">
            <text:p>16,994</text:p>
          </table:table-cell>
          <table:table-cell office:value-type="float" office:value="15607" table:style-name="ce10">
            <text:p>15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8" table:style-name="ce52">
            <text:p>6,118</text:p>
          </table:table-cell>
          <table:table-cell office:value-type="float" office:value="17472" table:style-name="ce11">
            <text:p>17,472</text:p>
          </table:table-cell>
          <table:table-cell office:value-type="float" office:value="9285" table:style-name="ce11">
            <text:p>9,285</text:p>
          </table:table-cell>
          <table:table-cell office:value-type="float" office:value="8187" table:style-name="ce10">
            <text:p>8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8" table:style-name="ce52">
            <text:p>3,918</text:p>
          </table:table-cell>
          <table:table-cell office:value-type="float" office:value="9709" table:style-name="ce11">
            <text:p>9,709</text:p>
          </table:table-cell>
          <table:table-cell office:value-type="float" office:value="5333" table:style-name="ce11">
            <text:p>5,333</text:p>
          </table:table-cell>
          <table:table-cell office:value-type="float" office:value="4376" table:style-name="ce10">
            <text:p>4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39" table:style-name="ce52">
            <text:p>3,639</text:p>
          </table:table-cell>
          <table:table-cell office:value-type="float" office:value="10392" table:style-name="ce11">
            <text:p>10,392</text:p>
          </table:table-cell>
          <table:table-cell office:value-type="float" office:value="5519" table:style-name="ce11">
            <text:p>5,519</text:p>
          </table:table-cell>
          <table:table-cell office:value-type="float" office:value="4873" table:style-name="ce10">
            <text:p>4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38" table:style-name="ce52">
            <text:p>5,638</text:p>
          </table:table-cell>
          <table:table-cell office:value-type="float" office:value="15826" table:style-name="ce11">
            <text:p>15,826</text:p>
          </table:table-cell>
          <table:table-cell office:value-type="float" office:value="8350" table:style-name="ce11">
            <text:p>8,350</text:p>
          </table:table-cell>
          <table:table-cell office:value-type="float" office:value="7476" table:style-name="ce10">
            <text:p>7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7" table:style-name="ce52">
            <text:p>2,627</text:p>
          </table:table-cell>
          <table:table-cell office:value-type="float" office:value="6818" table:style-name="ce11">
            <text:p>6,818</text:p>
          </table:table-cell>
          <table:table-cell office:value-type="float" office:value="3818" table:style-name="ce11">
            <text:p>3,818</text:p>
          </table:table-cell>
          <table:table-cell office:value-type="float" office:value="3000" table:style-name="ce10">
            <text:p>3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0" table:style-name="ce52">
            <text:p>4,130</text:p>
          </table:table-cell>
          <table:table-cell office:value-type="float" office:value="12301" table:style-name="ce11">
            <text:p>12,301</text:p>
          </table:table-cell>
          <table:table-cell office:value-type="float" office:value="6513" table:style-name="ce11">
            <text:p>6,513</text:p>
          </table:table-cell>
          <table:table-cell office:value-type="float" office:value="5788" table:style-name="ce10">
            <text:p>5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57" table:style-name="ce52">
            <text:p>2,357</text:p>
          </table:table-cell>
          <table:table-cell office:value-type="float" office:value="6462" table:style-name="ce11">
            <text:p>6,462</text:p>
          </table:table-cell>
          <table:table-cell office:value-type="float" office:value="3523" table:style-name="ce11">
            <text:p>3,523</text:p>
          </table:table-cell>
          <table:table-cell office:value-type="float" office:value="2939" table:style-name="ce10">
            <text:p>2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7" table:style-name="ce52">
            <text:p>1,727</text:p>
          </table:table-cell>
          <table:table-cell office:value-type="float" office:value="4171" table:style-name="ce11">
            <text:p>4,171</text:p>
          </table:table-cell>
          <table:table-cell office:value-type="float" office:value="2322" table:style-name="ce11">
            <text:p>2,322</text:p>
          </table:table-cell>
          <table:table-cell office:value-type="float" office:value="1849" table:style-name="ce10">
            <text:p>1,84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7" table:style-name="ce53">
            <text:p>1,977</text:p>
          </table:table-cell>
          <table:table-cell office:value-type="float" office:value="5811" table:style-name="ce18">
            <text:p>5,811</text:p>
          </table:table-cell>
          <table:table-cell office:value-type="float" office:value="3103" table:style-name="ce18">
            <text:p>3,103</text:p>
          </table:table-cell>
          <table:table-cell office:value-type="float" office:value="2708" table:style-name="ce17">
            <text:p>2,70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4507" table:style-name="ce71">
            <text:p>394,507</text:p>
          </table:table-cell>
          <table:table-cell office:value-type="float" office:value="1269791" table:style-name="ce79">
            <text:p>1,269,791</text:p>
          </table:table-cell>
          <table:table-cell office:value-type="float" office:value="645651" table:style-name="ce79">
            <text:p>645,651</text:p>
          </table:table-cell>
          <table:table-cell office:value-type="float" office:value="624140" table:style-name="ce73">
            <text:p>624,1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675" table:style-name="ce52">
            <text:p>77,675</text:p>
          </table:table-cell>
          <table:table-cell office:value-type="float" office:value="232035" table:style-name="ce11">
            <text:p>232,035</text:p>
          </table:table-cell>
          <table:table-cell office:value-type="float" office:value="114220" table:style-name="ce11">
            <text:p>114,220</text:p>
          </table:table-cell>
          <table:table-cell office:value-type="float" office:value="117815" table:style-name="ce10">
            <text:p>117,8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762" table:style-name="ce52">
            <text:p>40,762</text:p>
          </table:table-cell>
          <table:table-cell office:value-type="float" office:value="125180" table:style-name="ce11">
            <text:p>125,180</text:p>
          </table:table-cell>
          <table:table-cell office:value-type="float" office:value="62010" table:style-name="ce11">
            <text:p>62,010</text:p>
          </table:table-cell>
          <table:table-cell office:value-type="float" office:value="63170" table:style-name="ce10">
            <text:p>63,170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161" table:style-name="ce52">
            <text:p>25,161</text:p>
          </table:table-cell>
          <table:table-cell office:value-type="float" office:value="86698" table:style-name="ce11">
            <text:p>86,698</text:p>
          </table:table-cell>
          <table:table-cell office:value-type="float" office:value="43970" table:style-name="ce11">
            <text:p>43,970</text:p>
          </table:table-cell>
          <table:table-cell office:value-type="float" office:value="42728" table:style-name="ce10">
            <text:p>42,7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342" table:style-name="ce52">
            <text:p>27,342</text:p>
          </table:table-cell>
          <table:table-cell office:value-type="float" office:value="90235" table:style-name="ce11">
            <text:p>90,235</text:p>
          </table:table-cell>
          <table:table-cell office:value-type="float" office:value="45908" table:style-name="ce11">
            <text:p>45,908</text:p>
          </table:table-cell>
          <table:table-cell office:value-type="float" office:value="44327" table:style-name="ce10">
            <text:p>44,3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60" table:style-name="ce52">
            <text:p>10,960</text:p>
          </table:table-cell>
          <table:table-cell office:value-type="float" office:value="33346" table:style-name="ce11">
            <text:p>33,346</text:p>
          </table:table-cell>
          <table:table-cell office:value-type="float" office:value="16770" table:style-name="ce11">
            <text:p>16,770</text:p>
          </table:table-cell>
          <table:table-cell office:value-type="float" office:value="16576" table:style-name="ce10">
            <text:p>16,5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07" table:style-name="ce52">
            <text:p>16,607</text:p>
          </table:table-cell>
          <table:table-cell office:value-type="float" office:value="55054" table:style-name="ce11">
            <text:p>55,054</text:p>
          </table:table-cell>
          <table:table-cell office:value-type="float" office:value="27783" table:style-name="ce11">
            <text:p>27,783</text:p>
          </table:table-cell>
          <table:table-cell office:value-type="float" office:value="27271" table:style-name="ce10">
            <text:p>27,2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49" table:style-name="ce52">
            <text:p>13,349</text:p>
          </table:table-cell>
          <table:table-cell office:value-type="float" office:value="41012" table:style-name="ce11">
            <text:p>41,012</text:p>
          </table:table-cell>
          <table:table-cell office:value-type="float" office:value="21007" table:style-name="ce11">
            <text:p>21,007</text:p>
          </table:table-cell>
          <table:table-cell office:value-type="float" office:value="20005" table:style-name="ce10">
            <text:p>20,0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93" table:style-name="ce52">
            <text:p>15,193</text:p>
          </table:table-cell>
          <table:table-cell office:value-type="float" office:value="49831" table:style-name="ce11">
            <text:p>49,831</text:p>
          </table:table-cell>
          <table:table-cell office:value-type="float" office:value="25570" table:style-name="ce11">
            <text:p>25,570</text:p>
          </table:table-cell>
          <table:table-cell office:value-type="float" office:value="24261" table:style-name="ce10">
            <text:p>24,2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09" table:style-name="ce52">
            <text:p>4,509</text:p>
          </table:table-cell>
          <table:table-cell office:value-type="float" office:value="16697" table:style-name="ce11">
            <text:p>16,697</text:p>
          </table:table-cell>
          <table:table-cell office:value-type="float" office:value="8583" table:style-name="ce11">
            <text:p>8,583</text:p>
          </table:table-cell>
          <table:table-cell office:value-type="float" office:value="8114" table:style-name="ce10">
            <text:p>8,1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445" table:style-name="ce52">
            <text:p>10,445</text:p>
          </table:table-cell>
          <table:table-cell office:value-type="float" office:value="37587" table:style-name="ce11">
            <text:p>37,587</text:p>
          </table:table-cell>
          <table:table-cell office:value-type="float" office:value="19054" table:style-name="ce11">
            <text:p>19,054</text:p>
          </table:table-cell>
          <table:table-cell office:value-type="float" office:value="18533" table:style-name="ce10">
            <text:p>18,5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50" table:style-name="ce52">
            <text:p>13,150</text:p>
          </table:table-cell>
          <table:table-cell office:value-type="float" office:value="46593" table:style-name="ce11">
            <text:p>46,593</text:p>
          </table:table-cell>
          <table:table-cell office:value-type="float" office:value="24284" table:style-name="ce11">
            <text:p>24,284</text:p>
          </table:table-cell>
          <table:table-cell office:value-type="float" office:value="22309" table:style-name="ce10">
            <text:p>22,3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065" table:style-name="ce52">
            <text:p>11,065</text:p>
          </table:table-cell>
          <table:table-cell office:value-type="float" office:value="39029" table:style-name="ce11">
            <text:p>39,029</text:p>
          </table:table-cell>
          <table:table-cell office:value-type="float" office:value="20099" table:style-name="ce11">
            <text:p>20,099</text:p>
          </table:table-cell>
          <table:table-cell office:value-type="float" office:value="18930" table:style-name="ce10">
            <text:p>18,9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348" table:style-name="ce52">
            <text:p>14,348</text:p>
          </table:table-cell>
          <table:table-cell office:value-type="float" office:value="45401" table:style-name="ce11">
            <text:p>45,401</text:p>
          </table:table-cell>
          <table:table-cell office:value-type="float" office:value="23277" table:style-name="ce11">
            <text:p>23,277</text:p>
          </table:table-cell>
          <table:table-cell office:value-type="float" office:value="22124" table:style-name="ce10">
            <text:p>2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5" table:style-name="ce52">
            <text:p>6,825</text:p>
          </table:table-cell>
          <table:table-cell office:value-type="float" office:value="23290" table:style-name="ce11">
            <text:p>23,290</text:p>
          </table:table-cell>
          <table:table-cell office:value-type="float" office:value="12268" table:style-name="ce11">
            <text:p>12,268</text:p>
          </table:table-cell>
          <table:table-cell office:value-type="float" office:value="11022" table:style-name="ce10">
            <text:p>11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449" table:style-name="ce52">
            <text:p>11,449</text:p>
          </table:table-cell>
          <table:table-cell office:value-type="float" office:value="37122" table:style-name="ce11">
            <text:p>37,122</text:p>
          </table:table-cell>
          <table:table-cell office:value-type="float" office:value="19116" table:style-name="ce11">
            <text:p>19,116</text:p>
          </table:table-cell>
          <table:table-cell office:value-type="float" office:value="18006" table:style-name="ce10">
            <text:p>18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14" table:style-name="ce52">
            <text:p>9,214</text:p>
          </table:table-cell>
          <table:table-cell office:value-type="float" office:value="32045" table:style-name="ce11">
            <text:p>32,045</text:p>
          </table:table-cell>
          <table:table-cell office:value-type="float" office:value="16833" table:style-name="ce11">
            <text:p>16,833</text:p>
          </table:table-cell>
          <table:table-cell office:value-type="float" office:value="15212" table:style-name="ce10">
            <text:p>15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23" table:style-name="ce52">
            <text:p>10,923</text:p>
          </table:table-cell>
          <table:table-cell office:value-type="float" office:value="34586" table:style-name="ce11">
            <text:p>34,586</text:p>
          </table:table-cell>
          <table:table-cell office:value-type="float" office:value="17742" table:style-name="ce11">
            <text:p>17,742</text:p>
          </table:table-cell>
          <table:table-cell office:value-type="float" office:value="16844" table:style-name="ce10">
            <text:p>16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25" table:style-name="ce52">
            <text:p>11,025</text:p>
          </table:table-cell>
          <table:table-cell office:value-type="float" office:value="36478" table:style-name="ce11">
            <text:p>36,478</text:p>
          </table:table-cell>
          <table:table-cell office:value-type="float" office:value="18861" table:style-name="ce11">
            <text:p>18,861</text:p>
          </table:table-cell>
          <table:table-cell office:value-type="float" office:value="17617" table:style-name="ce10">
            <text:p>17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72" table:style-name="ce52">
            <text:p>13,072</text:p>
          </table:table-cell>
          <table:table-cell office:value-type="float" office:value="42538" table:style-name="ce11">
            <text:p>42,538</text:p>
          </table:table-cell>
          <table:table-cell office:value-type="float" office:value="21864" table:style-name="ce11">
            <text:p>21,864</text:p>
          </table:table-cell>
          <table:table-cell office:value-type="float" office:value="20674" table:style-name="ce10">
            <text:p>20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8" table:style-name="ce52">
            <text:p>5,298</text:p>
          </table:table-cell>
          <table:table-cell office:value-type="float" office:value="14723" table:style-name="ce11">
            <text:p>14,723</text:p>
          </table:table-cell>
          <table:table-cell office:value-type="float" office:value="7776" table:style-name="ce11">
            <text:p>7,776</text:p>
          </table:table-cell>
          <table:table-cell office:value-type="float" office:value="6947" table:style-name="ce10">
            <text:p>6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63" table:style-name="ce52">
            <text:p>8,063</text:p>
          </table:table-cell>
          <table:table-cell office:value-type="float" office:value="26851" table:style-name="ce11">
            <text:p>26,851</text:p>
          </table:table-cell>
          <table:table-cell office:value-type="float" office:value="13865" table:style-name="ce11">
            <text:p>13,865</text:p>
          </table:table-cell>
          <table:table-cell office:value-type="float" office:value="12986" table:style-name="ce10">
            <text:p>12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7" table:style-name="ce52">
            <text:p>9,127</text:p>
          </table:table-cell>
          <table:table-cell office:value-type="float" office:value="30229" table:style-name="ce11">
            <text:p>30,229</text:p>
          </table:table-cell>
          <table:table-cell office:value-type="float" office:value="15599" table:style-name="ce11">
            <text:p>15,599</text:p>
          </table:table-cell>
          <table:table-cell office:value-type="float" office:value="14630" table:style-name="ce10">
            <text:p>14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1" table:style-name="ce52">
            <text:p>10,151</text:p>
          </table:table-cell>
          <table:table-cell office:value-type="float" office:value="32949" table:style-name="ce11">
            <text:p>32,949</text:p>
          </table:table-cell>
          <table:table-cell office:value-type="float" office:value="17424" table:style-name="ce11">
            <text:p>17,424</text:p>
          </table:table-cell>
          <table:table-cell office:value-type="float" office:value="15525" table:style-name="ce10">
            <text:p>15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4" table:style-name="ce52">
            <text:p>5,194</text:p>
          </table:table-cell>
          <table:table-cell office:value-type="float" office:value="16233" table:style-name="ce11">
            <text:p>16,233</text:p>
          </table:table-cell>
          <table:table-cell office:value-type="float" office:value="8746" table:style-name="ce11">
            <text:p>8,746</text:p>
          </table:table-cell>
          <table:table-cell office:value-type="float" office:value="7487" table:style-name="ce10">
            <text:p>7,4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9" table:style-name="ce52">
            <text:p>4,589</text:p>
          </table:table-cell>
          <table:table-cell office:value-type="float" office:value="14845" table:style-name="ce11">
            <text:p>14,845</text:p>
          </table:table-cell>
          <table:table-cell office:value-type="float" office:value="7766" table:style-name="ce11">
            <text:p>7,766</text:p>
          </table:table-cell>
          <table:table-cell office:value-type="float" office:value="7079" table:style-name="ce10">
            <text:p>7,07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1" table:style-name="ce53">
            <text:p>9,011</text:p>
          </table:table-cell>
          <table:table-cell office:value-type="float" office:value="29204" table:style-name="ce18">
            <text:p>29,204</text:p>
          </table:table-cell>
          <table:table-cell office:value-type="float" office:value="15256" table:style-name="ce18">
            <text:p>15,256</text:p>
          </table:table-cell>
          <table:table-cell office:value-type="float" office:value="13948" table:style-name="ce17">
            <text:p>13,94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226" table:style-name="ce71">
            <text:p>179,226</text:p>
          </table:table-cell>
          <table:table-cell office:value-type="float" office:value="492733" table:style-name="ce79">
            <text:p>492,733</text:p>
          </table:table-cell>
          <table:table-cell office:value-type="float" office:value="251881" table:style-name="ce79">
            <text:p>251,881</text:p>
          </table:table-cell>
          <table:table-cell office:value-type="float" office:value="240852" table:style-name="ce73">
            <text:p>240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285" table:style-name="ce52">
            <text:p>35,285</text:p>
          </table:table-cell>
          <table:table-cell office:value-type="float" office:value="99263" table:style-name="ce11">
            <text:p>99,263</text:p>
          </table:table-cell>
          <table:table-cell office:value-type="float" office:value="49597" table:style-name="ce11">
            <text:p>49,597</text:p>
          </table:table-cell>
          <table:table-cell office:value-type="float" office:value="49666" table:style-name="ce10">
            <text:p>49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55" table:style-name="ce52">
            <text:p>29,055</text:p>
          </table:table-cell>
          <table:table-cell office:value-type="float" office:value="79556" table:style-name="ce11">
            <text:p>79,556</text:p>
          </table:table-cell>
          <table:table-cell office:value-type="float" office:value="39521" table:style-name="ce11">
            <text:p>39,521</text:p>
          </table:table-cell>
          <table:table-cell office:value-type="float" office:value="40035" table:style-name="ce10">
            <text:p>40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938" table:style-name="ce52">
            <text:p>33,938</text:p>
          </table:table-cell>
          <table:table-cell office:value-type="float" office:value="97659" table:style-name="ce11">
            <text:p>97,659</text:p>
          </table:table-cell>
          <table:table-cell office:value-type="float" office:value="49227" table:style-name="ce11">
            <text:p>49,227</text:p>
          </table:table-cell>
          <table:table-cell office:value-type="float" office:value="48432" table:style-name="ce10">
            <text:p>48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28" table:style-name="ce52">
            <text:p>20,228</text:p>
          </table:table-cell>
          <table:table-cell office:value-type="float" office:value="53684" table:style-name="ce11">
            <text:p>53,684</text:p>
          </table:table-cell>
          <table:table-cell office:value-type="float" office:value="27454" table:style-name="ce11">
            <text:p>27,454</text:p>
          </table:table-cell>
          <table:table-cell office:value-type="float" office:value="26230" table:style-name="ce10">
            <text:p>26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3" table:style-name="ce52">
            <text:p>4,253</text:p>
          </table:table-cell>
          <table:table-cell office:value-type="float" office:value="10554" table:style-name="ce11">
            <text:p>10,554</text:p>
          </table:table-cell>
          <table:table-cell office:value-type="float" office:value="5520" table:style-name="ce11">
            <text:p>5,520</text:p>
          </table:table-cell>
          <table:table-cell office:value-type="float" office:value="5034" table:style-name="ce10">
            <text:p>5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55" table:style-name="ce52">
            <text:p>12,655</text:p>
          </table:table-cell>
          <table:table-cell office:value-type="float" office:value="37728" table:style-name="ce11">
            <text:p>37,728</text:p>
          </table:table-cell>
          <table:table-cell office:value-type="float" office:value="19868" table:style-name="ce11">
            <text:p>19,868</text:p>
          </table:table-cell>
          <table:table-cell office:value-type="float" office:value="17860" table:style-name="ce10">
            <text:p>17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07" table:style-name="ce52">
            <text:p>8,007</text:p>
          </table:table-cell>
          <table:table-cell office:value-type="float" office:value="17329" table:style-name="ce11">
            <text:p>17,329</text:p>
          </table:table-cell>
          <table:table-cell office:value-type="float" office:value="9254" table:style-name="ce11">
            <text:p>9,254</text:p>
          </table:table-cell>
          <table:table-cell office:value-type="float" office:value="8075" table:style-name="ce10">
            <text:p>8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03" table:style-name="ce52">
            <text:p>5,603</text:p>
          </table:table-cell>
          <table:table-cell office:value-type="float" office:value="14460" table:style-name="ce11">
            <text:p>14,460</text:p>
          </table:table-cell>
          <table:table-cell office:value-type="float" office:value="7874" table:style-name="ce11">
            <text:p>7,874</text:p>
          </table:table-cell>
          <table:table-cell office:value-type="float" office:value="6586" table:style-name="ce10">
            <text:p>6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2" table:style-name="ce52">
            <text:p>5,742</text:p>
          </table:table-cell>
          <table:table-cell office:value-type="float" office:value="15544" table:style-name="ce11">
            <text:p>15,544</text:p>
          </table:table-cell>
          <table:table-cell office:value-type="float" office:value="8174" table:style-name="ce11">
            <text:p>8,174</text:p>
          </table:table-cell>
          <table:table-cell office:value-type="float" office:value="7370" table:style-name="ce10">
            <text:p>7,3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09" table:style-name="ce52">
            <text:p>7,209</text:p>
          </table:table-cell>
          <table:table-cell office:value-type="float" office:value="18056" table:style-name="ce11">
            <text:p>18,056</text:p>
          </table:table-cell>
          <table:table-cell office:value-type="float" office:value="9736" table:style-name="ce11">
            <text:p>9,736</text:p>
          </table:table-cell>
          <table:table-cell office:value-type="float" office:value="8320" table:style-name="ce10">
            <text:p>8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17" table:style-name="ce52">
            <text:p>7,117</text:p>
          </table:table-cell>
          <table:table-cell office:value-type="float" office:value="17177" table:style-name="ce11">
            <text:p>17,177</text:p>
          </table:table-cell>
          <table:table-cell office:value-type="float" office:value="9004" table:style-name="ce11">
            <text:p>9,004</text:p>
          </table:table-cell>
          <table:table-cell office:value-type="float" office:value="8173" table:style-name="ce10">
            <text:p>8,1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7" table:style-name="ce52">
            <text:p>5,277</text:p>
          </table:table-cell>
          <table:table-cell office:value-type="float" office:value="15899" table:style-name="ce11">
            <text:p>15,899</text:p>
          </table:table-cell>
          <table:table-cell office:value-type="float" office:value="8524" table:style-name="ce11">
            <text:p>8,524</text:p>
          </table:table-cell>
          <table:table-cell office:value-type="float" office:value="7375" table:style-name="ce10">
            <text:p>7,3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57" table:style-name="ce53">
            <text:p>4,857</text:p>
          </table:table-cell>
          <table:table-cell office:value-type="float" office:value="15824" table:style-name="ce18">
            <text:p>15,824</text:p>
          </table:table-cell>
          <table:table-cell office:value-type="float" office:value="8128" table:style-name="ce18">
            <text:p>8,128</text:p>
          </table:table-cell>
          <table:table-cell office:value-type="float" office:value="7696" table:style-name="ce17">
            <text:p>7,69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888" table:style-name="ce71">
            <text:p>242,888</text:p>
          </table:table-cell>
          <table:table-cell office:value-type="float" office:value="679273" table:style-name="ce79">
            <text:p>679,273</text:p>
          </table:table-cell>
          <table:table-cell office:value-type="float" office:value="351520" table:style-name="ce79">
            <text:p>351,520</text:p>
          </table:table-cell>
          <table:table-cell office:value-type="float" office:value="327753" table:style-name="ce73">
            <text:p>327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121" table:style-name="ce52">
            <text:p>39,121</text:p>
          </table:table-cell>
          <table:table-cell office:value-type="float" office:value="108701" table:style-name="ce11">
            <text:p>108,701</text:p>
          </table:table-cell>
          <table:table-cell office:value-type="float" office:value="53887" table:style-name="ce11">
            <text:p>53,887</text:p>
          </table:table-cell>
          <table:table-cell office:value-type="float" office:value="54814" table:style-name="ce10">
            <text:p>54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010" table:style-name="ce52">
            <text:p>16,010</text:p>
          </table:table-cell>
          <table:table-cell office:value-type="float" office:value="44208" table:style-name="ce11">
            <text:p>44,208</text:p>
          </table:table-cell>
          <table:table-cell office:value-type="float" office:value="22433" table:style-name="ce11">
            <text:p>22,433</text:p>
          </table:table-cell>
          <table:table-cell office:value-type="float" office:value="21775" table:style-name="ce10">
            <text:p>21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725" table:style-name="ce52">
            <text:p>25,725</text:p>
          </table:table-cell>
          <table:table-cell office:value-type="float" office:value="70930" table:style-name="ce11">
            <text:p>70,930</text:p>
          </table:table-cell>
          <table:table-cell office:value-type="float" office:value="35847" table:style-name="ce11">
            <text:p>35,847</text:p>
          </table:table-cell>
          <table:table-cell office:value-type="float" office:value="35083" table:style-name="ce10">
            <text:p>35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62" table:style-name="ce52">
            <text:p>14,962</text:p>
          </table:table-cell>
          <table:table-cell office:value-type="float" office:value="45581" table:style-name="ce11">
            <text:p>45,581</text:p>
          </table:table-cell>
          <table:table-cell office:value-type="float" office:value="22902" table:style-name="ce11">
            <text:p>22,902</text:p>
          </table:table-cell>
          <table:table-cell office:value-type="float" office:value="22679" table:style-name="ce10">
            <text:p>22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74" table:style-name="ce52">
            <text:p>9,574</text:p>
          </table:table-cell>
          <table:table-cell office:value-type="float" office:value="28498" table:style-name="ce11">
            <text:p>28,498</text:p>
          </table:table-cell>
          <table:table-cell office:value-type="float" office:value="14853" table:style-name="ce11">
            <text:p>14,853</text:p>
          </table:table-cell>
          <table:table-cell office:value-type="float" office:value="13645" table:style-name="ce10">
            <text:p>13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82" table:style-name="ce52">
            <text:p>16,082</text:p>
          </table:table-cell>
          <table:table-cell office:value-type="float" office:value="39246" table:style-name="ce11">
            <text:p>39,246</text:p>
          </table:table-cell>
          <table:table-cell office:value-type="float" office:value="20295" table:style-name="ce11">
            <text:p>20,295</text:p>
          </table:table-cell>
          <table:table-cell office:value-type="float" office:value="18951" table:style-name="ce10">
            <text:p>18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28" table:style-name="ce52">
            <text:p>11,228</text:p>
          </table:table-cell>
          <table:table-cell office:value-type="float" office:value="31063" table:style-name="ce11">
            <text:p>31,063</text:p>
          </table:table-cell>
          <table:table-cell office:value-type="float" office:value="16377" table:style-name="ce11">
            <text:p>16,377</text:p>
          </table:table-cell>
          <table:table-cell office:value-type="float" office:value="14686" table:style-name="ce10">
            <text:p>14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42" table:style-name="ce52">
            <text:p>6,642</text:p>
          </table:table-cell>
          <table:table-cell office:value-type="float" office:value="18686" table:style-name="ce11">
            <text:p>18,686</text:p>
          </table:table-cell>
          <table:table-cell office:value-type="float" office:value="9976" table:style-name="ce11">
            <text:p>9,976</text:p>
          </table:table-cell>
          <table:table-cell office:value-type="float" office:value="8710" table:style-name="ce10">
            <text:p>8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32" table:style-name="ce52">
            <text:p>9,432</text:p>
          </table:table-cell>
          <table:table-cell office:value-type="float" office:value="28431" table:style-name="ce11">
            <text:p>28,431</text:p>
          </table:table-cell>
          <table:table-cell office:value-type="float" office:value="14838" table:style-name="ce11">
            <text:p>14,838</text:p>
          </table:table-cell>
          <table:table-cell office:value-type="float" office:value="13593" table:style-name="ce10">
            <text:p>13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7" table:style-name="ce52">
            <text:p>6,027</text:p>
          </table:table-cell>
          <table:table-cell office:value-type="float" office:value="17823" table:style-name="ce11">
            <text:p>17,823</text:p>
          </table:table-cell>
          <table:table-cell office:value-type="float" office:value="9350" table:style-name="ce11">
            <text:p>9,350</text:p>
          </table:table-cell>
          <table:table-cell office:value-type="float" office:value="8473" table:style-name="ce10">
            <text:p>8,4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9" table:style-name="ce52">
            <text:p>8,949</text:p>
          </table:table-cell>
          <table:table-cell office:value-type="float" office:value="26232" table:style-name="ce11">
            <text:p>26,232</text:p>
          </table:table-cell>
          <table:table-cell office:value-type="float" office:value="14021" table:style-name="ce11">
            <text:p>14,021</text:p>
          </table:table-cell>
          <table:table-cell office:value-type="float" office:value="12211" table:style-name="ce10">
            <text:p>12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9" table:style-name="ce52">
            <text:p>8,519</text:p>
          </table:table-cell>
          <table:table-cell office:value-type="float" office:value="23896" table:style-name="ce11">
            <text:p>23,896</text:p>
          </table:table-cell>
          <table:table-cell office:value-type="float" office:value="12607" table:style-name="ce11">
            <text:p>12,607</text:p>
          </table:table-cell>
          <table:table-cell office:value-type="float" office:value="11289" table:style-name="ce10">
            <text:p>11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977" table:style-name="ce52">
            <text:p>14,977</text:p>
          </table:table-cell>
          <table:table-cell office:value-type="float" office:value="47378" table:style-name="ce11">
            <text:p>47,378</text:p>
          </table:table-cell>
          <table:table-cell office:value-type="float" office:value="23573" table:style-name="ce11">
            <text:p>23,573</text:p>
          </table:table-cell>
          <table:table-cell office:value-type="float" office:value="23805" table:style-name="ce10">
            <text:p>23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69" table:style-name="ce52">
            <text:p>5,769</text:p>
          </table:table-cell>
          <table:table-cell office:value-type="float" office:value="14265" table:style-name="ce11">
            <text:p>14,265</text:p>
          </table:table-cell>
          <table:table-cell office:value-type="float" office:value="7907" table:style-name="ce11">
            <text:p>7,907</text:p>
          </table:table-cell>
          <table:table-cell office:value-type="float" office:value="6358" table:style-name="ce10">
            <text:p>6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3" table:style-name="ce52">
            <text:p>4,433</text:p>
          </table:table-cell>
          <table:table-cell office:value-type="float" office:value="12580" table:style-name="ce11">
            <text:p>12,580</text:p>
          </table:table-cell>
          <table:table-cell office:value-type="float" office:value="6764" table:style-name="ce11">
            <text:p>6,764</text:p>
          </table:table-cell>
          <table:table-cell office:value-type="float" office:value="5816" table:style-name="ce10">
            <text:p>5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82" table:style-name="ce52">
            <text:p>8,582</text:p>
          </table:table-cell>
          <table:table-cell office:value-type="float" office:value="23152" table:style-name="ce11">
            <text:p>23,152</text:p>
          </table:table-cell>
          <table:table-cell office:value-type="float" office:value="12403" table:style-name="ce11">
            <text:p>12,403</text:p>
          </table:table-cell>
          <table:table-cell office:value-type="float" office:value="10749" table:style-name="ce10">
            <text:p>10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63" table:style-name="ce52">
            <text:p>9,163</text:p>
          </table:table-cell>
          <table:table-cell office:value-type="float" office:value="24914" table:style-name="ce11">
            <text:p>24,914</text:p>
          </table:table-cell>
          <table:table-cell office:value-type="float" office:value="13659" table:style-name="ce11">
            <text:p>13,659</text:p>
          </table:table-cell>
          <table:table-cell office:value-type="float" office:value="11255" table:style-name="ce10">
            <text:p>11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37" table:style-name="ce52">
            <text:p>8,637</text:p>
          </table:table-cell>
          <table:table-cell office:value-type="float" office:value="22592" table:style-name="ce11">
            <text:p>22,592</text:p>
          </table:table-cell>
          <table:table-cell office:value-type="float" office:value="12281" table:style-name="ce11">
            <text:p>12,281</text:p>
          </table:table-cell>
          <table:table-cell office:value-type="float" office:value="10311" table:style-name="ce10">
            <text:p>10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2" table:style-name="ce52">
            <text:p>9,362</text:p>
          </table:table-cell>
          <table:table-cell office:value-type="float" office:value="26637" table:style-name="ce11">
            <text:p>26,637</text:p>
          </table:table-cell>
          <table:table-cell office:value-type="float" office:value="14206" table:style-name="ce11">
            <text:p>14,206</text:p>
          </table:table-cell>
          <table:table-cell office:value-type="float" office:value="12431" table:style-name="ce10">
            <text:p>12,4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4" table:style-name="ce53">
            <text:p>9,694</text:p>
          </table:table-cell>
          <table:table-cell office:value-type="float" office:value="24460" table:style-name="ce18">
            <text:p>24,460</text:p>
          </table:table-cell>
          <table:table-cell office:value-type="float" office:value="13341" table:style-name="ce18">
            <text:p>13,341</text:p>
          </table:table-cell>
          <table:table-cell office:value-type="float" office:value="11119" table:style-name="ce17">
            <text:p>11,11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112" table:style-name="ce71">
            <text:p>184,112</text:p>
          </table:table-cell>
          <table:table-cell office:value-type="float" office:value="501212" table:style-name="ce79">
            <text:p>501,212</text:p>
          </table:table-cell>
          <table:table-cell office:value-type="float" office:value="260082" table:style-name="ce79">
            <text:p>260,082</text:p>
          </table:table-cell>
          <table:table-cell office:value-type="float" office:value="241130" table:style-name="ce73">
            <text:p>241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562" table:style-name="ce52">
            <text:p>13,562</text:p>
          </table:table-cell>
          <table:table-cell office:value-type="float" office:value="38408" table:style-name="ce11">
            <text:p>38,408</text:p>
          </table:table-cell>
          <table:table-cell office:value-type="float" office:value="19609" table:style-name="ce11">
            <text:p>19,609</text:p>
          </table:table-cell>
          <table:table-cell office:value-type="float" office:value="18799" table:style-name="ce10">
            <text:p>18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15" table:style-name="ce52">
            <text:p>15,815</text:p>
          </table:table-cell>
          <table:table-cell office:value-type="float" office:value="41778" table:style-name="ce11">
            <text:p>41,778</text:p>
          </table:table-cell>
          <table:table-cell office:value-type="float" office:value="21065" table:style-name="ce11">
            <text:p>21,065</text:p>
          </table:table-cell>
          <table:table-cell office:value-type="float" office:value="20713" table:style-name="ce10">
            <text:p>20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6" table:style-name="ce52">
            <text:p>9,866</text:p>
          </table:table-cell>
          <table:table-cell office:value-type="float" office:value="26180" table:style-name="ce11">
            <text:p>26,180</text:p>
          </table:table-cell>
          <table:table-cell office:value-type="float" office:value="13359" table:style-name="ce11">
            <text:p>13,359</text:p>
          </table:table-cell>
          <table:table-cell office:value-type="float" office:value="12821" table:style-name="ce10">
            <text:p>12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30" table:style-name="ce52">
            <text:p>11,430</text:p>
          </table:table-cell>
          <table:table-cell office:value-type="float" office:value="30563" table:style-name="ce11">
            <text:p>30,563</text:p>
          </table:table-cell>
          <table:table-cell office:value-type="float" office:value="15569" table:style-name="ce11">
            <text:p>15,569</text:p>
          </table:table-cell>
          <table:table-cell office:value-type="float" office:value="14994" table:style-name="ce10">
            <text:p>14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473" table:style-name="ce52">
            <text:p>25,473</text:p>
          </table:table-cell>
          <table:table-cell office:value-type="float" office:value="71305" table:style-name="ce11">
            <text:p>71,305</text:p>
          </table:table-cell>
          <table:table-cell office:value-type="float" office:value="36448" table:style-name="ce11">
            <text:p>36,448</text:p>
          </table:table-cell>
          <table:table-cell office:value-type="float" office:value="34857" table:style-name="ce10">
            <text:p>34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2" table:style-name="ce52">
            <text:p>5,282</text:p>
          </table:table-cell>
          <table:table-cell office:value-type="float" office:value="14191" table:style-name="ce11">
            <text:p>14,191</text:p>
          </table:table-cell>
          <table:table-cell office:value-type="float" office:value="7574" table:style-name="ce11">
            <text:p>7,574</text:p>
          </table:table-cell>
          <table:table-cell office:value-type="float" office:value="6617" table:style-name="ce10">
            <text:p>6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81" table:style-name="ce52">
            <text:p>10,781</text:p>
          </table:table-cell>
          <table:table-cell office:value-type="float" office:value="31324" table:style-name="ce11">
            <text:p>31,324</text:p>
          </table:table-cell>
          <table:table-cell office:value-type="float" office:value="16520" table:style-name="ce11">
            <text:p>16,520</text:p>
          </table:table-cell>
          <table:table-cell office:value-type="float" office:value="14804" table:style-name="ce10">
            <text:p>14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9" table:style-name="ce52">
            <text:p>8,779</text:p>
          </table:table-cell>
          <table:table-cell office:value-type="float" office:value="22374" table:style-name="ce11">
            <text:p>22,374</text:p>
          </table:table-cell>
          <table:table-cell office:value-type="float" office:value="11837" table:style-name="ce11">
            <text:p>11,837</text:p>
          </table:table-cell>
          <table:table-cell office:value-type="float" office:value="10537" table:style-name="ce10">
            <text:p>10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38" table:style-name="ce52">
            <text:p>9,138</text:p>
          </table:table-cell>
          <table:table-cell office:value-type="float" office:value="23937" table:style-name="ce11">
            <text:p>23,937</text:p>
          </table:table-cell>
          <table:table-cell office:value-type="float" office:value="12659" table:style-name="ce11">
            <text:p>12,659</text:p>
          </table:table-cell>
          <table:table-cell office:value-type="float" office:value="11278" table:style-name="ce10">
            <text:p>11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7" table:style-name="ce52">
            <text:p>7,267</text:p>
          </table:table-cell>
          <table:table-cell office:value-type="float" office:value="17744" table:style-name="ce11">
            <text:p>17,744</text:p>
          </table:table-cell>
          <table:table-cell office:value-type="float" office:value="9255" table:style-name="ce11">
            <text:p>9,255</text:p>
          </table:table-cell>
          <table:table-cell office:value-type="float" office:value="8489" table:style-name="ce10">
            <text:p>8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52" table:style-name="ce52">
            <text:p>5,752</text:p>
          </table:table-cell>
          <table:table-cell office:value-type="float" office:value="15008" table:style-name="ce11">
            <text:p>15,008</text:p>
          </table:table-cell>
          <table:table-cell office:value-type="float" office:value="8069" table:style-name="ce11">
            <text:p>8,069</text:p>
          </table:table-cell>
          <table:table-cell office:value-type="float" office:value="6939" table:style-name="ce10">
            <text:p>6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66" table:style-name="ce52">
            <text:p>18,366</text:p>
          </table:table-cell>
          <table:table-cell office:value-type="float" office:value="49076" table:style-name="ce11">
            <text:p>49,076</text:p>
          </table:table-cell>
          <table:table-cell office:value-type="float" office:value="25316" table:style-name="ce11">
            <text:p>25,316</text:p>
          </table:table-cell>
          <table:table-cell office:value-type="float" office:value="23760" table:style-name="ce10">
            <text:p>23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29" table:style-name="ce52">
            <text:p>16,129</text:p>
          </table:table-cell>
          <table:table-cell office:value-type="float" office:value="44229" table:style-name="ce11">
            <text:p>44,229</text:p>
          </table:table-cell>
          <table:table-cell office:value-type="float" office:value="22928" table:style-name="ce11">
            <text:p>22,928</text:p>
          </table:table-cell>
          <table:table-cell office:value-type="float" office:value="21301" table:style-name="ce10">
            <text:p>21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6" table:style-name="ce52">
            <text:p>11,686</text:p>
          </table:table-cell>
          <table:table-cell office:value-type="float" office:value="34977" table:style-name="ce11">
            <text:p>34,977</text:p>
          </table:table-cell>
          <table:table-cell office:value-type="float" office:value="18619" table:style-name="ce11">
            <text:p>18,619</text:p>
          </table:table-cell>
          <table:table-cell office:value-type="float" office:value="16358" table:style-name="ce10">
            <text:p>16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7" table:style-name="ce52">
            <text:p>6,767</text:p>
          </table:table-cell>
          <table:table-cell office:value-type="float" office:value="18809" table:style-name="ce11">
            <text:p>18,809</text:p>
          </table:table-cell>
          <table:table-cell office:value-type="float" office:value="9971" table:style-name="ce11">
            <text:p>9,971</text:p>
          </table:table-cell>
          <table:table-cell office:value-type="float" office:value="8838" table:style-name="ce10">
            <text:p>8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1" table:style-name="ce52">
            <text:p>4,211</text:p>
          </table:table-cell>
          <table:table-cell office:value-type="float" office:value="11185" table:style-name="ce11">
            <text:p>11,185</text:p>
          </table:table-cell>
          <table:table-cell office:value-type="float" office:value="6036" table:style-name="ce11">
            <text:p>6,036</text:p>
          </table:table-cell>
          <table:table-cell office:value-type="float" office:value="5149" table:style-name="ce10">
            <text:p>5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1" table:style-name="ce52">
            <text:p>1,931</text:p>
          </table:table-cell>
          <table:table-cell office:value-type="float" office:value="4581" table:style-name="ce11">
            <text:p>4,581</text:p>
          </table:table-cell>
          <table:table-cell office:value-type="float" office:value="2344" table:style-name="ce11">
            <text:p>2,344</text:p>
          </table:table-cell>
          <table:table-cell office:value-type="float" office:value="2237" table:style-name="ce10">
            <text:p>2,2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7" table:style-name="ce53">
            <text:p>1,877</text:p>
          </table:table-cell>
          <table:table-cell office:value-type="float" office:value="5543" table:style-name="ce18">
            <text:p>5,543</text:p>
          </table:table-cell>
          <table:table-cell office:value-type="float" office:value="2904" table:style-name="ce18">
            <text:p>2,904</text:p>
          </table:table-cell>
          <table:table-cell office:value-type="float" office:value="2639" table:style-name="ce17">
            <text:p>2,63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0649" table:style-name="ce71">
            <text:p>290,649</text:p>
          </table:table-cell>
          <table:table-cell office:value-type="float" office:value="815789" table:style-name="ce79">
            <text:p>815,789</text:p>
          </table:table-cell>
          <table:table-cell office:value-type="float" office:value="415818" table:style-name="ce79">
            <text:p>415,818</text:p>
          </table:table-cell>
          <table:table-cell office:value-type="float" office:value="399971" table:style-name="ce73">
            <text:p>399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016" table:style-name="ce52">
            <text:p>75,016</text:p>
          </table:table-cell>
          <table:table-cell office:value-type="float" office:value="198499" table:style-name="ce11">
            <text:p>198,499</text:p>
          </table:table-cell>
          <table:table-cell office:value-type="float" office:value="97688" table:style-name="ce11">
            <text:p>97,688</text:p>
          </table:table-cell>
          <table:table-cell office:value-type="float" office:value="100811" table:style-name="ce10">
            <text:p>100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110" table:style-name="ce52">
            <text:p>20,110</text:p>
          </table:table-cell>
          <table:table-cell office:value-type="float" office:value="53951" table:style-name="ce11">
            <text:p>53,951</text:p>
          </table:table-cell>
          <table:table-cell office:value-type="float" office:value="26860" table:style-name="ce11">
            <text:p>26,860</text:p>
          </table:table-cell>
          <table:table-cell office:value-type="float" office:value="27091" table:style-name="ce10">
            <text:p>27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040" table:style-name="ce52">
            <text:p>17,040</text:p>
          </table:table-cell>
          <table:table-cell office:value-type="float" office:value="46944" table:style-name="ce11">
            <text:p>46,944</text:p>
          </table:table-cell>
          <table:table-cell office:value-type="float" office:value="23670" table:style-name="ce11">
            <text:p>23,670</text:p>
          </table:table-cell>
          <table:table-cell office:value-type="float" office:value="23274" table:style-name="ce10">
            <text:p>23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25" table:style-name="ce52">
            <text:p>11,825</text:p>
          </table:table-cell>
          <table:table-cell office:value-type="float" office:value="30507" table:style-name="ce11">
            <text:p>30,507</text:p>
          </table:table-cell>
          <table:table-cell office:value-type="float" office:value="15621" table:style-name="ce11">
            <text:p>15,621</text:p>
          </table:table-cell>
          <table:table-cell office:value-type="float" office:value="14886" table:style-name="ce10">
            <text:p>14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09" table:style-name="ce52">
            <text:p>15,509</text:p>
          </table:table-cell>
          <table:table-cell office:value-type="float" office:value="50335" table:style-name="ce11">
            <text:p>50,335</text:p>
          </table:table-cell>
          <table:table-cell office:value-type="float" office:value="26111" table:style-name="ce11">
            <text:p>26,111</text:p>
          </table:table-cell>
          <table:table-cell office:value-type="float" office:value="24224" table:style-name="ce10">
            <text:p>24,2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03" table:style-name="ce52">
            <text:p>10,303</text:p>
          </table:table-cell>
          <table:table-cell office:value-type="float" office:value="29543" table:style-name="ce11">
            <text:p>29,543</text:p>
          </table:table-cell>
          <table:table-cell office:value-type="float" office:value="15349" table:style-name="ce11">
            <text:p>15,349</text:p>
          </table:table-cell>
          <table:table-cell office:value-type="float" office:value="14194" table:style-name="ce10">
            <text:p>14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3" table:style-name="ce52">
            <text:p>3,863</text:p>
          </table:table-cell>
          <table:table-cell office:value-type="float" office:value="10857" table:style-name="ce11">
            <text:p>10,857</text:p>
          </table:table-cell>
          <table:table-cell office:value-type="float" office:value="5632" table:style-name="ce11">
            <text:p>5,632</text:p>
          </table:table-cell>
          <table:table-cell office:value-type="float" office:value="5225" table:style-name="ce10">
            <text:p>5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271" table:style-name="ce52">
            <text:p>7,271</text:p>
          </table:table-cell>
          <table:table-cell office:value-type="float" office:value="22011" table:style-name="ce11">
            <text:p>22,011</text:p>
          </table:table-cell>
          <table:table-cell office:value-type="float" office:value="11302" table:style-name="ce11">
            <text:p>11,302</text:p>
          </table:table-cell>
          <table:table-cell office:value-type="float" office:value="10709" table:style-name="ce10">
            <text:p>10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1" table:style-name="ce52">
            <text:p>8,231</text:p>
          </table:table-cell>
          <table:table-cell office:value-type="float" office:value="25727" table:style-name="ce11">
            <text:p>25,727</text:p>
          </table:table-cell>
          <table:table-cell office:value-type="float" office:value="13074" table:style-name="ce11">
            <text:p>13,074</text:p>
          </table:table-cell>
          <table:table-cell office:value-type="float" office:value="12653" table:style-name="ce10">
            <text:p>12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09" table:style-name="ce52">
            <text:p>7,909</text:p>
          </table:table-cell>
          <table:table-cell office:value-type="float" office:value="25174" table:style-name="ce11">
            <text:p>25,174</text:p>
          </table:table-cell>
          <table:table-cell office:value-type="float" office:value="13035" table:style-name="ce11">
            <text:p>13,035</text:p>
          </table:table-cell>
          <table:table-cell office:value-type="float" office:value="12139" table:style-name="ce10">
            <text:p>12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3" table:style-name="ce52">
            <text:p>9,213</text:p>
          </table:table-cell>
          <table:table-cell office:value-type="float" office:value="23886" table:style-name="ce11">
            <text:p>23,886</text:p>
          </table:table-cell>
          <table:table-cell office:value-type="float" office:value="12705" table:style-name="ce11">
            <text:p>12,705</text:p>
          </table:table-cell>
          <table:table-cell office:value-type="float" office:value="11181" table:style-name="ce10">
            <text:p>11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8" table:style-name="ce52">
            <text:p>6,548</text:p>
          </table:table-cell>
          <table:table-cell office:value-type="float" office:value="20294" table:style-name="ce11">
            <text:p>20,294</text:p>
          </table:table-cell>
          <table:table-cell office:value-type="float" office:value="10545" table:style-name="ce11">
            <text:p>10,545</text:p>
          </table:table-cell>
          <table:table-cell office:value-type="float" office:value="9749" table:style-name="ce10">
            <text:p>9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936" table:style-name="ce52">
            <text:p>18,936</text:p>
          </table:table-cell>
          <table:table-cell office:value-type="float" office:value="53403" table:style-name="ce11">
            <text:p>53,403</text:p>
          </table:table-cell>
          <table:table-cell office:value-type="float" office:value="27513" table:style-name="ce11">
            <text:p>27,513</text:p>
          </table:table-cell>
          <table:table-cell office:value-type="float" office:value="25890" table:style-name="ce10">
            <text:p>25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5" table:style-name="ce52">
            <text:p>5,665</text:p>
          </table:table-cell>
          <table:table-cell office:value-type="float" office:value="16728" table:style-name="ce11">
            <text:p>16,728</text:p>
          </table:table-cell>
          <table:table-cell office:value-type="float" office:value="8867" table:style-name="ce11">
            <text:p>8,867</text:p>
          </table:table-cell>
          <table:table-cell office:value-type="float" office:value="7861" table:style-name="ce10">
            <text:p>7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6" table:style-name="ce52">
            <text:p>3,456</text:p>
          </table:table-cell>
          <table:table-cell office:value-type="float" office:value="9660" table:style-name="ce11">
            <text:p>9,660</text:p>
          </table:table-cell>
          <table:table-cell office:value-type="float" office:value="5159" table:style-name="ce11">
            <text:p>5,159</text:p>
          </table:table-cell>
          <table:table-cell office:value-type="float" office:value="4501" table:style-name="ce10">
            <text:p>4,5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31" table:style-name="ce52">
            <text:p>8,631</text:p>
          </table:table-cell>
          <table:table-cell office:value-type="float" office:value="23853" table:style-name="ce11">
            <text:p>23,853</text:p>
          </table:table-cell>
          <table:table-cell office:value-type="float" office:value="12457" table:style-name="ce11">
            <text:p>12,457</text:p>
          </table:table-cell>
          <table:table-cell office:value-type="float" office:value="11396" table:style-name="ce10">
            <text:p>11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2" table:style-name="ce52">
            <text:p>11,872</text:p>
          </table:table-cell>
          <table:table-cell office:value-type="float" office:value="34176" table:style-name="ce11">
            <text:p>34,176</text:p>
          </table:table-cell>
          <table:table-cell office:value-type="float" office:value="17735" table:style-name="ce11">
            <text:p>17,735</text:p>
          </table:table-cell>
          <table:table-cell office:value-type="float" office:value="16441" table:style-name="ce10">
            <text:p>16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25" table:style-name="ce52">
            <text:p>4,525</text:p>
          </table:table-cell>
          <table:table-cell office:value-type="float" office:value="15278" table:style-name="ce11">
            <text:p>15,278</text:p>
          </table:table-cell>
          <table:table-cell office:value-type="float" office:value="7679" table:style-name="ce11">
            <text:p>7,679</text:p>
          </table:table-cell>
          <table:table-cell office:value-type="float" office:value="7599" table:style-name="ce10">
            <text:p>7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9" table:style-name="ce52">
            <text:p>6,689</text:p>
          </table:table-cell>
          <table:table-cell office:value-type="float" office:value="17426" table:style-name="ce11">
            <text:p>17,426</text:p>
          </table:table-cell>
          <table:table-cell office:value-type="float" office:value="8878" table:style-name="ce11">
            <text:p>8,878</text:p>
          </table:table-cell>
          <table:table-cell office:value-type="float" office:value="8548" table:style-name="ce10">
            <text:p>8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9" table:style-name="ce52">
            <text:p>3,759</text:p>
          </table:table-cell>
          <table:table-cell office:value-type="float" office:value="10420" table:style-name="ce11">
            <text:p>10,420</text:p>
          </table:table-cell>
          <table:table-cell office:value-type="float" office:value="5347" table:style-name="ce11">
            <text:p>5,347</text:p>
          </table:table-cell>
          <table:table-cell office:value-type="float" office:value="5073" table:style-name="ce10">
            <text:p>5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2" table:style-name="ce52">
            <text:p>6,962</text:p>
          </table:table-cell>
          <table:table-cell office:value-type="float" office:value="18714" table:style-name="ce11">
            <text:p>18,714</text:p>
          </table:table-cell>
          <table:table-cell office:value-type="float" office:value="9689" table:style-name="ce11">
            <text:p>9,689</text:p>
          </table:table-cell>
          <table:table-cell office:value-type="float" office:value="9025" table:style-name="ce10">
            <text:p>9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11" table:style-name="ce52">
            <text:p>4,611</text:p>
          </table:table-cell>
          <table:table-cell office:value-type="float" office:value="12135" table:style-name="ce11">
            <text:p>12,135</text:p>
          </table:table-cell>
          <table:table-cell office:value-type="float" office:value="6651" table:style-name="ce11">
            <text:p>6,651</text:p>
          </table:table-cell>
          <table:table-cell office:value-type="float" office:value="5484" table:style-name="ce10">
            <text:p>5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5" table:style-name="ce52">
            <text:p>3,485</text:p>
          </table:table-cell>
          <table:table-cell office:value-type="float" office:value="8337" table:style-name="ce11">
            <text:p>8,337</text:p>
          </table:table-cell>
          <table:table-cell office:value-type="float" office:value="4453" table:style-name="ce11">
            <text:p>4,453</text:p>
          </table:table-cell>
          <table:table-cell office:value-type="float" office:value="3884" table:style-name="ce10">
            <text:p>3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5" table:style-name="ce52">
            <text:p>3,025</text:p>
          </table:table-cell>
          <table:table-cell office:value-type="float" office:value="7548" table:style-name="ce11">
            <text:p>7,548</text:p>
          </table:table-cell>
          <table:table-cell office:value-type="float" office:value="4097" table:style-name="ce11">
            <text:p>4,097</text:p>
          </table:table-cell>
          <table:table-cell office:value-type="float" office:value="3451" table:style-name="ce10">
            <text:p>3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2" table:style-name="ce52">
            <text:p>2,062</text:p>
          </table:table-cell>
          <table:table-cell office:value-type="float" office:value="5259" table:style-name="ce11">
            <text:p>5,259</text:p>
          </table:table-cell>
          <table:table-cell office:value-type="float" office:value="2779" table:style-name="ce11">
            <text:p>2,779</text:p>
          </table:table-cell>
          <table:table-cell office:value-type="float" office:value="2480" table:style-name="ce10">
            <text:p>2,4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52" table:style-name="ce52">
            <text:p>2,352</text:p>
          </table:table-cell>
          <table:table-cell office:value-type="float" office:value="7656" table:style-name="ce11">
            <text:p>7,656</text:p>
          </table:table-cell>
          <table:table-cell office:value-type="float" office:value="3865" table:style-name="ce11">
            <text:p>3,865</text:p>
          </table:table-cell>
          <table:table-cell office:value-type="float" office:value="3791" table:style-name="ce10">
            <text:p>3,7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8" table:style-name="ce52">
            <text:p>1,048</text:p>
          </table:table-cell>
          <table:table-cell office:value-type="float" office:value="3272" table:style-name="ce11">
            <text:p>3,272</text:p>
          </table:table-cell>
          <table:table-cell office:value-type="float" office:value="1680" table:style-name="ce11">
            <text:p>1,680</text:p>
          </table:table-cell>
          <table:table-cell office:value-type="float" office:value="1592" table:style-name="ce10">
            <text:p>1,5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69" table:style-name="ce52">
            <text:p>2,069</text:p>
          </table:table-cell>
          <table:table-cell office:value-type="float" office:value="6730" table:style-name="ce11">
            <text:p>6,730</text:p>
          </table:table-cell>
          <table:table-cell office:value-type="float" office:value="3394" table:style-name="ce11">
            <text:p>3,394</text:p>
          </table:table-cell>
          <table:table-cell office:value-type="float" office:value="3336" table:style-name="ce10">
            <text:p>3,3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05" table:style-name="ce52">
            <text:p>1,405</text:p>
          </table:table-cell>
          <table:table-cell office:value-type="float" office:value="5377" table:style-name="ce11">
            <text:p>5,377</text:p>
          </table:table-cell>
          <table:table-cell office:value-type="float" office:value="2806" table:style-name="ce11">
            <text:p>2,806</text:p>
          </table:table-cell>
          <table:table-cell office:value-type="float" office:value="2571" table:style-name="ce10">
            <text:p>2,5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8" table:style-name="ce52">
            <text:p>2,258</text:p>
          </table:table-cell>
          <table:table-cell office:value-type="float" office:value="7436" table:style-name="ce11">
            <text:p>7,436</text:p>
          </table:table-cell>
          <table:table-cell office:value-type="float" office:value="3725" table:style-name="ce11">
            <text:p>3,725</text:p>
          </table:table-cell>
          <table:table-cell office:value-type="float" office:value="3711" table:style-name="ce10">
            <text:p>3,7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5" table:style-name="ce52">
            <text:p>1,435</text:p>
          </table:table-cell>
          <table:table-cell office:value-type="float" office:value="4930" table:style-name="ce11">
            <text:p>4,930</text:p>
          </table:table-cell>
          <table:table-cell office:value-type="float" office:value="2520" table:style-name="ce11">
            <text:p>2,520</text:p>
          </table:table-cell>
          <table:table-cell office:value-type="float" office:value="2410" table:style-name="ce10">
            <text:p>2,4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99" table:style-name="ce52">
            <text:p>1,599</text:p>
          </table:table-cell>
          <table:table-cell office:value-type="float" office:value="4871" table:style-name="ce11">
            <text:p>4,871</text:p>
          </table:table-cell>
          <table:table-cell office:value-type="float" office:value="2501" table:style-name="ce11">
            <text:p>2,501</text:p>
          </table:table-cell>
          <table:table-cell office:value-type="float" office:value="2370" table:style-name="ce10">
            <text:p>2,37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67" table:style-name="ce53">
            <text:p>1,967</text:p>
          </table:table-cell>
          <table:table-cell office:value-type="float" office:value="4852" table:style-name="ce18">
            <text:p>4,852</text:p>
          </table:table-cell>
          <table:table-cell office:value-type="float" office:value="2431" table:style-name="ce18">
            <text:p>2,431</text:p>
          </table:table-cell>
          <table:table-cell office:value-type="float" office:value="2421" table:style-name="ce17">
            <text:p>2,421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395" table:style-name="ce71">
            <text:p>83,395</text:p>
          </table:table-cell>
          <table:table-cell office:value-type="float" office:value="215940" table:style-name="ce79">
            <text:p>215,940</text:p>
          </table:table-cell>
          <table:table-cell office:value-type="float" office:value="111087" table:style-name="ce79">
            <text:p>111,087</text:p>
          </table:table-cell>
          <table:table-cell office:value-type="float" office:value="104853" table:style-name="ce73">
            <text:p>104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151" table:style-name="ce52">
            <text:p>40,151</text:p>
          </table:table-cell>
          <table:table-cell office:value-type="float" office:value="104985" table:style-name="ce11">
            <text:p>104,985</text:p>
          </table:table-cell>
          <table:table-cell office:value-type="float" office:value="52399" table:style-name="ce11">
            <text:p>52,399</text:p>
          </table:table-cell>
          <table:table-cell office:value-type="float" office:value="52586" table:style-name="ce10">
            <text:p>52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9" table:style-name="ce52">
            <text:p>5,349</text:p>
          </table:table-cell>
          <table:table-cell office:value-type="float" office:value="13596" table:style-name="ce11">
            <text:p>13,596</text:p>
          </table:table-cell>
          <table:table-cell office:value-type="float" office:value="7159" table:style-name="ce11">
            <text:p>7,159</text:p>
          </table:table-cell>
          <table:table-cell office:value-type="float" office:value="6437" table:style-name="ce10">
            <text:p>6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25" table:style-name="ce52">
            <text:p>3,225</text:p>
          </table:table-cell>
          <table:table-cell office:value-type="float" office:value="8511" table:style-name="ce11">
            <text:p>8,511</text:p>
          </table:table-cell>
          <table:table-cell office:value-type="float" office:value="4409" table:style-name="ce11">
            <text:p>4,409</text:p>
          </table:table-cell>
          <table:table-cell office:value-type="float" office:value="4102" table:style-name="ce10">
            <text:p>4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02" table:style-name="ce52">
            <text:p>6,802</text:p>
          </table:table-cell>
          <table:table-cell office:value-type="float" office:value="17116" table:style-name="ce11">
            <text:p>17,116</text:p>
          </table:table-cell>
          <table:table-cell office:value-type="float" office:value="9008" table:style-name="ce11">
            <text:p>9,008</text:p>
          </table:table-cell>
          <table:table-cell office:value-type="float" office:value="8108" table:style-name="ce10">
            <text:p>8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5" table:style-name="ce52">
            <text:p>2,455</text:p>
          </table:table-cell>
          <table:table-cell office:value-type="float" office:value="5757" table:style-name="ce11">
            <text:p>5,757</text:p>
          </table:table-cell>
          <table:table-cell office:value-type="float" office:value="3010" table:style-name="ce11">
            <text:p>3,010</text:p>
          </table:table-cell>
          <table:table-cell office:value-type="float" office:value="2747" table:style-name="ce10">
            <text:p>2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81" table:style-name="ce52">
            <text:p>4,781</text:p>
          </table:table-cell>
          <table:table-cell office:value-type="float" office:value="10936" table:style-name="ce11">
            <text:p>10,936</text:p>
          </table:table-cell>
          <table:table-cell office:value-type="float" office:value="5802" table:style-name="ce11">
            <text:p>5,802</text:p>
          </table:table-cell>
          <table:table-cell office:value-type="float" office:value="5134" table:style-name="ce10">
            <text:p>5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32" table:style-name="ce52">
            <text:p>3,732</text:p>
          </table:table-cell>
          <table:table-cell office:value-type="float" office:value="8287" table:style-name="ce11">
            <text:p>8,287</text:p>
          </table:table-cell>
          <table:table-cell office:value-type="float" office:value="4585" table:style-name="ce11">
            <text:p>4,585</text:p>
          </table:table-cell>
          <table:table-cell office:value-type="float" office:value="3702" table:style-name="ce10">
            <text:p>3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3" table:style-name="ce52">
            <text:p>2,893</text:p>
          </table:table-cell>
          <table:table-cell office:value-type="float" office:value="6995" table:style-name="ce11">
            <text:p>6,995</text:p>
          </table:table-cell>
          <table:table-cell office:value-type="float" office:value="3940" table:style-name="ce11">
            <text:p>3,940</text:p>
          </table:table-cell>
          <table:table-cell office:value-type="float" office:value="3055" table:style-name="ce10">
            <text:p>3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9" table:style-name="ce52">
            <text:p>3,019</text:p>
          </table:table-cell>
          <table:table-cell office:value-type="float" office:value="7664" table:style-name="ce11">
            <text:p>7,664</text:p>
          </table:table-cell>
          <table:table-cell office:value-type="float" office:value="4050" table:style-name="ce11">
            <text:p>4,050</text:p>
          </table:table-cell>
          <table:table-cell office:value-type="float" office:value="3614" table:style-name="ce10">
            <text:p>3,6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5" table:style-name="ce52">
            <text:p>3,185</text:p>
          </table:table-cell>
          <table:table-cell office:value-type="float" office:value="8108" table:style-name="ce11">
            <text:p>8,108</text:p>
          </table:table-cell>
          <table:table-cell office:value-type="float" office:value="4191" table:style-name="ce11">
            <text:p>4,191</text:p>
          </table:table-cell>
          <table:table-cell office:value-type="float" office:value="3917" table:style-name="ce10">
            <text:p>3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0" table:style-name="ce52">
            <text:p>1,150</text:p>
          </table:table-cell>
          <table:table-cell office:value-type="float" office:value="4035" table:style-name="ce11">
            <text:p>4,035</text:p>
          </table:table-cell>
          <table:table-cell office:value-type="float" office:value="2137" table:style-name="ce11">
            <text:p>2,137</text:p>
          </table:table-cell>
          <table:table-cell office:value-type="float" office:value="1898" table:style-name="ce10">
            <text:p>1,8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6" table:style-name="ce52">
            <text:p>1,066</text:p>
          </table:table-cell>
          <table:table-cell office:value-type="float" office:value="3519" table:style-name="ce11">
            <text:p>3,519</text:p>
          </table:table-cell>
          <table:table-cell office:value-type="float" office:value="1883" table:style-name="ce11">
            <text:p>1,883</text:p>
          </table:table-cell>
          <table:table-cell office:value-type="float" office:value="1636" table:style-name="ce10">
            <text:p>1,6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1" table:style-name="ce52">
            <text:p>1,081</text:p>
          </table:table-cell>
          <table:table-cell office:value-type="float" office:value="4081" table:style-name="ce11">
            <text:p>4,081</text:p>
          </table:table-cell>
          <table:table-cell office:value-type="float" office:value="2165" table:style-name="ce11">
            <text:p>2,165</text:p>
          </table:table-cell>
          <table:table-cell office:value-type="float" office:value="1916" table:style-name="ce10">
            <text:p>1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7" table:style-name="ce52">
            <text:p>1,427</text:p>
          </table:table-cell>
          <table:table-cell office:value-type="float" office:value="3507" table:style-name="ce11">
            <text:p>3,507</text:p>
          </table:table-cell>
          <table:table-cell office:value-type="float" office:value="1895" table:style-name="ce11">
            <text:p>1,895</text:p>
          </table:table-cell>
          <table:table-cell office:value-type="float" office:value="1612" table:style-name="ce10">
            <text:p>1,6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67" table:style-name="ce52">
            <text:p>1,167</text:p>
          </table:table-cell>
          <table:table-cell office:value-type="float" office:value="3706" table:style-name="ce11">
            <text:p>3,706</text:p>
          </table:table-cell>
          <table:table-cell office:value-type="float" office:value="1863" table:style-name="ce11">
            <text:p>1,863</text:p>
          </table:table-cell>
          <table:table-cell office:value-type="float" office:value="1843" table:style-name="ce10">
            <text:p>1,8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12" table:style-name="ce53">
            <text:p>1,912</text:p>
          </table:table-cell>
          <table:table-cell office:value-type="float" office:value="5137" table:style-name="ce18">
            <text:p>5,137</text:p>
          </table:table-cell>
          <table:table-cell office:value-type="float" office:value="2591" table:style-name="ce18">
            <text:p>2,591</text:p>
          </table:table-cell>
          <table:table-cell office:value-type="float" office:value="2546" table:style-name="ce17">
            <text:p>2,54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030" table:style-name="ce71">
            <text:p>127,030</text:p>
          </table:table-cell>
          <table:table-cell office:value-type="float" office:value="325271" table:style-name="ce79">
            <text:p>325,271</text:p>
          </table:table-cell>
          <table:table-cell office:value-type="float" office:value="164528" table:style-name="ce79">
            <text:p>164,528</text:p>
          </table:table-cell>
          <table:table-cell office:value-type="float" office:value="160743" table:style-name="ce73">
            <text:p>160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70" table:style-name="ce52">
            <text:p>41,670</text:p>
          </table:table-cell>
          <table:table-cell office:value-type="float" office:value="102941" table:style-name="ce11">
            <text:p>102,941</text:p>
          </table:table-cell>
          <table:table-cell office:value-type="float" office:value="49473" table:style-name="ce11">
            <text:p>49,473</text:p>
          </table:table-cell>
          <table:table-cell office:value-type="float" office:value="53468" table:style-name="ce10">
            <text:p>53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2">
            <text:p>4,401</text:p>
          </table:table-cell>
          <table:table-cell office:value-type="float" office:value="10837" table:style-name="ce11">
            <text:p>10,837</text:p>
          </table:table-cell>
          <table:table-cell office:value-type="float" office:value="5636" table:style-name="ce11">
            <text:p>5,636</text:p>
          </table:table-cell>
          <table:table-cell office:value-type="float" office:value="5201" table:style-name="ce10">
            <text:p>5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7" table:style-name="ce52">
            <text:p>8,907</text:p>
          </table:table-cell>
          <table:table-cell office:value-type="float" office:value="23504" table:style-name="ce11">
            <text:p>23,504</text:p>
          </table:table-cell>
          <table:table-cell office:value-type="float" office:value="12448" table:style-name="ce11">
            <text:p>12,448</text:p>
          </table:table-cell>
          <table:table-cell office:value-type="float" office:value="11056" table:style-name="ce10">
            <text:p>11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42" table:style-name="ce52">
            <text:p>7,842</text:p>
          </table:table-cell>
          <table:table-cell office:value-type="float" office:value="20141" table:style-name="ce11">
            <text:p>20,141</text:p>
          </table:table-cell>
          <table:table-cell office:value-type="float" office:value="10274" table:style-name="ce11">
            <text:p>10,274</text:p>
          </table:table-cell>
          <table:table-cell office:value-type="float" office:value="9867" table:style-name="ce10">
            <text:p>9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627" table:style-name="ce52">
            <text:p>32,627</text:p>
          </table:table-cell>
          <table:table-cell office:value-type="float" office:value="83641" table:style-name="ce11">
            <text:p>83,641</text:p>
          </table:table-cell>
          <table:table-cell office:value-type="float" office:value="41917" table:style-name="ce11">
            <text:p>41,917</text:p>
          </table:table-cell>
          <table:table-cell office:value-type="float" office:value="41724" table:style-name="ce10">
            <text:p>41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31" table:style-name="ce52">
            <text:p>7,331</text:p>
          </table:table-cell>
          <table:table-cell office:value-type="float" office:value="17687" table:style-name="ce11">
            <text:p>17,687</text:p>
          </table:table-cell>
          <table:table-cell office:value-type="float" office:value="9396" table:style-name="ce11">
            <text:p>9,396</text:p>
          </table:table-cell>
          <table:table-cell office:value-type="float" office:value="8291" table:style-name="ce10">
            <text:p>8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8" table:style-name="ce52">
            <text:p>5,008</text:p>
          </table:table-cell>
          <table:table-cell office:value-type="float" office:value="12481" table:style-name="ce11">
            <text:p>12,481</text:p>
          </table:table-cell>
          <table:table-cell office:value-type="float" office:value="6629" table:style-name="ce11">
            <text:p>6,629</text:p>
          </table:table-cell>
          <table:table-cell office:value-type="float" office:value="5852" table:style-name="ce10">
            <text:p>5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3" table:style-name="ce52">
            <text:p>1,703</text:p>
          </table:table-cell>
          <table:table-cell office:value-type="float" office:value="4406" table:style-name="ce11">
            <text:p>4,406</text:p>
          </table:table-cell>
          <table:table-cell office:value-type="float" office:value="2477" table:style-name="ce11">
            <text:p>2,477</text:p>
          </table:table-cell>
          <table:table-cell office:value-type="float" office:value="1929" table:style-name="ce10">
            <text:p>1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0" table:style-name="ce52">
            <text:p>4,770</text:p>
          </table:table-cell>
          <table:table-cell office:value-type="float" office:value="11357" table:style-name="ce11">
            <text:p>11,357</text:p>
          </table:table-cell>
          <table:table-cell office:value-type="float" office:value="6079" table:style-name="ce11">
            <text:p>6,079</text:p>
          </table:table-cell>
          <table:table-cell office:value-type="float" office:value="5278" table:style-name="ce10">
            <text:p>5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7" table:style-name="ce52">
            <text:p>4,047</text:p>
          </table:table-cell>
          <table:table-cell office:value-type="float" office:value="10041" table:style-name="ce11">
            <text:p>10,041</text:p>
          </table:table-cell>
          <table:table-cell office:value-type="float" office:value="5459" table:style-name="ce11">
            <text:p>5,459</text:p>
          </table:table-cell>
          <table:table-cell office:value-type="float" office:value="4582" table:style-name="ce10">
            <text:p>4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05" table:style-name="ce52">
            <text:p>4,905</text:p>
          </table:table-cell>
          <table:table-cell office:value-type="float" office:value="15931" table:style-name="ce11">
            <text:p>15,931</text:p>
          </table:table-cell>
          <table:table-cell office:value-type="float" office:value="8154" table:style-name="ce11">
            <text:p>8,154</text:p>
          </table:table-cell>
          <table:table-cell office:value-type="float" office:value="7777" table:style-name="ce10">
            <text:p>7,7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2" table:style-name="ce52">
            <text:p>2,122</text:p>
          </table:table-cell>
          <table:table-cell office:value-type="float" office:value="6261" table:style-name="ce11">
            <text:p>6,261</text:p>
          </table:table-cell>
          <table:table-cell office:value-type="float" office:value="3298" table:style-name="ce11">
            <text:p>3,298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7" table:style-name="ce53">
            <text:p>1,697</text:p>
          </table:table-cell>
          <table:table-cell office:value-type="float" office:value="6043" table:style-name="ce18">
            <text:p>6,043</text:p>
          </table:table-cell>
          <table:table-cell office:value-type="float" office:value="3288" table:style-name="ce18">
            <text:p>3,288</text:p>
          </table:table-cell>
          <table:table-cell office:value-type="float" office:value="2755" table:style-name="ce17">
            <text:p>2,75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378" table:style-name="ce71">
            <text:p>41,378</text:p>
          </table:table-cell>
          <table:table-cell office:value-type="float" office:value="105028" table:style-name="ce79">
            <text:p>105,028</text:p>
          </table:table-cell>
          <table:table-cell office:value-type="float" office:value="54091" table:style-name="ce79">
            <text:p>54,091</text:p>
          </table:table-cell>
          <table:table-cell office:value-type="float" office:value="50937" table:style-name="ce73">
            <text:p>50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268" table:style-name="ce52">
            <text:p>25,268</text:p>
          </table:table-cell>
          <table:table-cell office:value-type="float" office:value="62747" table:style-name="ce11">
            <text:p>62,747</text:p>
          </table:table-cell>
          <table:table-cell office:value-type="float" office:value="31882" table:style-name="ce11">
            <text:p>31,882</text:p>
          </table:table-cell>
          <table:table-cell office:value-type="float" office:value="30865" table:style-name="ce10">
            <text:p>30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81" table:style-name="ce52">
            <text:p>6,081</text:p>
          </table:table-cell>
          <table:table-cell office:value-type="float" office:value="15048" table:style-name="ce11">
            <text:p>15,048</text:p>
          </table:table-cell>
          <table:table-cell office:value-type="float" office:value="7987" table:style-name="ce11">
            <text:p>7,987</text:p>
          </table:table-cell>
          <table:table-cell office:value-type="float" office:value="7061" table:style-name="ce10">
            <text:p>7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06" table:style-name="ce52">
            <text:p>3,506</text:p>
          </table:table-cell>
          <table:table-cell office:value-type="float" office:value="9821" table:style-name="ce11">
            <text:p>9,821</text:p>
          </table:table-cell>
          <table:table-cell office:value-type="float" office:value="5100" table:style-name="ce11">
            <text:p>5,100</text:p>
          </table:table-cell>
          <table:table-cell office:value-type="float" office:value="4721" table:style-name="ce10">
            <text:p>4,7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8" table:style-name="ce52">
            <text:p>3,048</text:p>
          </table:table-cell>
          <table:table-cell office:value-type="float" office:value="8285" table:style-name="ce11">
            <text:p>8,285</text:p>
          </table:table-cell>
          <table:table-cell office:value-type="float" office:value="4274" table:style-name="ce11">
            <text:p>4,274</text:p>
          </table:table-cell>
          <table:table-cell office:value-type="float" office:value="4011" table:style-name="ce10">
            <text:p>4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6" table:style-name="ce52">
            <text:p>2,066</text:p>
          </table:table-cell>
          <table:table-cell office:value-type="float" office:value="5291" table:style-name="ce11">
            <text:p>5,291</text:p>
          </table:table-cell>
          <table:table-cell office:value-type="float" office:value="2876" table:style-name="ce11">
            <text:p>2,876</text:p>
          </table:table-cell>
          <table:table-cell office:value-type="float" office:value="2415" table:style-name="ce10">
            <text:p>2,41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09" table:style-name="ce53">
            <text:p>1,409</text:p>
          </table:table-cell>
          <table:table-cell office:value-type="float" office:value="3836" table:style-name="ce18">
            <text:p>3,836</text:p>
          </table:table-cell>
          <table:table-cell office:value-type="float" office:value="1972" table:style-name="ce18">
            <text:p>1,972</text:p>
          </table:table-cell>
          <table:table-cell office:value-type="float" office:value="1864" table:style-name="ce17">
            <text:p>1,86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6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018" table:style-name="ce71">
            <text:p>155,018</text:p>
          </table:table-cell>
          <table:table-cell office:value-type="float" office:value="368528" table:style-name="ce79">
            <text:p>368,528</text:p>
          </table:table-cell>
          <table:table-cell office:value-type="float" office:value="183850" table:style-name="ce79">
            <text:p>183,850</text:p>
          </table:table-cell>
          <table:table-cell office:value-type="float" office:value="184678" table:style-name="ce73">
            <text:p>184,67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28" table:style-name="ce52">
            <text:p>22,828</text:p>
          </table:table-cell>
          <table:table-cell office:value-type="float" office:value="51341" table:style-name="ce11">
            <text:p>51,341</text:p>
          </table:table-cell>
          <table:table-cell office:value-type="float" office:value="26134" table:style-name="ce11">
            <text:p>26,134</text:p>
          </table:table-cell>
          <table:table-cell office:value-type="float" office:value="25207" table:style-name="ce10">
            <text:p>25,20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91" table:style-name="ce52">
            <text:p>21,791</text:p>
          </table:table-cell>
          <table:table-cell office:value-type="float" office:value="53688" table:style-name="ce11">
            <text:p>53,688</text:p>
          </table:table-cell>
          <table:table-cell office:value-type="float" office:value="26845" table:style-name="ce11">
            <text:p>26,845</text:p>
          </table:table-cell>
          <table:table-cell office:value-type="float" office:value="26843" table:style-name="ce10">
            <text:p>26,84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975" table:style-name="ce52">
            <text:p>15,975</text:p>
          </table:table-cell>
          <table:table-cell office:value-type="float" office:value="38600" table:style-name="ce11">
            <text:p>38,600</text:p>
          </table:table-cell>
          <table:table-cell office:value-type="float" office:value="19277" table:style-name="ce11">
            <text:p>19,277</text:p>
          </table:table-cell>
          <table:table-cell office:value-type="float" office:value="19323" table:style-name="ce10">
            <text:p>19,32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6" table:style-name="ce52">
            <text:p>19,056</text:p>
          </table:table-cell>
          <table:table-cell office:value-type="float" office:value="43105" table:style-name="ce11">
            <text:p>43,105</text:p>
          </table:table-cell>
          <table:table-cell office:value-type="float" office:value="21277" table:style-name="ce11">
            <text:p>21,277</text:p>
          </table:table-cell>
          <table:table-cell office:value-type="float" office:value="21828" table:style-name="ce10">
            <text:p>21,82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3" table:style-name="ce52">
            <text:p>19,223</text:p>
          </table:table-cell>
          <table:table-cell office:value-type="float" office:value="46665" table:style-name="ce11">
            <text:p>46,665</text:p>
          </table:table-cell>
          <table:table-cell office:value-type="float" office:value="23662" table:style-name="ce11">
            <text:p>23,662</text:p>
          </table:table-cell>
          <table:table-cell office:value-type="float" office:value="23003" table:style-name="ce10">
            <text:p>23,00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92" table:style-name="ce52">
            <text:p>33,992</text:p>
          </table:table-cell>
          <table:table-cell office:value-type="float" office:value="82211" table:style-name="ce11">
            <text:p>82,211</text:p>
          </table:table-cell>
          <table:table-cell office:value-type="float" office:value="40669" table:style-name="ce11">
            <text:p>40,669</text:p>
          </table:table-cell>
          <table:table-cell office:value-type="float" office:value="41542" table:style-name="ce10">
            <text:p>41,54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153" table:style-name="ce53">
            <text:p>22,153</text:p>
          </table:table-cell>
          <table:table-cell office:value-type="float" office:value="52918" table:style-name="ce18">
            <text:p>52,918</text:p>
          </table:table-cell>
          <table:table-cell office:value-type="float" office:value="25986" table:style-name="ce18">
            <text:p>25,986</text:p>
          </table:table-cell>
          <table:table-cell office:value-type="float" office:value="26932" table:style-name="ce17">
            <text:p>26,93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9186" table:style-name="ce71">
            <text:p>169,186</text:p>
          </table:table-cell>
          <table:table-cell office:value-type="float" office:value="450021" table:style-name="ce79">
            <text:p>450,021</text:p>
          </table:table-cell>
          <table:table-cell office:value-type="float" office:value="221962" table:style-name="ce79">
            <text:p>221,962</text:p>
          </table:table-cell>
          <table:table-cell office:value-type="float" office:value="228059" table:style-name="ce73">
            <text:p>228,0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437" table:style-name="ce52">
            <text:p>82,437</text:p>
          </table:table-cell>
          <table:table-cell office:value-type="float" office:value="218751" table:style-name="ce11">
            <text:p>218,751</text:p>
          </table:table-cell>
          <table:table-cell office:value-type="float" office:value="107565" table:style-name="ce11">
            <text:p>107,565</text:p>
          </table:table-cell>
          <table:table-cell office:value-type="float" office:value="111186" table:style-name="ce10">
            <text:p>111,1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465" table:style-name="ce52">
            <text:p>58,465</text:p>
          </table:table-cell>
          <table:table-cell office:value-type="float" office:value="152612" table:style-name="ce11">
            <text:p>152,612</text:p>
          </table:table-cell>
          <table:table-cell office:value-type="float" office:value="74460" table:style-name="ce11">
            <text:p>74,460</text:p>
          </table:table-cell>
          <table:table-cell office:value-type="float" office:value="78152" table:style-name="ce10">
            <text:p>78,15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284" table:style-name="ce53">
            <text:p>28,284</text:p>
          </table:table-cell>
          <table:table-cell office:value-type="float" office:value="78658" table:style-name="ce18">
            <text:p>78,658</text:p>
          </table:table-cell>
          <table:table-cell office:value-type="float" office:value="39937" table:style-name="ce18">
            <text:p>39,937</text:p>
          </table:table-cell>
          <table:table-cell office:value-type="float" office:value="38721" table:style-name="ce17">
            <text:p>38,721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858" table:style-name="ce71">
            <text:p>100,858</text:p>
          </table:table-cell>
          <table:table-cell office:value-type="float" office:value="267034" table:style-name="ce79">
            <text:p>267,034</text:p>
          </table:table-cell>
          <table:table-cell office:value-type="float" office:value="129359" table:style-name="ce79">
            <text:p>129,359</text:p>
          </table:table-cell>
          <table:table-cell office:value-type="float" office:value="137675" table:style-name="ce73">
            <text:p>137,6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57" table:style-name="ce52">
            <text:p>45,857</text:p>
          </table:table-cell>
          <table:table-cell office:value-type="float" office:value="120299" table:style-name="ce11">
            <text:p>120,299</text:p>
          </table:table-cell>
          <table:table-cell office:value-type="float" office:value="57678" table:style-name="ce11">
            <text:p>57,678</text:p>
          </table:table-cell>
          <table:table-cell office:value-type="float" office:value="62621" table:style-name="ce10">
            <text:p>62,6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001" table:style-name="ce53">
            <text:p>55,001</text:p>
          </table:table-cell>
          <table:table-cell office:value-type="float" office:value="146735" table:style-name="ce18">
            <text:p>146,735</text:p>
          </table:table-cell>
          <table:table-cell office:value-type="float" office:value="71681" table:style-name="ce18">
            <text:p>71,681</text:p>
          </table:table-cell>
          <table:table-cell office:value-type="float" office:value="75054" table:style-name="ce17">
            <text:p>75,05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425" table:style-name="ce71">
            <text:p>41,425</text:p>
          </table:table-cell>
          <table:table-cell office:value-type="float" office:value="139588" table:style-name="ce79">
            <text:p>139,588</text:p>
          </table:table-cell>
          <table:table-cell office:value-type="float" office:value="69651" table:style-name="ce79">
            <text:p>69,651</text:p>
          </table:table-cell>
          <table:table-cell office:value-type="float" office:value="69937" table:style-name="ce73">
            <text:p>69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07" table:style-name="ce52">
            <text:p>13,107</text:p>
          </table:table-cell>
          <table:table-cell office:value-type="float" office:value="43071" table:style-name="ce11">
            <text:p>43,071</text:p>
          </table:table-cell>
          <table:table-cell office:value-type="float" office:value="21481" table:style-name="ce11">
            <text:p>21,481</text:p>
          </table:table-cell>
          <table:table-cell office:value-type="float" office:value="21590" table:style-name="ce10">
            <text:p>21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92" table:style-name="ce52">
            <text:p>9,292</text:p>
          </table:table-cell>
          <table:table-cell office:value-type="float" office:value="30169" table:style-name="ce11">
            <text:p>30,169</text:p>
          </table:table-cell>
          <table:table-cell office:value-type="float" office:value="15118" table:style-name="ce11">
            <text:p>15,118</text:p>
          </table:table-cell>
          <table:table-cell office:value-type="float" office:value="15051" table:style-name="ce10">
            <text:p>15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42" table:style-name="ce52">
            <text:p>6,442</text:p>
          </table:table-cell>
          <table:table-cell office:value-type="float" office:value="20715" table:style-name="ce11">
            <text:p>20,715</text:p>
          </table:table-cell>
          <table:table-cell office:value-type="float" office:value="10204" table:style-name="ce11">
            <text:p>10,204</text:p>
          </table:table-cell>
          <table:table-cell office:value-type="float" office:value="10511" table:style-name="ce10">
            <text:p>10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242" table:style-name="ce52">
            <text:p>9,242</text:p>
          </table:table-cell>
          <table:table-cell office:value-type="float" office:value="32267" table:style-name="ce11">
            <text:p>32,267</text:p>
          </table:table-cell>
          <table:table-cell office:value-type="float" office:value="16208" table:style-name="ce11">
            <text:p>16,208</text:p>
          </table:table-cell>
          <table:table-cell office:value-type="float" office:value="16059" table:style-name="ce10">
            <text:p>16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07" table:style-name="ce52">
            <text:p>3,207</text:p>
          </table:table-cell>
          <table:table-cell office:value-type="float" office:value="12702" table:style-name="ce11">
            <text:p>12,702</text:p>
          </table:table-cell>
          <table:table-cell office:value-type="float" office:value="6299" table:style-name="ce11">
            <text:p>6,299</text:p>
          </table:table-cell>
          <table:table-cell office:value-type="float" office:value="6403" table:style-name="ce10">
            <text:p>6,40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64" table:style-name="ce18">
            <text:p>664</text:p>
          </table:table-cell>
          <table:table-cell office:value-type="float" office:value="341" table:style-name="ce18">
            <text:p>341</text:p>
          </table:table-cell>
          <table:table-cell office:value-type="float" office:value="323" table:style-name="ce17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13" table:style-name="ce71">
            <text:p>3,313</text:p>
          </table:table-cell>
          <table:table-cell office:value-type="float" office:value="13049" table:style-name="ce79">
            <text:p>13,049</text:p>
          </table:table-cell>
          <table:table-cell office:value-type="float" office:value="7480" table:style-name="ce79">
            <text:p>7,480</text:p>
          </table:table-cell>
          <table:table-cell office:value-type="float" office:value="5569" table:style-name="ce73">
            <text:p>5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91" table:style-name="ce52">
            <text:p>1,891</text:p>
          </table:table-cell>
          <table:table-cell office:value-type="float" office:value="7583" table:style-name="ce11">
            <text:p>7,583</text:p>
          </table:table-cell>
          <table:table-cell office:value-type="float" office:value="4268" table:style-name="ce11">
            <text:p>4,268</text:p>
          </table:table-cell>
          <table:table-cell office:value-type="float" office:value="3315" table:style-name="ce10">
            <text:p>3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64" table:style-name="ce52">
            <text:p>764</text:p>
          </table:table-cell>
          <table:table-cell office:value-type="float" office:value="2606" table:style-name="ce11">
            <text:p>2,606</text:p>
          </table:table-cell>
          <table:table-cell office:value-type="float" office:value="1487" table:style-name="ce11">
            <text:p>1,487</text:p>
          </table:table-cell>
          <table:table-cell office:value-type="float" office:value="1119" table:style-name="ce10">
            <text:p>1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3" table:style-name="ce52">
            <text:p>313</text:p>
          </table:table-cell>
          <table:table-cell office:value-type="float" office:value="1521" table:style-name="ce11">
            <text:p>1,521</text:p>
          </table:table-cell>
          <table:table-cell office:value-type="float" office:value="931" table:style-name="ce11">
            <text:p>931</text:p>
          </table:table-cell>
          <table:table-cell office:value-type="float" office:value="590" table:style-name="ce10">
            <text:p>59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5" table:style-name="ce53">
            <text:p>345</text:p>
          </table:table-cell>
          <table:table-cell office:value-type="float" office:value="1339" table:style-name="ce18">
            <text:p>1,339</text:p>
          </table:table-cell>
          <table:table-cell office:value-type="float" office:value="794" table:style-name="ce18">
            <text:p>794</text:p>
          </table:table-cell>
          <table:table-cell office:value-type="float" office:value="545" table:style-name="ce17">
            <text:p>54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'file:///D:/outlook%20moi2002/月報速報/02各月/10906/各月03(6月)(貼鄉鎮層級資料).xls'#160" table:style-name="ta2">
        <table:table-source xlink:href="file:///D:/outlook%20moi2002/月報速報/02各月/10906/各月03(6月)(貼鄉鎮層級資料).xls" table:table-name="160" table:mode="copy-results-only"/>
        <table:table-column/>
        <table:table-row table:number-rows-repeated="13">
          <table:table-cell table:number-columns-repeated="16384"/>
        </table:table-row>
        <table:table-row>
          <table:table-cell table:number-columns-repeated="6"/>
          <table:table-cell office:value-type="float" office:value="216422"/>
          <table:table-cell/>
          <table:table-cell office:value-type="float" office:value="271046"/>
          <table:table-cell table:number-columns-repeated="16375"/>
        </table:table-row>
        <table:table-row>
          <table:table-cell table:number-columns-repeated="8"/>
          <table:table-cell office:value-type="float" office:value="28623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3735"/>
          <table:table-cell/>
          <table:table-cell office:value-type="float" office:value="189052"/>
          <table:table-cell table:number-columns-repeated="16375"/>
        </table:table-row>
        <table:table-row>
          <table:table-cell table:number-columns-repeated="8"/>
          <table:table-cell office:value-type="float" office:value="19664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68111"/>
          <table:table-cell/>
          <table:table-cell office:value-type="float" office:value="199462"/>
          <table:table-cell table:number-columns-repeated="16375"/>
        </table:table-row>
        <table:table-row>
          <table:table-cell table:number-columns-repeated="8"/>
          <table:table-cell office:value-type="float" office:value="21297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1461"/>
          <table:table-cell/>
          <table:table-cell office:value-type="float" office:value="104338"/>
          <table:table-cell table:number-columns-repeated="16375"/>
        </table:table-row>
        <table:table-row>
          <table:table-cell table:number-columns-repeated="8"/>
          <table:table-cell office:value-type="float" office:value="11596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9226"/>
          <table:table-cell/>
          <table:table-cell office:value-type="float" office:value="205466"/>
          <table:table-cell table:number-columns-repeated="16375"/>
        </table:table-row>
        <table:table-row>
          <table:table-cell table:number-columns-repeated="8"/>
          <table:table-cell office:value-type="float" office:value="21622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29624"/>
          <table:table-cell/>
          <table:table-cell office:value-type="float" office:value="145492"/>
          <table:table-cell table:number-columns-repeated="16375"/>
        </table:table-row>
        <table:table-row>
          <table:table-cell table:number-columns-repeated="8"/>
          <table:table-cell office:value-type="float" office:value="15801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67411"/>
          <table:table-cell/>
          <table:table-cell office:value-type="float" office:value="91582"/>
          <table:table-cell table:number-columns-repeated="16375"/>
        </table:table-row>
        <table:table-row>
          <table:table-cell table:number-columns-repeated="8"/>
          <table:table-cell office:value-type="float" office:value="9231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1512"/>
          <table:table-cell/>
          <table:table-cell office:value-type="float" office:value="43810"/>
          <table:table-cell table:number-columns-repeated="16375"/>
        </table:table-row>
        <table:table-row>
          <table:table-cell table:number-columns-repeated="8"/>
          <table:table-cell office:value-type="float" office:value="4364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4263"/>
          <table:table-cell/>
          <table:table-cell office:value-type="float" office:value="58386"/>
          <table:table-cell table:number-columns-repeated="16375"/>
        </table:table-row>
        <table:table-row>
          <table:table-cell table:number-columns-repeated="8"/>
          <table:table-cell office:value-type="float" office:value="5851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81538"/>
          <table:table-cell/>
          <table:table-cell office:value-type="float" office:value="86614"/>
          <table:table-cell table:number-columns-repeated="16375"/>
        </table:table-row>
        <table:table-row>
          <table:table-cell table:number-columns-repeated="8"/>
          <table:table-cell office:value-type="float" office:value="9445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0457"/>
          <table:table-cell/>
          <table:table-cell office:value-type="float" office:value="99657"/>
          <table:table-cell table:number-columns-repeated="16375"/>
        </table:table-row>
        <table:table-row>
          <table:table-cell table:number-columns-repeated="8"/>
          <table:table-cell office:value-type="float" office:value="10510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6168"/>
          <table:table-cell/>
          <table:table-cell office:value-type="float" office:value="19848"/>
          <table:table-cell table:number-columns-repeated="16375"/>
        </table:table-row>
        <table:table-row>
          <table:table-cell table:number-columns-repeated="8"/>
          <table:table-cell office:value-type="float" office:value="1941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88860"/>
          <table:table-cell/>
          <table:table-cell office:value-type="float" office:value="117141"/>
          <table:table-cell table:number-columns-repeated="16375"/>
        </table:table-row>
        <table:table-row>
          <table:table-cell table:number-columns-repeated="8"/>
          <table:table-cell office:value-type="float" office:value="12094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2911"/>
          <table:table-cell/>
          <table:table-cell office:value-type="float" office:value="99084"/>
          <table:table-cell table:number-columns-repeated="16375"/>
        </table:table-row>
        <table:table-row>
          <table:table-cell table:number-columns-repeated="8"/>
          <table:table-cell office:value-type="float" office:value="10319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4092"/>
          <table:table-cell/>
          <table:table-cell office:value-type="float" office:value="44753"/>
          <table:table-cell table:number-columns-repeated="16375"/>
        </table:table-row>
        <table:table-row>
          <table:table-cell table:number-columns-repeated="8"/>
          <table:table-cell office:value-type="float" office:value="4413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8912"/>
          <table:table-cell/>
          <table:table-cell office:value-type="float" office:value="38763"/>
          <table:table-cell table:number-columns-repeated="16375"/>
        </table:table-row>
        <table:table-row>
          <table:table-cell table:number-columns-repeated="8"/>
          <table:table-cell office:value-type="float" office:value="3985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7535"/>
          <table:table-cell/>
          <table:table-cell office:value-type="float" office:value="57544"/>
          <table:table-cell table:number-columns-repeated="16375"/>
        </table:table-row>
        <table:table-row>
          <table:table-cell table:number-columns-repeated="8"/>
          <table:table-cell office:value-type="float" office:value="6081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756"/>
          <table:table-cell/>
          <table:table-cell office:value-type="float" office:value="11874"/>
          <table:table-cell table:number-columns-repeated="16375"/>
        </table:table-row>
        <table:table-row>
          <table:table-cell table:number-columns-repeated="8"/>
          <table:table-cell office:value-type="float" office:value="1189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401"/>
          <table:table-cell/>
          <table:table-cell office:value-type="float" office:value="4139"/>
          <table:table-cell table:number-columns-repeated="16375"/>
        </table:table-row>
        <table:table-row>
          <table:table-cell table:number-columns-repeated="8"/>
          <table:table-cell office:value-type="float" office:value="343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543"/>
          <table:table-cell/>
          <table:table-cell office:value-type="float" office:value="3654"/>
          <table:table-cell table:number-columns-repeated="16375"/>
        </table:table-row>
        <table:table-row>
          <table:table-cell table:number-columns-repeated="8"/>
          <table:table-cell office:value-type="float" office:value="306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588"/>
          <table:table-cell/>
          <table:table-cell office:value-type="float" office:value="11643"/>
          <table:table-cell table:number-columns-repeated="16375"/>
        </table:table-row>
        <table:table-row>
          <table:table-cell table:number-columns-repeated="8"/>
          <table:table-cell office:value-type="float" office:value="1105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259"/>
          <table:table-cell/>
          <table:table-cell office:value-type="float" office:value="6041"/>
          <table:table-cell table:number-columns-repeated="16375"/>
        </table:table-row>
        <table:table-row>
          <table:table-cell table:number-columns-repeated="8"/>
          <table:table-cell office:value-type="float" office:value="556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371"/>
          <table:table-cell/>
          <table:table-cell office:value-type="float" office:value="19717"/>
          <table:table-cell table:number-columns-repeated="16375"/>
        </table:table-row>
        <table:table-row>
          <table:table-cell table:number-columns-repeated="8"/>
          <table:table-cell office:value-type="float" office:value="1982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266"/>
          <table:table-cell/>
          <table:table-cell office:value-type="float" office:value="2494"/>
          <table:table-cell table:number-columns-repeated="16375"/>
        </table:table-row>
        <table:table-row>
          <table:table-cell table:number-columns-repeated="8"/>
          <table:table-cell office:value-type="float" office:value="198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751"/>
          <table:table-cell/>
          <table:table-cell office:value-type="float" office:value="4633"/>
          <table:table-cell table:number-columns-repeated="16375"/>
        </table:table-row>
        <table:table-row>
          <table:table-cell table:number-columns-repeated="8"/>
          <table:table-cell office:value-type="float" office:value="391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351"/>
          <table:table-cell/>
          <table:table-cell office:value-type="float" office:value="6088"/>
          <table:table-cell table:number-columns-repeated="16375"/>
        </table:table-row>
        <table:table-row>
          <table:table-cell table:number-columns-repeated="8"/>
          <table:table-cell office:value-type="float" office:value="581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159"/>
          <table:table-cell/>
          <table:table-cell office:value-type="float" office:value="10436"/>
          <table:table-cell table:number-columns-repeated="16375"/>
        </table:table-row>
        <table:table-row>
          <table:table-cell table:number-columns-repeated="8"/>
          <table:table-cell office:value-type="float" office:value="10790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524"/>
          <table:table-cell/>
          <table:table-cell office:value-type="float" office:value="10892"/>
          <table:table-cell table:number-columns-repeated="16375"/>
        </table:table-row>
        <table:table-row>
          <table:table-cell table:number-columns-repeated="8"/>
          <table:table-cell office:value-type="float" office:value="1085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904"/>
          <table:table-cell/>
          <table:table-cell office:value-type="float" office:value="3105"/>
          <table:table-cell table:number-columns-repeated="16375"/>
        </table:table-row>
        <table:table-row>
          <table:table-cell table:number-columns-repeated="8"/>
          <table:table-cell office:value-type="float" office:value="3247"/>
          <table:table-cell table:number-columns-repeated="16375"/>
        </table:table-row>
        <table:table-row table:number-rows-repeated="1048477">
          <table:table-cell table:number-columns-repeated="16375"/>
        </table:table-row>
      </table:table>
      <table:table table:name="'file:///D:/outlook%20moi2002/月報速報/02各月/10906/各月03(6月)(貼鄉鎮層級資料).xls'#總計" table:style-name="ta2">
        <table:table-source xlink:href="file:///D:/outlook%20moi2002/月報速報/02各月/10906/各月03(6月)(貼鄉鎮層級資料).xls" table:table-name="總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新北市" table:style-name="ta2">
        <table:table-source xlink:href="file:///D:/outlook%20moi2002/月報速報/02各月/10906/各月03(6月)(貼鄉鎮層級資料).xls" table:table-name="新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臺北市" table:style-name="ta2">
        <table:table-source xlink:href="file:///D:/outlook%20moi2002/月報速報/02各月/10906/各月03(6月)(貼鄉鎮層級資料).xls" table:table-name="臺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桃園市" table:style-name="ta2">
        <table:table-source xlink:href="file:///D:/outlook%20moi2002/月報速報/02各月/10906/各月03(6月)(貼鄉鎮層級資料).xls" table:table-name="桃園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臺中市" table:style-name="ta2">
        <table:table-source xlink:href="file:///D:/outlook%20moi2002/月報速報/02各月/10906/各月03(6月)(貼鄉鎮層級資料).xls" table:table-name="臺中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臺南市" table:style-name="ta2">
        <table:table-source xlink:href="file:///D:/outlook%20moi2002/月報速報/02各月/10906/各月03(6月)(貼鄉鎮層級資料).xls" table:table-name="臺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高雄市" table:style-name="ta2">
        <table:table-source xlink:href="file:///D:/outlook%20moi2002/月報速報/02各月/10906/各月03(6月)(貼鄉鎮層級資料).xls" table:table-name="高雄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宜蘭縣" table:style-name="ta2">
        <table:table-source xlink:href="file:///D:/outlook%20moi2002/月報速報/02各月/10906/各月03(6月)(貼鄉鎮層級資料).xls" table:table-name="宜蘭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新竹縣" table:style-name="ta2">
        <table:table-source xlink:href="file:///D:/outlook%20moi2002/月報速報/02各月/10906/各月03(6月)(貼鄉鎮層級資料).xls" table:table-name="新竹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苗栗縣" table:style-name="ta2">
        <table:table-source xlink:href="file:///D:/outlook%20moi2002/月報速報/02各月/10906/各月03(6月)(貼鄉鎮層級資料).xls" table:table-name="苗栗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彰化縣" table:style-name="ta2">
        <table:table-source xlink:href="file:///D:/outlook%20moi2002/月報速報/02各月/10906/各月03(6月)(貼鄉鎮層級資料).xls" table:table-name="彰化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南投縣" table:style-name="ta2">
        <table:table-source xlink:href="file:///D:/outlook%20moi2002/月報速報/02各月/10906/各月03(6月)(貼鄉鎮層級資料).xls" table:table-name="南投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雲林縣" table:style-name="ta2">
        <table:table-source xlink:href="file:///D:/outlook%20moi2002/月報速報/02各月/10906/各月03(6月)(貼鄉鎮層級資料).xls" table:table-name="雲林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嘉義縣" table:style-name="ta2">
        <table:table-source xlink:href="file:///D:/outlook%20moi2002/月報速報/02各月/10906/各月03(6月)(貼鄉鎮層級資料).xls" table:table-name="嘉義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屏東縣" table:style-name="ta2">
        <table:table-source xlink:href="file:///D:/outlook%20moi2002/月報速報/02各月/10906/各月03(6月)(貼鄉鎮層級資料).xls" table:table-name="屏東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臺東縣" table:style-name="ta2">
        <table:table-source xlink:href="file:///D:/outlook%20moi2002/月報速報/02各月/10906/各月03(6月)(貼鄉鎮層級資料).xls" table:table-name="臺東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花蓮縣" table:style-name="ta2">
        <table:table-source xlink:href="file:///D:/outlook%20moi2002/月報速報/02各月/10906/各月03(6月)(貼鄉鎮層級資料).xls" table:table-name="花蓮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澎湖縣" table:style-name="ta2">
        <table:table-source xlink:href="file:///D:/outlook%20moi2002/月報速報/02各月/10906/各月03(6月)(貼鄉鎮層級資料).xls" table:table-name="澎湖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基隆市" table:style-name="ta2">
        <table:table-source xlink:href="file:///D:/outlook%20moi2002/月報速報/02各月/10906/各月03(6月)(貼鄉鎮層級資料).xls" table:table-name="基隆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新竹市" table:style-name="ta2">
        <table:table-source xlink:href="file:///D:/outlook%20moi2002/月報速報/02各月/10906/各月03(6月)(貼鄉鎮層級資料).xls" table:table-name="新竹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嘉義市" table:style-name="ta2">
        <table:table-source xlink:href="file:///D:/outlook%20moi2002/月報速報/02各月/10906/各月03(6月)(貼鄉鎮層級資料).xls" table:table-name="嘉義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金門縣" table:style-name="ta2">
        <table:table-source xlink:href="file:///D:/outlook%20moi2002/月報速報/02各月/10906/各月03(6月)(貼鄉鎮層級資料).xls" table:table-name="金門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6/各月03(6月)(貼鄉鎮層級資料).xls'#連江縣" table:style-name="ta2">
        <table:table-source xlink:href="file:///D:/outlook%20moi2002/月報速報/02各月/10906/各月03(6月)(貼鄉鎮層級資料).xls" table:table-name="連江縣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user</meta:initial-creator>
    <dc:creator>周柏妤</dc:creator>
    <meta:creation-date>1998-03-06T04:37:15Z</meta:creation-date>
    <dc:date>2020-07-06T02:15:59Z</dc:date>
    <meta:print-date>2020-02-04T09:52:15Z</meta:print-date>
  </office:meta>
</office:document-meta>
</file>